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7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preto" style:base-cell-address="Planilha1.A1"/>
      <style:map style:condition="cell-content()=0" style:apply-style-name="Branco" style:base-cell-address="Planilha1.A1"/>
    </style:style>
    <style:style style:name="ce2" style:family="table-cell" style:parent-style-name="Default">
      <style:map style:condition="cell-content()=1" style:apply-style-name="preto" style:base-cell-address="Planilha1.A23"/>
      <style:map style:condition="cell-content()=0" style:apply-style-name="Branco" style:base-cell-address="Planilha1.A23"/>
    </style:style>
    <style:style style:name="ce3" style:family="table-cell" style:parent-style-name="Default">
      <style:map style:condition="cell-content()=1" style:apply-style-name="preto" style:base-cell-address="Planilha1.A24"/>
      <style:map style:condition="cell-content()=0" style:apply-style-name="Branco" style:base-cell-address="Planilha1.A24"/>
    </style:style>
    <style:style style:name="ce4" style:family="table-cell" style:parent-style-name="Default">
      <style:map style:condition="cell-content()=1" style:apply-style-name="preto" style:base-cell-address="Planilha1.A25"/>
      <style:map style:condition="cell-content()=0" style:apply-style-name="Branco" style:base-cell-address="Planilha1.A25"/>
    </style:style>
    <style:style style:name="ce5" style:family="table-cell" style:parent-style-name="Default">
      <style:map style:condition="cell-content()=1" style:apply-style-name="preto" style:base-cell-address="Planilha1.A26"/>
      <style:map style:condition="cell-content()=0" style:apply-style-name="Branco" style:base-cell-address="Planilha1.A26"/>
    </style:style>
    <style:style style:name="ce6" style:family="table-cell" style:parent-style-name="Default">
      <style:map style:condition="cell-content()=1" style:apply-style-name="preto" style:base-cell-address="Planilha1.A27"/>
      <style:map style:condition="cell-content()=0" style:apply-style-name="Branco" style:base-cell-address="Planilha1.A27"/>
    </style:style>
    <style:style style:name="ce7" style:family="table-cell" style:parent-style-name="Default">
      <style:map style:condition="cell-content()=1" style:apply-style-name="preto" style:base-cell-address="Planilha1.A28"/>
      <style:map style:condition="cell-content()=0" style:apply-style-name="Branco" style:base-cell-address="Planilha1.A28"/>
    </style:style>
    <style:style style:name="ce8" style:family="table-cell" style:parent-style-name="Default">
      <style:map style:condition="cell-content()=1" style:apply-style-name="preto" style:base-cell-address="Planilha1.A31"/>
      <style:map style:condition="cell-content()=0" style:apply-style-name="Branco" style:base-cell-address="Planilha1.A31"/>
    </style:style>
    <style:style style:name="ce9" style:family="table-cell" style:parent-style-name="Default">
      <style:map style:condition="cell-content()=1" style:apply-style-name="preto" style:base-cell-address="Planilha1.A32"/>
      <style:map style:condition="cell-content()=0" style:apply-style-name="Branco" style:base-cell-address="Planilha1.A32"/>
    </style:style>
    <style:style style:name="ce10" style:family="table-cell" style:parent-style-name="Default">
      <style:map style:condition="cell-content()=1" style:apply-style-name="preto" style:base-cell-address="Planilha1.A33"/>
      <style:map style:condition="cell-content()=0" style:apply-style-name="Branco" style:base-cell-address="Planilha1.A33"/>
    </style:style>
    <style:style style:name="ce11" style:family="table-cell" style:parent-style-name="Default">
      <style:map style:condition="cell-content()=1" style:apply-style-name="preto" style:base-cell-address="Planilha1.A34"/>
      <style:map style:condition="cell-content()=0" style:apply-style-name="Branco" style:base-cell-address="Planilha1.A34"/>
    </style:style>
    <style:style style:name="ce12" style:family="table-cell" style:parent-style-name="Default">
      <style:map style:condition="cell-content()=1" style:apply-style-name="preto" style:base-cell-address="Planilha1.A35"/>
      <style:map style:condition="cell-content()=0" style:apply-style-name="Branco" style:base-cell-address="Planilha1.A35"/>
    </style:style>
    <style:style style:name="ce13" style:family="table-cell" style:parent-style-name="Default">
      <style:map style:condition="cell-content()=1" style:apply-style-name="preto" style:base-cell-address="Planilha1.A36"/>
      <style:map style:condition="cell-content()=0" style:apply-style-name="Branco" style:base-cell-address="Planilha1.A36"/>
    </style:style>
    <style:style style:name="ce14" style:family="table-cell" style:parent-style-name="Default">
      <style:map style:condition="cell-content()=1" style:apply-style-name="preto" style:base-cell-address="Planilha1.A38"/>
      <style:map style:condition="cell-content()=0" style:apply-style-name="Branco" style:base-cell-address="Planilha1.A38"/>
    </style:style>
    <style:style style:name="ce15" style:family="table-cell" style:parent-style-name="Default">
      <style:map style:condition="cell-content()=1" style:apply-style-name="preto" style:base-cell-address="Planilha1.A39"/>
      <style:map style:condition="cell-content()=0" style:apply-style-name="Branco" style:base-cell-address="Planilha1.A39"/>
    </style:style>
    <style:style style:name="ce16" style:family="table-cell" style:parent-style-name="Default">
      <style:map style:condition="cell-content()=1" style:apply-style-name="preto" style:base-cell-address="Planilha1.A40"/>
      <style:map style:condition="cell-content()=0" style:apply-style-name="Branco" style:base-cell-address="Planilha1.A40"/>
    </style:style>
    <style:style style:name="ce17" style:family="table-cell" style:parent-style-name="Default">
      <style:map style:condition="cell-content()=1" style:apply-style-name="preto" style:base-cell-address="Planilha1.A41"/>
      <style:map style:condition="cell-content()=0" style:apply-style-name="Branco" style:base-cell-address="Planilha1.A41"/>
    </style:style>
    <style:style style:name="ce18" style:family="table-cell" style:parent-style-name="Default">
      <style:map style:condition="cell-content()=1" style:apply-style-name="preto" style:base-cell-address="Planilha1.A42"/>
      <style:map style:condition="cell-content()=0" style:apply-style-name="Branco" style:base-cell-address="Planilha1.A42"/>
    </style:style>
    <style:style style:name="ce19" style:family="table-cell" style:parent-style-name="Default">
      <style:map style:condition="cell-content()=1" style:apply-style-name="preto" style:base-cell-address="Planilha1.A43"/>
      <style:map style:condition="cell-content()=0" style:apply-style-name="Branco" style:base-cell-address="Planilha1.A43"/>
    </style:style>
    <style:style style:name="ce20" style:family="table-cell" style:parent-style-name="Default">
      <style:map style:condition="cell-content()=1" style:apply-style-name="preto" style:base-cell-address="Planilha1.A45"/>
      <style:map style:condition="cell-content()=0" style:apply-style-name="Branco" style:base-cell-address="Planilha1.A45"/>
    </style:style>
    <style:style style:name="ce21" style:family="table-cell" style:parent-style-name="Default">
      <style:map style:condition="cell-content()=1" style:apply-style-name="preto" style:base-cell-address="Planilha1.A46"/>
      <style:map style:condition="cell-content()=0" style:apply-style-name="Branco" style:base-cell-address="Planilha1.A46"/>
    </style:style>
    <style:style style:name="ce22" style:family="table-cell" style:parent-style-name="Default">
      <style:map style:condition="cell-content()=1" style:apply-style-name="preto" style:base-cell-address="Planilha1.A47"/>
      <style:map style:condition="cell-content()=0" style:apply-style-name="Branco" style:base-cell-address="Planilha1.A47"/>
    </style:style>
    <style:style style:name="ce23" style:family="table-cell" style:parent-style-name="Default">
      <style:map style:condition="cell-content()=1" style:apply-style-name="preto" style:base-cell-address="Planilha1.A48"/>
      <style:map style:condition="cell-content()=0" style:apply-style-name="Branco" style:base-cell-address="Planilha1.A48"/>
    </style:style>
    <style:style style:name="ce24" style:family="table-cell" style:parent-style-name="Default">
      <style:map style:condition="cell-content()=1" style:apply-style-name="preto" style:base-cell-address="Planilha1.A49"/>
      <style:map style:condition="cell-content()=0" style:apply-style-name="Branco" style:base-cell-address="Planilha1.A49"/>
    </style:style>
    <style:style style:name="ce25" style:family="table-cell" style:parent-style-name="Default">
      <style:map style:condition="cell-content()=1" style:apply-style-name="preto" style:base-cell-address="Planilha1.A50"/>
      <style:map style:condition="cell-content()=0" style:apply-style-name="Branco" style:base-cell-address="Planilha1.A50"/>
    </style:style>
    <style:style style:name="ce26" style:family="table-cell" style:parent-style-name="Default">
      <style:map style:condition="cell-content()=1" style:apply-style-name="preto" style:base-cell-address="Planilha1.B23"/>
      <style:map style:condition="cell-content()=0" style:apply-style-name="Branco" style:base-cell-address="Planilha1.B23"/>
    </style:style>
    <style:style style:name="ce27" style:family="table-cell" style:parent-style-name="Default">
      <style:map style:condition="cell-content()=1" style:apply-style-name="preto" style:base-cell-address="Planilha1.B24"/>
      <style:map style:condition="cell-content()=0" style:apply-style-name="Branco" style:base-cell-address="Planilha1.B24"/>
    </style:style>
    <style:style style:name="ce28" style:family="table-cell" style:parent-style-name="Default">
      <style:map style:condition="cell-content()=1" style:apply-style-name="preto" style:base-cell-address="Planilha1.B25"/>
      <style:map style:condition="cell-content()=0" style:apply-style-name="Branco" style:base-cell-address="Planilha1.B25"/>
    </style:style>
    <style:style style:name="ce29" style:family="table-cell" style:parent-style-name="Default">
      <style:map style:condition="cell-content()=1" style:apply-style-name="preto" style:base-cell-address="Planilha1.B26"/>
      <style:map style:condition="cell-content()=0" style:apply-style-name="Branco" style:base-cell-address="Planilha1.B26"/>
    </style:style>
    <style:style style:name="ce30" style:family="table-cell" style:parent-style-name="Default">
      <style:map style:condition="cell-content()=1" style:apply-style-name="preto" style:base-cell-address="Planilha1.B27"/>
      <style:map style:condition="cell-content()=0" style:apply-style-name="Branco" style:base-cell-address="Planilha1.B27"/>
    </style:style>
    <style:style style:name="ce31" style:family="table-cell" style:parent-style-name="Default">
      <style:map style:condition="cell-content()=1" style:apply-style-name="preto" style:base-cell-address="Planilha1.B28"/>
      <style:map style:condition="cell-content()=0" style:apply-style-name="Branco" style:base-cell-address="Planilha1.B28"/>
    </style:style>
    <style:style style:name="ce32" style:family="table-cell" style:parent-style-name="Default">
      <style:map style:condition="cell-content()=1" style:apply-style-name="preto" style:base-cell-address="Planilha1.B31"/>
      <style:map style:condition="cell-content()=0" style:apply-style-name="Branco" style:base-cell-address="Planilha1.B31"/>
    </style:style>
    <style:style style:name="ce33" style:family="table-cell" style:parent-style-name="Default">
      <style:map style:condition="cell-content()=1" style:apply-style-name="preto" style:base-cell-address="Planilha1.B32"/>
      <style:map style:condition="cell-content()=0" style:apply-style-name="Branco" style:base-cell-address="Planilha1.B32"/>
    </style:style>
    <style:style style:name="ce34" style:family="table-cell" style:parent-style-name="Default">
      <style:map style:condition="cell-content()=1" style:apply-style-name="preto" style:base-cell-address="Planilha1.B33"/>
      <style:map style:condition="cell-content()=0" style:apply-style-name="Branco" style:base-cell-address="Planilha1.B33"/>
    </style:style>
    <style:style style:name="ce35" style:family="table-cell" style:parent-style-name="Default">
      <style:map style:condition="cell-content()=1" style:apply-style-name="preto" style:base-cell-address="Planilha1.B34"/>
      <style:map style:condition="cell-content()=0" style:apply-style-name="Branco" style:base-cell-address="Planilha1.B34"/>
    </style:style>
    <style:style style:name="ce36" style:family="table-cell" style:parent-style-name="Default">
      <style:map style:condition="cell-content()=1" style:apply-style-name="preto" style:base-cell-address="Planilha1.B35"/>
      <style:map style:condition="cell-content()=0" style:apply-style-name="Branco" style:base-cell-address="Planilha1.B35"/>
    </style:style>
    <style:style style:name="ce37" style:family="table-cell" style:parent-style-name="Default">
      <style:map style:condition="cell-content()=1" style:apply-style-name="preto" style:base-cell-address="Planilha1.B36"/>
      <style:map style:condition="cell-content()=0" style:apply-style-name="Branco" style:base-cell-address="Planilha1.B36"/>
    </style:style>
    <style:style style:name="ce38" style:family="table-cell" style:parent-style-name="Default">
      <style:map style:condition="cell-content()=1" style:apply-style-name="preto" style:base-cell-address="Planilha1.B38"/>
      <style:map style:condition="cell-content()=0" style:apply-style-name="Branco" style:base-cell-address="Planilha1.B38"/>
    </style:style>
    <style:style style:name="ce39" style:family="table-cell" style:parent-style-name="Default">
      <style:map style:condition="cell-content()=1" style:apply-style-name="preto" style:base-cell-address="Planilha1.B39"/>
      <style:map style:condition="cell-content()=0" style:apply-style-name="Branco" style:base-cell-address="Planilha1.B39"/>
    </style:style>
    <style:style style:name="ce40" style:family="table-cell" style:parent-style-name="Default">
      <style:map style:condition="cell-content()=1" style:apply-style-name="preto" style:base-cell-address="Planilha1.B40"/>
      <style:map style:condition="cell-content()=0" style:apply-style-name="Branco" style:base-cell-address="Planilha1.B40"/>
    </style:style>
    <style:style style:name="ce41" style:family="table-cell" style:parent-style-name="Default">
      <style:map style:condition="cell-content()=1" style:apply-style-name="preto" style:base-cell-address="Planilha1.B41"/>
      <style:map style:condition="cell-content()=0" style:apply-style-name="Branco" style:base-cell-address="Planilha1.B41"/>
    </style:style>
    <style:style style:name="ce42" style:family="table-cell" style:parent-style-name="Default">
      <style:map style:condition="cell-content()=1" style:apply-style-name="preto" style:base-cell-address="Planilha1.B42"/>
      <style:map style:condition="cell-content()=0" style:apply-style-name="Branco" style:base-cell-address="Planilha1.B42"/>
    </style:style>
    <style:style style:name="ce43" style:family="table-cell" style:parent-style-name="Default">
      <style:map style:condition="cell-content()=1" style:apply-style-name="preto" style:base-cell-address="Planilha1.B43"/>
      <style:map style:condition="cell-content()=0" style:apply-style-name="Branco" style:base-cell-address="Planilha1.B43"/>
    </style:style>
    <style:style style:name="ce44" style:family="table-cell" style:parent-style-name="Default">
      <style:map style:condition="cell-content()=1" style:apply-style-name="preto" style:base-cell-address="Planilha1.B45"/>
      <style:map style:condition="cell-content()=0" style:apply-style-name="Branco" style:base-cell-address="Planilha1.B45"/>
    </style:style>
    <style:style style:name="ce45" style:family="table-cell" style:parent-style-name="Default">
      <style:map style:condition="cell-content()=1" style:apply-style-name="preto" style:base-cell-address="Planilha1.B46"/>
      <style:map style:condition="cell-content()=0" style:apply-style-name="Branco" style:base-cell-address="Planilha1.B46"/>
    </style:style>
    <style:style style:name="ce46" style:family="table-cell" style:parent-style-name="Default">
      <style:map style:condition="cell-content()=1" style:apply-style-name="preto" style:base-cell-address="Planilha1.B47"/>
      <style:map style:condition="cell-content()=0" style:apply-style-name="Branco" style:base-cell-address="Planilha1.B47"/>
    </style:style>
    <style:style style:name="ce47" style:family="table-cell" style:parent-style-name="Default">
      <style:map style:condition="cell-content()=1" style:apply-style-name="preto" style:base-cell-address="Planilha1.B48"/>
      <style:map style:condition="cell-content()=0" style:apply-style-name="Branco" style:base-cell-address="Planilha1.B48"/>
    </style:style>
    <style:style style:name="ce48" style:family="table-cell" style:parent-style-name="Default">
      <style:map style:condition="cell-content()=1" style:apply-style-name="preto" style:base-cell-address="Planilha1.B49"/>
      <style:map style:condition="cell-content()=0" style:apply-style-name="Branco" style:base-cell-address="Planilha1.B49"/>
    </style:style>
    <style:style style:name="ce49" style:family="table-cell" style:parent-style-name="Default">
      <style:map style:condition="cell-content()=1" style:apply-style-name="preto" style:base-cell-address="Planilha1.B50"/>
      <style:map style:condition="cell-content()=0" style:apply-style-name="Branco" style:base-cell-address="Planilha1.B50"/>
    </style:style>
    <style:style style:name="ce50" style:family="table-cell" style:parent-style-name="Default">
      <style:map style:condition="cell-content()=1" style:apply-style-name="preto" style:base-cell-address="Planilha1.C23"/>
      <style:map style:condition="cell-content()=0" style:apply-style-name="Branco" style:base-cell-address="Planilha1.C23"/>
    </style:style>
    <style:style style:name="ce51" style:family="table-cell" style:parent-style-name="Default">
      <style:map style:condition="cell-content()=1" style:apply-style-name="preto" style:base-cell-address="Planilha1.C24"/>
      <style:map style:condition="cell-content()=0" style:apply-style-name="Branco" style:base-cell-address="Planilha1.C24"/>
    </style:style>
    <style:style style:name="ce52" style:family="table-cell" style:parent-style-name="Default">
      <style:map style:condition="cell-content()=1" style:apply-style-name="preto" style:base-cell-address="Planilha1.C25"/>
      <style:map style:condition="cell-content()=0" style:apply-style-name="Branco" style:base-cell-address="Planilha1.C25"/>
    </style:style>
    <style:style style:name="ce53" style:family="table-cell" style:parent-style-name="Default">
      <style:map style:condition="cell-content()=1" style:apply-style-name="preto" style:base-cell-address="Planilha1.C26"/>
      <style:map style:condition="cell-content()=0" style:apply-style-name="Branco" style:base-cell-address="Planilha1.C26"/>
    </style:style>
    <style:style style:name="ce54" style:family="table-cell" style:parent-style-name="Default">
      <style:map style:condition="cell-content()=1" style:apply-style-name="preto" style:base-cell-address="Planilha1.C27"/>
      <style:map style:condition="cell-content()=0" style:apply-style-name="Branco" style:base-cell-address="Planilha1.C27"/>
    </style:style>
    <style:style style:name="ce55" style:family="table-cell" style:parent-style-name="Default">
      <style:map style:condition="cell-content()=1" style:apply-style-name="preto" style:base-cell-address="Planilha1.C28"/>
      <style:map style:condition="cell-content()=0" style:apply-style-name="Branco" style:base-cell-address="Planilha1.C28"/>
    </style:style>
    <style:style style:name="ce56" style:family="table-cell" style:parent-style-name="Default">
      <style:map style:condition="cell-content()=1" style:apply-style-name="preto" style:base-cell-address="Planilha1.C31"/>
      <style:map style:condition="cell-content()=0" style:apply-style-name="Branco" style:base-cell-address="Planilha1.C31"/>
    </style:style>
    <style:style style:name="ce57" style:family="table-cell" style:parent-style-name="Default">
      <style:map style:condition="cell-content()=1" style:apply-style-name="preto" style:base-cell-address="Planilha1.C32"/>
      <style:map style:condition="cell-content()=0" style:apply-style-name="Branco" style:base-cell-address="Planilha1.C32"/>
    </style:style>
    <style:style style:name="ce58" style:family="table-cell" style:parent-style-name="Default">
      <style:map style:condition="cell-content()=1" style:apply-style-name="preto" style:base-cell-address="Planilha1.C33"/>
      <style:map style:condition="cell-content()=0" style:apply-style-name="Branco" style:base-cell-address="Planilha1.C33"/>
    </style:style>
    <style:style style:name="ce59" style:family="table-cell" style:parent-style-name="Default">
      <style:map style:condition="cell-content()=1" style:apply-style-name="preto" style:base-cell-address="Planilha1.C34"/>
      <style:map style:condition="cell-content()=0" style:apply-style-name="Branco" style:base-cell-address="Planilha1.C34"/>
    </style:style>
    <style:style style:name="ce60" style:family="table-cell" style:parent-style-name="Default">
      <style:map style:condition="cell-content()=1" style:apply-style-name="preto" style:base-cell-address="Planilha1.C35"/>
      <style:map style:condition="cell-content()=0" style:apply-style-name="Branco" style:base-cell-address="Planilha1.C35"/>
    </style:style>
    <style:style style:name="ce61" style:family="table-cell" style:parent-style-name="Default">
      <style:map style:condition="cell-content()=1" style:apply-style-name="preto" style:base-cell-address="Planilha1.C36"/>
      <style:map style:condition="cell-content()=0" style:apply-style-name="Branco" style:base-cell-address="Planilha1.C36"/>
    </style:style>
    <style:style style:name="ce62" style:family="table-cell" style:parent-style-name="Default">
      <style:map style:condition="cell-content()=1" style:apply-style-name="preto" style:base-cell-address="Planilha1.C38"/>
      <style:map style:condition="cell-content()=0" style:apply-style-name="Branco" style:base-cell-address="Planilha1.C38"/>
    </style:style>
    <style:style style:name="ce63" style:family="table-cell" style:parent-style-name="Default">
      <style:map style:condition="cell-content()=1" style:apply-style-name="preto" style:base-cell-address="Planilha1.C39"/>
      <style:map style:condition="cell-content()=0" style:apply-style-name="Branco" style:base-cell-address="Planilha1.C39"/>
    </style:style>
    <style:style style:name="ce64" style:family="table-cell" style:parent-style-name="Default">
      <style:map style:condition="cell-content()=1" style:apply-style-name="preto" style:base-cell-address="Planilha1.C40"/>
      <style:map style:condition="cell-content()=0" style:apply-style-name="Branco" style:base-cell-address="Planilha1.C40"/>
    </style:style>
    <style:style style:name="ce65" style:family="table-cell" style:parent-style-name="Default">
      <style:map style:condition="cell-content()=1" style:apply-style-name="preto" style:base-cell-address="Planilha1.C41"/>
      <style:map style:condition="cell-content()=0" style:apply-style-name="Branco" style:base-cell-address="Planilha1.C41"/>
    </style:style>
    <style:style style:name="ce66" style:family="table-cell" style:parent-style-name="Default">
      <style:map style:condition="cell-content()=1" style:apply-style-name="preto" style:base-cell-address="Planilha1.C42"/>
      <style:map style:condition="cell-content()=0" style:apply-style-name="Branco" style:base-cell-address="Planilha1.C42"/>
    </style:style>
    <style:style style:name="ce67" style:family="table-cell" style:parent-style-name="Default">
      <style:map style:condition="cell-content()=1" style:apply-style-name="preto" style:base-cell-address="Planilha1.C43"/>
      <style:map style:condition="cell-content()=0" style:apply-style-name="Branco" style:base-cell-address="Planilha1.C43"/>
    </style:style>
    <style:style style:name="ce68" style:family="table-cell" style:parent-style-name="Default">
      <style:map style:condition="cell-content()=1" style:apply-style-name="preto" style:base-cell-address="Planilha1.C45"/>
      <style:map style:condition="cell-content()=0" style:apply-style-name="Branco" style:base-cell-address="Planilha1.C45"/>
    </style:style>
    <style:style style:name="ce69" style:family="table-cell" style:parent-style-name="Default">
      <style:map style:condition="cell-content()=1" style:apply-style-name="preto" style:base-cell-address="Planilha1.C46"/>
      <style:map style:condition="cell-content()=0" style:apply-style-name="Branco" style:base-cell-address="Planilha1.C46"/>
    </style:style>
    <style:style style:name="ce70" style:family="table-cell" style:parent-style-name="Default">
      <style:map style:condition="cell-content()=1" style:apply-style-name="preto" style:base-cell-address="Planilha1.C47"/>
      <style:map style:condition="cell-content()=0" style:apply-style-name="Branco" style:base-cell-address="Planilha1.C47"/>
    </style:style>
    <style:style style:name="ce71" style:family="table-cell" style:parent-style-name="Default">
      <style:map style:condition="cell-content()=1" style:apply-style-name="preto" style:base-cell-address="Planilha1.C48"/>
      <style:map style:condition="cell-content()=0" style:apply-style-name="Branco" style:base-cell-address="Planilha1.C48"/>
    </style:style>
    <style:style style:name="ce72" style:family="table-cell" style:parent-style-name="Default">
      <style:map style:condition="cell-content()=1" style:apply-style-name="preto" style:base-cell-address="Planilha1.C49"/>
      <style:map style:condition="cell-content()=0" style:apply-style-name="Branco" style:base-cell-address="Planilha1.C49"/>
    </style:style>
    <style:style style:name="ce73" style:family="table-cell" style:parent-style-name="Default">
      <style:map style:condition="cell-content()=1" style:apply-style-name="preto" style:base-cell-address="Planilha1.C50"/>
      <style:map style:condition="cell-content()=0" style:apply-style-name="Branco" style:base-cell-address="Planilha1.C50"/>
    </style:style>
    <style:style style:name="ce74" style:family="table-cell" style:parent-style-name="Default">
      <style:map style:condition="cell-content()=1" style:apply-style-name="preto" style:base-cell-address="Planilha1.D23"/>
      <style:map style:condition="cell-content()=0" style:apply-style-name="Branco" style:base-cell-address="Planilha1.D23"/>
    </style:style>
    <style:style style:name="ce75" style:family="table-cell" style:parent-style-name="Default">
      <style:map style:condition="cell-content()=1" style:apply-style-name="preto" style:base-cell-address="Planilha1.D24"/>
      <style:map style:condition="cell-content()=0" style:apply-style-name="Branco" style:base-cell-address="Planilha1.D24"/>
    </style:style>
    <style:style style:name="ce76" style:family="table-cell" style:parent-style-name="Default">
      <style:map style:condition="cell-content()=1" style:apply-style-name="preto" style:base-cell-address="Planilha1.D25"/>
      <style:map style:condition="cell-content()=0" style:apply-style-name="Branco" style:base-cell-address="Planilha1.D25"/>
    </style:style>
    <style:style style:name="ce77" style:family="table-cell" style:parent-style-name="Default">
      <style:map style:condition="cell-content()=1" style:apply-style-name="preto" style:base-cell-address="Planilha1.D26"/>
      <style:map style:condition="cell-content()=0" style:apply-style-name="Branco" style:base-cell-address="Planilha1.D26"/>
    </style:style>
    <style:style style:name="ce78" style:family="table-cell" style:parent-style-name="Default">
      <style:map style:condition="cell-content()=1" style:apply-style-name="preto" style:base-cell-address="Planilha1.D27"/>
      <style:map style:condition="cell-content()=0" style:apply-style-name="Branco" style:base-cell-address="Planilha1.D27"/>
    </style:style>
    <style:style style:name="ce79" style:family="table-cell" style:parent-style-name="Default">
      <style:map style:condition="cell-content()=1" style:apply-style-name="preto" style:base-cell-address="Planilha1.D28"/>
      <style:map style:condition="cell-content()=0" style:apply-style-name="Branco" style:base-cell-address="Planilha1.D28"/>
    </style:style>
    <style:style style:name="ce80" style:family="table-cell" style:parent-style-name="Default">
      <style:map style:condition="cell-content()=1" style:apply-style-name="preto" style:base-cell-address="Planilha1.D31"/>
      <style:map style:condition="cell-content()=0" style:apply-style-name="Branco" style:base-cell-address="Planilha1.D31"/>
    </style:style>
    <style:style style:name="ce81" style:family="table-cell" style:parent-style-name="Default">
      <style:map style:condition="cell-content()=1" style:apply-style-name="preto" style:base-cell-address="Planilha1.D32"/>
      <style:map style:condition="cell-content()=0" style:apply-style-name="Branco" style:base-cell-address="Planilha1.D32"/>
    </style:style>
    <style:style style:name="ce82" style:family="table-cell" style:parent-style-name="Default">
      <style:map style:condition="cell-content()=1" style:apply-style-name="preto" style:base-cell-address="Planilha1.D33"/>
      <style:map style:condition="cell-content()=0" style:apply-style-name="Branco" style:base-cell-address="Planilha1.D33"/>
    </style:style>
    <style:style style:name="ce83" style:family="table-cell" style:parent-style-name="Default">
      <style:map style:condition="cell-content()=1" style:apply-style-name="preto" style:base-cell-address="Planilha1.D34"/>
      <style:map style:condition="cell-content()=0" style:apply-style-name="Branco" style:base-cell-address="Planilha1.D34"/>
    </style:style>
    <style:style style:name="ce84" style:family="table-cell" style:parent-style-name="Default">
      <style:map style:condition="cell-content()=1" style:apply-style-name="preto" style:base-cell-address="Planilha1.D35"/>
      <style:map style:condition="cell-content()=0" style:apply-style-name="Branco" style:base-cell-address="Planilha1.D35"/>
    </style:style>
    <style:style style:name="ce85" style:family="table-cell" style:parent-style-name="Default">
      <style:map style:condition="cell-content()=1" style:apply-style-name="preto" style:base-cell-address="Planilha1.D36"/>
      <style:map style:condition="cell-content()=0" style:apply-style-name="Branco" style:base-cell-address="Planilha1.D36"/>
    </style:style>
    <style:style style:name="ce86" style:family="table-cell" style:parent-style-name="Default">
      <style:map style:condition="cell-content()=1" style:apply-style-name="preto" style:base-cell-address="Planilha1.D38"/>
      <style:map style:condition="cell-content()=0" style:apply-style-name="Branco" style:base-cell-address="Planilha1.D38"/>
    </style:style>
    <style:style style:name="ce87" style:family="table-cell" style:parent-style-name="Default">
      <style:map style:condition="cell-content()=1" style:apply-style-name="preto" style:base-cell-address="Planilha1.D39"/>
      <style:map style:condition="cell-content()=0" style:apply-style-name="Branco" style:base-cell-address="Planilha1.D39"/>
    </style:style>
    <style:style style:name="ce88" style:family="table-cell" style:parent-style-name="Default">
      <style:map style:condition="cell-content()=1" style:apply-style-name="preto" style:base-cell-address="Planilha1.D40"/>
      <style:map style:condition="cell-content()=0" style:apply-style-name="Branco" style:base-cell-address="Planilha1.D40"/>
    </style:style>
    <style:style style:name="ce89" style:family="table-cell" style:parent-style-name="Default">
      <style:map style:condition="cell-content()=1" style:apply-style-name="preto" style:base-cell-address="Planilha1.D41"/>
      <style:map style:condition="cell-content()=0" style:apply-style-name="Branco" style:base-cell-address="Planilha1.D41"/>
    </style:style>
    <style:style style:name="ce90" style:family="table-cell" style:parent-style-name="Default">
      <style:map style:condition="cell-content()=1" style:apply-style-name="preto" style:base-cell-address="Planilha1.D42"/>
      <style:map style:condition="cell-content()=0" style:apply-style-name="Branco" style:base-cell-address="Planilha1.D42"/>
    </style:style>
    <style:style style:name="ce91" style:family="table-cell" style:parent-style-name="Default">
      <style:map style:condition="cell-content()=1" style:apply-style-name="preto" style:base-cell-address="Planilha1.D43"/>
      <style:map style:condition="cell-content()=0" style:apply-style-name="Branco" style:base-cell-address="Planilha1.D43"/>
    </style:style>
    <style:style style:name="ce92" style:family="table-cell" style:parent-style-name="Default">
      <style:map style:condition="cell-content()=1" style:apply-style-name="preto" style:base-cell-address="Planilha1.D45"/>
      <style:map style:condition="cell-content()=0" style:apply-style-name="Branco" style:base-cell-address="Planilha1.D45"/>
    </style:style>
    <style:style style:name="ce93" style:family="table-cell" style:parent-style-name="Default">
      <style:map style:condition="cell-content()=1" style:apply-style-name="preto" style:base-cell-address="Planilha1.D46"/>
      <style:map style:condition="cell-content()=0" style:apply-style-name="Branco" style:base-cell-address="Planilha1.D46"/>
    </style:style>
    <style:style style:name="ce94" style:family="table-cell" style:parent-style-name="Default">
      <style:map style:condition="cell-content()=1" style:apply-style-name="preto" style:base-cell-address="Planilha1.D47"/>
      <style:map style:condition="cell-content()=0" style:apply-style-name="Branco" style:base-cell-address="Planilha1.D47"/>
    </style:style>
    <style:style style:name="ce95" style:family="table-cell" style:parent-style-name="Default">
      <style:map style:condition="cell-content()=1" style:apply-style-name="preto" style:base-cell-address="Planilha1.D48"/>
      <style:map style:condition="cell-content()=0" style:apply-style-name="Branco" style:base-cell-address="Planilha1.D48"/>
    </style:style>
    <style:style style:name="ce96" style:family="table-cell" style:parent-style-name="Default">
      <style:map style:condition="cell-content()=1" style:apply-style-name="preto" style:base-cell-address="Planilha1.D49"/>
      <style:map style:condition="cell-content()=0" style:apply-style-name="Branco" style:base-cell-address="Planilha1.D49"/>
    </style:style>
    <style:style style:name="ce97" style:family="table-cell" style:parent-style-name="Default">
      <style:map style:condition="cell-content()=1" style:apply-style-name="preto" style:base-cell-address="Planilha1.D50"/>
      <style:map style:condition="cell-content()=0" style:apply-style-name="Branco" style:base-cell-address="Planilha1.D50"/>
    </style:style>
    <style:style style:name="ce98" style:family="table-cell" style:parent-style-name="Default">
      <style:map style:condition="cell-content()=1" style:apply-style-name="preto" style:base-cell-address="Planilha1.E23"/>
      <style:map style:condition="cell-content()=0" style:apply-style-name="Branco" style:base-cell-address="Planilha1.E23"/>
    </style:style>
    <style:style style:name="ce99" style:family="table-cell" style:parent-style-name="Default">
      <style:map style:condition="cell-content()=1" style:apply-style-name="preto" style:base-cell-address="Planilha1.E24"/>
      <style:map style:condition="cell-content()=0" style:apply-style-name="Branco" style:base-cell-address="Planilha1.E24"/>
    </style:style>
    <style:style style:name="ce100" style:family="table-cell" style:parent-style-name="Default">
      <style:map style:condition="cell-content()=1" style:apply-style-name="preto" style:base-cell-address="Planilha1.E25"/>
      <style:map style:condition="cell-content()=0" style:apply-style-name="Branco" style:base-cell-address="Planilha1.E25"/>
    </style:style>
    <style:style style:name="ce101" style:family="table-cell" style:parent-style-name="Default">
      <style:map style:condition="cell-content()=1" style:apply-style-name="preto" style:base-cell-address="Planilha1.E26"/>
      <style:map style:condition="cell-content()=0" style:apply-style-name="Branco" style:base-cell-address="Planilha1.E26"/>
    </style:style>
    <style:style style:name="ce102" style:family="table-cell" style:parent-style-name="Default">
      <style:map style:condition="cell-content()=1" style:apply-style-name="preto" style:base-cell-address="Planilha1.E27"/>
      <style:map style:condition="cell-content()=0" style:apply-style-name="Branco" style:base-cell-address="Planilha1.E27"/>
    </style:style>
    <style:style style:name="ce103" style:family="table-cell" style:parent-style-name="Default">
      <style:map style:condition="cell-content()=1" style:apply-style-name="preto" style:base-cell-address="Planilha1.E28"/>
      <style:map style:condition="cell-content()=0" style:apply-style-name="Branco" style:base-cell-address="Planilha1.E28"/>
    </style:style>
    <style:style style:name="ce104" style:family="table-cell" style:parent-style-name="Default">
      <style:map style:condition="cell-content()=1" style:apply-style-name="preto" style:base-cell-address="Planilha1.E31"/>
      <style:map style:condition="cell-content()=0" style:apply-style-name="Branco" style:base-cell-address="Planilha1.E31"/>
    </style:style>
    <style:style style:name="ce105" style:family="table-cell" style:parent-style-name="Default">
      <style:map style:condition="cell-content()=1" style:apply-style-name="preto" style:base-cell-address="Planilha1.E32"/>
      <style:map style:condition="cell-content()=0" style:apply-style-name="Branco" style:base-cell-address="Planilha1.E32"/>
    </style:style>
    <style:style style:name="ce106" style:family="table-cell" style:parent-style-name="Default">
      <style:map style:condition="cell-content()=1" style:apply-style-name="preto" style:base-cell-address="Planilha1.E33"/>
      <style:map style:condition="cell-content()=0" style:apply-style-name="Branco" style:base-cell-address="Planilha1.E33"/>
    </style:style>
    <style:style style:name="ce107" style:family="table-cell" style:parent-style-name="Default">
      <style:map style:condition="cell-content()=1" style:apply-style-name="preto" style:base-cell-address="Planilha1.E34"/>
      <style:map style:condition="cell-content()=0" style:apply-style-name="Branco" style:base-cell-address="Planilha1.E34"/>
    </style:style>
    <style:style style:name="ce108" style:family="table-cell" style:parent-style-name="Default">
      <style:map style:condition="cell-content()=1" style:apply-style-name="preto" style:base-cell-address="Planilha1.E35"/>
      <style:map style:condition="cell-content()=0" style:apply-style-name="Branco" style:base-cell-address="Planilha1.E35"/>
    </style:style>
    <style:style style:name="ce109" style:family="table-cell" style:parent-style-name="Default">
      <style:map style:condition="cell-content()=1" style:apply-style-name="preto" style:base-cell-address="Planilha1.E36"/>
      <style:map style:condition="cell-content()=0" style:apply-style-name="Branco" style:base-cell-address="Planilha1.E36"/>
    </style:style>
    <style:style style:name="ce110" style:family="table-cell" style:parent-style-name="Default">
      <style:map style:condition="cell-content()=1" style:apply-style-name="preto" style:base-cell-address="Planilha1.E38"/>
      <style:map style:condition="cell-content()=0" style:apply-style-name="Branco" style:base-cell-address="Planilha1.E38"/>
    </style:style>
    <style:style style:name="ce111" style:family="table-cell" style:parent-style-name="Default">
      <style:map style:condition="cell-content()=1" style:apply-style-name="preto" style:base-cell-address="Planilha1.E39"/>
      <style:map style:condition="cell-content()=0" style:apply-style-name="Branco" style:base-cell-address="Planilha1.E39"/>
    </style:style>
    <style:style style:name="ce112" style:family="table-cell" style:parent-style-name="Default">
      <style:map style:condition="cell-content()=1" style:apply-style-name="preto" style:base-cell-address="Planilha1.E40"/>
      <style:map style:condition="cell-content()=0" style:apply-style-name="Branco" style:base-cell-address="Planilha1.E40"/>
    </style:style>
    <style:style style:name="ce113" style:family="table-cell" style:parent-style-name="Default">
      <style:map style:condition="cell-content()=1" style:apply-style-name="preto" style:base-cell-address="Planilha1.E41"/>
      <style:map style:condition="cell-content()=0" style:apply-style-name="Branco" style:base-cell-address="Planilha1.E41"/>
    </style:style>
    <style:style style:name="ce114" style:family="table-cell" style:parent-style-name="Default">
      <style:map style:condition="cell-content()=1" style:apply-style-name="preto" style:base-cell-address="Planilha1.E42"/>
      <style:map style:condition="cell-content()=0" style:apply-style-name="Branco" style:base-cell-address="Planilha1.E42"/>
    </style:style>
    <style:style style:name="ce115" style:family="table-cell" style:parent-style-name="Default">
      <style:map style:condition="cell-content()=1" style:apply-style-name="preto" style:base-cell-address="Planilha1.E43"/>
      <style:map style:condition="cell-content()=0" style:apply-style-name="Branco" style:base-cell-address="Planilha1.E43"/>
    </style:style>
    <style:style style:name="ce116" style:family="table-cell" style:parent-style-name="Default">
      <style:map style:condition="cell-content()=1" style:apply-style-name="preto" style:base-cell-address="Planilha1.E45"/>
      <style:map style:condition="cell-content()=0" style:apply-style-name="Branco" style:base-cell-address="Planilha1.E45"/>
    </style:style>
    <style:style style:name="ce117" style:family="table-cell" style:parent-style-name="Default">
      <style:map style:condition="cell-content()=1" style:apply-style-name="preto" style:base-cell-address="Planilha1.E46"/>
      <style:map style:condition="cell-content()=0" style:apply-style-name="Branco" style:base-cell-address="Planilha1.E46"/>
    </style:style>
    <style:style style:name="ce118" style:family="table-cell" style:parent-style-name="Default">
      <style:map style:condition="cell-content()=1" style:apply-style-name="preto" style:base-cell-address="Planilha1.E47"/>
      <style:map style:condition="cell-content()=0" style:apply-style-name="Branco" style:base-cell-address="Planilha1.E47"/>
    </style:style>
    <style:style style:name="ce119" style:family="table-cell" style:parent-style-name="Default">
      <style:map style:condition="cell-content()=1" style:apply-style-name="preto" style:base-cell-address="Planilha1.E48"/>
      <style:map style:condition="cell-content()=0" style:apply-style-name="Branco" style:base-cell-address="Planilha1.E48"/>
    </style:style>
    <style:style style:name="ce120" style:family="table-cell" style:parent-style-name="Default">
      <style:map style:condition="cell-content()=1" style:apply-style-name="preto" style:base-cell-address="Planilha1.E49"/>
      <style:map style:condition="cell-content()=0" style:apply-style-name="Branco" style:base-cell-address="Planilha1.E49"/>
    </style:style>
    <style:style style:name="ce121" style:family="table-cell" style:parent-style-name="Default">
      <style:map style:condition="cell-content()=1" style:apply-style-name="preto" style:base-cell-address="Planilha1.E50"/>
      <style:map style:condition="cell-content()=0" style:apply-style-name="Branco" style:base-cell-address="Planilha1.E50"/>
    </style:style>
    <style:style style:name="ce122" style:family="table-cell" style:parent-style-name="Default">
      <style:map style:condition="cell-content()=1" style:apply-style-name="preto" style:base-cell-address="Planilha1.F23"/>
      <style:map style:condition="cell-content()=0" style:apply-style-name="Branco" style:base-cell-address="Planilha1.F23"/>
    </style:style>
    <style:style style:name="ce123" style:family="table-cell" style:parent-style-name="Default">
      <style:map style:condition="cell-content()=1" style:apply-style-name="preto" style:base-cell-address="Planilha1.F24"/>
      <style:map style:condition="cell-content()=0" style:apply-style-name="Branco" style:base-cell-address="Planilha1.F24"/>
    </style:style>
    <style:style style:name="ce124" style:family="table-cell" style:parent-style-name="Default">
      <style:map style:condition="cell-content()=1" style:apply-style-name="preto" style:base-cell-address="Planilha1.F25"/>
      <style:map style:condition="cell-content()=0" style:apply-style-name="Branco" style:base-cell-address="Planilha1.F25"/>
    </style:style>
    <style:style style:name="ce125" style:family="table-cell" style:parent-style-name="Default">
      <style:map style:condition="cell-content()=1" style:apply-style-name="preto" style:base-cell-address="Planilha1.F26"/>
      <style:map style:condition="cell-content()=0" style:apply-style-name="Branco" style:base-cell-address="Planilha1.F26"/>
    </style:style>
    <style:style style:name="ce126" style:family="table-cell" style:parent-style-name="Default">
      <style:map style:condition="cell-content()=1" style:apply-style-name="preto" style:base-cell-address="Planilha1.F27"/>
      <style:map style:condition="cell-content()=0" style:apply-style-name="Branco" style:base-cell-address="Planilha1.F27"/>
    </style:style>
    <style:style style:name="ce127" style:family="table-cell" style:parent-style-name="Default">
      <style:map style:condition="cell-content()=1" style:apply-style-name="preto" style:base-cell-address="Planilha1.F28"/>
      <style:map style:condition="cell-content()=0" style:apply-style-name="Branco" style:base-cell-address="Planilha1.F28"/>
    </style:style>
    <style:style style:name="ce128" style:family="table-cell" style:parent-style-name="Default">
      <style:map style:condition="cell-content()=1" style:apply-style-name="preto" style:base-cell-address="Planilha1.F31"/>
      <style:map style:condition="cell-content()=0" style:apply-style-name="Branco" style:base-cell-address="Planilha1.F31"/>
    </style:style>
    <style:style style:name="ce129" style:family="table-cell" style:parent-style-name="Default">
      <style:map style:condition="cell-content()=1" style:apply-style-name="preto" style:base-cell-address="Planilha1.F32"/>
      <style:map style:condition="cell-content()=0" style:apply-style-name="Branco" style:base-cell-address="Planilha1.F32"/>
    </style:style>
    <style:style style:name="ce130" style:family="table-cell" style:parent-style-name="Default">
      <style:map style:condition="cell-content()=1" style:apply-style-name="preto" style:base-cell-address="Planilha1.F33"/>
      <style:map style:condition="cell-content()=0" style:apply-style-name="Branco" style:base-cell-address="Planilha1.F33"/>
    </style:style>
    <style:style style:name="ce131" style:family="table-cell" style:parent-style-name="Default">
      <style:map style:condition="cell-content()=1" style:apply-style-name="preto" style:base-cell-address="Planilha1.F34"/>
      <style:map style:condition="cell-content()=0" style:apply-style-name="Branco" style:base-cell-address="Planilha1.F34"/>
    </style:style>
    <style:style style:name="ce132" style:family="table-cell" style:parent-style-name="Default">
      <style:map style:condition="cell-content()=1" style:apply-style-name="preto" style:base-cell-address="Planilha1.F35"/>
      <style:map style:condition="cell-content()=0" style:apply-style-name="Branco" style:base-cell-address="Planilha1.F35"/>
    </style:style>
    <style:style style:name="ce133" style:family="table-cell" style:parent-style-name="Default">
      <style:map style:condition="cell-content()=1" style:apply-style-name="preto" style:base-cell-address="Planilha1.F36"/>
      <style:map style:condition="cell-content()=0" style:apply-style-name="Branco" style:base-cell-address="Planilha1.F36"/>
    </style:style>
    <style:style style:name="ce134" style:family="table-cell" style:parent-style-name="Default">
      <style:map style:condition="cell-content()=1" style:apply-style-name="preto" style:base-cell-address="Planilha1.F38"/>
      <style:map style:condition="cell-content()=0" style:apply-style-name="Branco" style:base-cell-address="Planilha1.F38"/>
    </style:style>
    <style:style style:name="ce135" style:family="table-cell" style:parent-style-name="Default">
      <style:map style:condition="cell-content()=1" style:apply-style-name="preto" style:base-cell-address="Planilha1.F39"/>
      <style:map style:condition="cell-content()=0" style:apply-style-name="Branco" style:base-cell-address="Planilha1.F39"/>
    </style:style>
    <style:style style:name="ce136" style:family="table-cell" style:parent-style-name="Default">
      <style:map style:condition="cell-content()=1" style:apply-style-name="preto" style:base-cell-address="Planilha1.F40"/>
      <style:map style:condition="cell-content()=0" style:apply-style-name="Branco" style:base-cell-address="Planilha1.F40"/>
    </style:style>
    <style:style style:name="ce137" style:family="table-cell" style:parent-style-name="Default">
      <style:map style:condition="cell-content()=1" style:apply-style-name="preto" style:base-cell-address="Planilha1.F41"/>
      <style:map style:condition="cell-content()=0" style:apply-style-name="Branco" style:base-cell-address="Planilha1.F41"/>
    </style:style>
    <style:style style:name="ce138" style:family="table-cell" style:parent-style-name="Default">
      <style:map style:condition="cell-content()=1" style:apply-style-name="preto" style:base-cell-address="Planilha1.F42"/>
      <style:map style:condition="cell-content()=0" style:apply-style-name="Branco" style:base-cell-address="Planilha1.F42"/>
    </style:style>
    <style:style style:name="ce139" style:family="table-cell" style:parent-style-name="Default">
      <style:map style:condition="cell-content()=1" style:apply-style-name="preto" style:base-cell-address="Planilha1.F43"/>
      <style:map style:condition="cell-content()=0" style:apply-style-name="Branco" style:base-cell-address="Planilha1.F43"/>
    </style:style>
    <style:style style:name="ce140" style:family="table-cell" style:parent-style-name="Default">
      <style:map style:condition="cell-content()=1" style:apply-style-name="preto" style:base-cell-address="Planilha1.F45"/>
      <style:map style:condition="cell-content()=0" style:apply-style-name="Branco" style:base-cell-address="Planilha1.F45"/>
    </style:style>
    <style:style style:name="ce141" style:family="table-cell" style:parent-style-name="Default">
      <style:map style:condition="cell-content()=1" style:apply-style-name="preto" style:base-cell-address="Planilha1.F46"/>
      <style:map style:condition="cell-content()=0" style:apply-style-name="Branco" style:base-cell-address="Planilha1.F46"/>
    </style:style>
    <style:style style:name="ce142" style:family="table-cell" style:parent-style-name="Default">
      <style:map style:condition="cell-content()=1" style:apply-style-name="preto" style:base-cell-address="Planilha1.F47"/>
      <style:map style:condition="cell-content()=0" style:apply-style-name="Branco" style:base-cell-address="Planilha1.F47"/>
    </style:style>
    <style:style style:name="ce143" style:family="table-cell" style:parent-style-name="Default">
      <style:map style:condition="cell-content()=1" style:apply-style-name="preto" style:base-cell-address="Planilha1.F48"/>
      <style:map style:condition="cell-content()=0" style:apply-style-name="Branco" style:base-cell-address="Planilha1.F48"/>
    </style:style>
    <style:style style:name="ce144" style:family="table-cell" style:parent-style-name="Default">
      <style:map style:condition="cell-content()=1" style:apply-style-name="preto" style:base-cell-address="Planilha1.F49"/>
      <style:map style:condition="cell-content()=0" style:apply-style-name="Branco" style:base-cell-address="Planilha1.F49"/>
    </style:style>
    <style:style style:name="ce145" style:family="table-cell" style:parent-style-name="Default">
      <style:map style:condition="cell-content()=1" style:apply-style-name="preto" style:base-cell-address="Planilha1.F50"/>
      <style:map style:condition="cell-content()=0" style:apply-style-name="Branco" style:base-cell-address="Planilha1.F50"/>
    </style:style>
    <style:style style:name="ce146" style:family="table-cell" style:parent-style-name="Default">
      <style:map style:condition="cell-content()=1" style:apply-style-name="preto" style:base-cell-address="Planilha1.G23"/>
      <style:map style:condition="cell-content()=0" style:apply-style-name="Branco" style:base-cell-address="Planilha1.G23"/>
    </style:style>
    <style:style style:name="ce147" style:family="table-cell" style:parent-style-name="Default">
      <style:map style:condition="cell-content()=1" style:apply-style-name="preto" style:base-cell-address="Planilha1.G24"/>
      <style:map style:condition="cell-content()=0" style:apply-style-name="Branco" style:base-cell-address="Planilha1.G24"/>
    </style:style>
    <style:style style:name="ce148" style:family="table-cell" style:parent-style-name="Default">
      <style:map style:condition="cell-content()=1" style:apply-style-name="preto" style:base-cell-address="Planilha1.G25"/>
      <style:map style:condition="cell-content()=0" style:apply-style-name="Branco" style:base-cell-address="Planilha1.G25"/>
    </style:style>
    <style:style style:name="ce149" style:family="table-cell" style:parent-style-name="Default">
      <style:map style:condition="cell-content()=1" style:apply-style-name="preto" style:base-cell-address="Planilha1.G26"/>
      <style:map style:condition="cell-content()=0" style:apply-style-name="Branco" style:base-cell-address="Planilha1.G26"/>
    </style:style>
    <style:style style:name="ce150" style:family="table-cell" style:parent-style-name="Default">
      <style:map style:condition="cell-content()=1" style:apply-style-name="preto" style:base-cell-address="Planilha1.G27"/>
      <style:map style:condition="cell-content()=0" style:apply-style-name="Branco" style:base-cell-address="Planilha1.G27"/>
    </style:style>
    <style:style style:name="ce151" style:family="table-cell" style:parent-style-name="Default">
      <style:map style:condition="cell-content()=1" style:apply-style-name="preto" style:base-cell-address="Planilha1.G28"/>
      <style:map style:condition="cell-content()=0" style:apply-style-name="Branco" style:base-cell-address="Planilha1.G28"/>
    </style:style>
    <style:style style:name="ce152" style:family="table-cell" style:parent-style-name="Default">
      <style:map style:condition="cell-content()=1" style:apply-style-name="preto" style:base-cell-address="Planilha1.G31"/>
      <style:map style:condition="cell-content()=0" style:apply-style-name="Branco" style:base-cell-address="Planilha1.G31"/>
    </style:style>
    <style:style style:name="ce153" style:family="table-cell" style:parent-style-name="Default">
      <style:map style:condition="cell-content()=1" style:apply-style-name="preto" style:base-cell-address="Planilha1.G32"/>
      <style:map style:condition="cell-content()=0" style:apply-style-name="Branco" style:base-cell-address="Planilha1.G32"/>
    </style:style>
    <style:style style:name="ce154" style:family="table-cell" style:parent-style-name="Default">
      <style:map style:condition="cell-content()=1" style:apply-style-name="preto" style:base-cell-address="Planilha1.G33"/>
      <style:map style:condition="cell-content()=0" style:apply-style-name="Branco" style:base-cell-address="Planilha1.G33"/>
    </style:style>
    <style:style style:name="ce155" style:family="table-cell" style:parent-style-name="Default">
      <style:map style:condition="cell-content()=1" style:apply-style-name="preto" style:base-cell-address="Planilha1.G34"/>
      <style:map style:condition="cell-content()=0" style:apply-style-name="Branco" style:base-cell-address="Planilha1.G34"/>
    </style:style>
    <style:style style:name="ce156" style:family="table-cell" style:parent-style-name="Default">
      <style:map style:condition="cell-content()=1" style:apply-style-name="preto" style:base-cell-address="Planilha1.G35"/>
      <style:map style:condition="cell-content()=0" style:apply-style-name="Branco" style:base-cell-address="Planilha1.G35"/>
    </style:style>
    <style:style style:name="ce157" style:family="table-cell" style:parent-style-name="Default">
      <style:map style:condition="cell-content()=1" style:apply-style-name="preto" style:base-cell-address="Planilha1.G36"/>
      <style:map style:condition="cell-content()=0" style:apply-style-name="Branco" style:base-cell-address="Planilha1.G36"/>
    </style:style>
    <style:style style:name="ce158" style:family="table-cell" style:parent-style-name="Default">
      <style:map style:condition="cell-content()=1" style:apply-style-name="preto" style:base-cell-address="Planilha1.G38"/>
      <style:map style:condition="cell-content()=0" style:apply-style-name="Branco" style:base-cell-address="Planilha1.G38"/>
    </style:style>
    <style:style style:name="ce159" style:family="table-cell" style:parent-style-name="Default">
      <style:map style:condition="cell-content()=1" style:apply-style-name="preto" style:base-cell-address="Planilha1.G39"/>
      <style:map style:condition="cell-content()=0" style:apply-style-name="Branco" style:base-cell-address="Planilha1.G39"/>
    </style:style>
    <style:style style:name="ce160" style:family="table-cell" style:parent-style-name="Default">
      <style:map style:condition="cell-content()=1" style:apply-style-name="preto" style:base-cell-address="Planilha1.G40"/>
      <style:map style:condition="cell-content()=0" style:apply-style-name="Branco" style:base-cell-address="Planilha1.G40"/>
    </style:style>
    <style:style style:name="ce161" style:family="table-cell" style:parent-style-name="Default">
      <style:map style:condition="cell-content()=1" style:apply-style-name="preto" style:base-cell-address="Planilha1.G41"/>
      <style:map style:condition="cell-content()=0" style:apply-style-name="Branco" style:base-cell-address="Planilha1.G41"/>
    </style:style>
    <style:style style:name="ce162" style:family="table-cell" style:parent-style-name="Default">
      <style:map style:condition="cell-content()=1" style:apply-style-name="preto" style:base-cell-address="Planilha1.G42"/>
      <style:map style:condition="cell-content()=0" style:apply-style-name="Branco" style:base-cell-address="Planilha1.G42"/>
    </style:style>
    <style:style style:name="ce163" style:family="table-cell" style:parent-style-name="Default">
      <style:map style:condition="cell-content()=1" style:apply-style-name="preto" style:base-cell-address="Planilha1.G43"/>
      <style:map style:condition="cell-content()=0" style:apply-style-name="Branco" style:base-cell-address="Planilha1.G43"/>
    </style:style>
    <style:style style:name="ce164" style:family="table-cell" style:parent-style-name="Default">
      <style:map style:condition="cell-content()=1" style:apply-style-name="preto" style:base-cell-address="Planilha1.G45"/>
      <style:map style:condition="cell-content()=0" style:apply-style-name="Branco" style:base-cell-address="Planilha1.G45"/>
    </style:style>
    <style:style style:name="ce165" style:family="table-cell" style:parent-style-name="Default">
      <style:map style:condition="cell-content()=1" style:apply-style-name="preto" style:base-cell-address="Planilha1.G46"/>
      <style:map style:condition="cell-content()=0" style:apply-style-name="Branco" style:base-cell-address="Planilha1.G46"/>
    </style:style>
    <style:style style:name="ce166" style:family="table-cell" style:parent-style-name="Default">
      <style:map style:condition="cell-content()=1" style:apply-style-name="preto" style:base-cell-address="Planilha1.G47"/>
      <style:map style:condition="cell-content()=0" style:apply-style-name="Branco" style:base-cell-address="Planilha1.G47"/>
    </style:style>
    <style:style style:name="ce167" style:family="table-cell" style:parent-style-name="Default">
      <style:map style:condition="cell-content()=1" style:apply-style-name="preto" style:base-cell-address="Planilha1.G48"/>
      <style:map style:condition="cell-content()=0" style:apply-style-name="Branco" style:base-cell-address="Planilha1.G48"/>
    </style:style>
    <style:style style:name="ce168" style:family="table-cell" style:parent-style-name="Default">
      <style:map style:condition="cell-content()=1" style:apply-style-name="preto" style:base-cell-address="Planilha1.G49"/>
      <style:map style:condition="cell-content()=0" style:apply-style-name="Branco" style:base-cell-address="Planilha1.G49"/>
    </style:style>
    <style:style style:name="ce169" style:family="table-cell" style:parent-style-name="Default">
      <style:map style:condition="cell-content()=1" style:apply-style-name="preto" style:base-cell-address="Planilha1.G50"/>
      <style:map style:condition="cell-content()=0" style:apply-style-name="Branco" style:base-cell-address="Planilha1.G50"/>
    </style:style>
    <style:style style:name="ce170" style:family="table-cell" style:parent-style-name="Default">
      <style:map style:condition="cell-content()=1" style:apply-style-name="preto" style:base-cell-address="Planilha1.H23"/>
      <style:map style:condition="cell-content()=0" style:apply-style-name="Branco" style:base-cell-address="Planilha1.H23"/>
    </style:style>
    <style:style style:name="ce171" style:family="table-cell" style:parent-style-name="Default">
      <style:map style:condition="cell-content()=1" style:apply-style-name="preto" style:base-cell-address="Planilha1.H24"/>
      <style:map style:condition="cell-content()=0" style:apply-style-name="Branco" style:base-cell-address="Planilha1.H24"/>
    </style:style>
    <style:style style:name="ce172" style:family="table-cell" style:parent-style-name="Default">
      <style:map style:condition="cell-content()=1" style:apply-style-name="preto" style:base-cell-address="Planilha1.H25"/>
      <style:map style:condition="cell-content()=0" style:apply-style-name="Branco" style:base-cell-address="Planilha1.H25"/>
    </style:style>
    <style:style style:name="ce173" style:family="table-cell" style:parent-style-name="Default">
      <style:map style:condition="cell-content()=1" style:apply-style-name="preto" style:base-cell-address="Planilha1.H26"/>
      <style:map style:condition="cell-content()=0" style:apply-style-name="Branco" style:base-cell-address="Planilha1.H26"/>
    </style:style>
    <style:style style:name="ce174" style:family="table-cell" style:parent-style-name="Default">
      <style:map style:condition="cell-content()=1" style:apply-style-name="preto" style:base-cell-address="Planilha1.H27"/>
      <style:map style:condition="cell-content()=0" style:apply-style-name="Branco" style:base-cell-address="Planilha1.H27"/>
    </style:style>
    <style:style style:name="ce175" style:family="table-cell" style:parent-style-name="Default">
      <style:map style:condition="cell-content()=1" style:apply-style-name="preto" style:base-cell-address="Planilha1.H28"/>
      <style:map style:condition="cell-content()=0" style:apply-style-name="Branco" style:base-cell-address="Planilha1.H28"/>
    </style:style>
    <style:style style:name="ce176" style:family="table-cell" style:parent-style-name="Default">
      <style:map style:condition="cell-content()=1" style:apply-style-name="preto" style:base-cell-address="Planilha1.H31"/>
      <style:map style:condition="cell-content()=0" style:apply-style-name="Branco" style:base-cell-address="Planilha1.H31"/>
    </style:style>
    <style:style style:name="ce177" style:family="table-cell" style:parent-style-name="Default">
      <style:map style:condition="cell-content()=1" style:apply-style-name="preto" style:base-cell-address="Planilha1.H32"/>
      <style:map style:condition="cell-content()=0" style:apply-style-name="Branco" style:base-cell-address="Planilha1.H32"/>
    </style:style>
    <style:style style:name="ce178" style:family="table-cell" style:parent-style-name="Default">
      <style:map style:condition="cell-content()=1" style:apply-style-name="preto" style:base-cell-address="Planilha1.H33"/>
      <style:map style:condition="cell-content()=0" style:apply-style-name="Branco" style:base-cell-address="Planilha1.H33"/>
    </style:style>
    <style:style style:name="ce179" style:family="table-cell" style:parent-style-name="Default">
      <style:map style:condition="cell-content()=1" style:apply-style-name="preto" style:base-cell-address="Planilha1.H34"/>
      <style:map style:condition="cell-content()=0" style:apply-style-name="Branco" style:base-cell-address="Planilha1.H34"/>
    </style:style>
    <style:style style:name="ce180" style:family="table-cell" style:parent-style-name="Default">
      <style:map style:condition="cell-content()=1" style:apply-style-name="preto" style:base-cell-address="Planilha1.H35"/>
      <style:map style:condition="cell-content()=0" style:apply-style-name="Branco" style:base-cell-address="Planilha1.H35"/>
    </style:style>
    <style:style style:name="ce181" style:family="table-cell" style:parent-style-name="Default">
      <style:map style:condition="cell-content()=1" style:apply-style-name="preto" style:base-cell-address="Planilha1.H36"/>
      <style:map style:condition="cell-content()=0" style:apply-style-name="Branco" style:base-cell-address="Planilha1.H36"/>
    </style:style>
    <style:style style:name="ce182" style:family="table-cell" style:parent-style-name="Default">
      <style:map style:condition="cell-content()=1" style:apply-style-name="preto" style:base-cell-address="Planilha1.H38"/>
      <style:map style:condition="cell-content()=0" style:apply-style-name="Branco" style:base-cell-address="Planilha1.H38"/>
    </style:style>
    <style:style style:name="ce183" style:family="table-cell" style:parent-style-name="Default">
      <style:map style:condition="cell-content()=1" style:apply-style-name="preto" style:base-cell-address="Planilha1.H39"/>
      <style:map style:condition="cell-content()=0" style:apply-style-name="Branco" style:base-cell-address="Planilha1.H39"/>
    </style:style>
    <style:style style:name="ce184" style:family="table-cell" style:parent-style-name="Default">
      <style:map style:condition="cell-content()=1" style:apply-style-name="preto" style:base-cell-address="Planilha1.H40"/>
      <style:map style:condition="cell-content()=0" style:apply-style-name="Branco" style:base-cell-address="Planilha1.H40"/>
    </style:style>
    <style:style style:name="ce185" style:family="table-cell" style:parent-style-name="Default">
      <style:map style:condition="cell-content()=1" style:apply-style-name="preto" style:base-cell-address="Planilha1.H41"/>
      <style:map style:condition="cell-content()=0" style:apply-style-name="Branco" style:base-cell-address="Planilha1.H41"/>
    </style:style>
    <style:style style:name="ce186" style:family="table-cell" style:parent-style-name="Default">
      <style:map style:condition="cell-content()=1" style:apply-style-name="preto" style:base-cell-address="Planilha1.H42"/>
      <style:map style:condition="cell-content()=0" style:apply-style-name="Branco" style:base-cell-address="Planilha1.H42"/>
    </style:style>
    <style:style style:name="ce187" style:family="table-cell" style:parent-style-name="Default">
      <style:map style:condition="cell-content()=1" style:apply-style-name="preto" style:base-cell-address="Planilha1.H43"/>
      <style:map style:condition="cell-content()=0" style:apply-style-name="Branco" style:base-cell-address="Planilha1.H43"/>
    </style:style>
    <style:style style:name="ce188" style:family="table-cell" style:parent-style-name="Default">
      <style:map style:condition="cell-content()=1" style:apply-style-name="preto" style:base-cell-address="Planilha1.H45"/>
      <style:map style:condition="cell-content()=0" style:apply-style-name="Branco" style:base-cell-address="Planilha1.H45"/>
    </style:style>
    <style:style style:name="ce189" style:family="table-cell" style:parent-style-name="Default">
      <style:map style:condition="cell-content()=1" style:apply-style-name="preto" style:base-cell-address="Planilha1.H46"/>
      <style:map style:condition="cell-content()=0" style:apply-style-name="Branco" style:base-cell-address="Planilha1.H46"/>
    </style:style>
    <style:style style:name="ce190" style:family="table-cell" style:parent-style-name="Default">
      <style:map style:condition="cell-content()=1" style:apply-style-name="preto" style:base-cell-address="Planilha1.H47"/>
      <style:map style:condition="cell-content()=0" style:apply-style-name="Branco" style:base-cell-address="Planilha1.H47"/>
    </style:style>
    <style:style style:name="ce191" style:family="table-cell" style:parent-style-name="Default">
      <style:map style:condition="cell-content()=1" style:apply-style-name="preto" style:base-cell-address="Planilha1.H48"/>
      <style:map style:condition="cell-content()=0" style:apply-style-name="Branco" style:base-cell-address="Planilha1.H48"/>
    </style:style>
    <style:style style:name="ce192" style:family="table-cell" style:parent-style-name="Default">
      <style:map style:condition="cell-content()=1" style:apply-style-name="preto" style:base-cell-address="Planilha1.H49"/>
      <style:map style:condition="cell-content()=0" style:apply-style-name="Branco" style:base-cell-address="Planilha1.H49"/>
    </style:style>
    <style:style style:name="ce193" style:family="table-cell" style:parent-style-name="Default">
      <style:map style:condition="cell-content()=1" style:apply-style-name="preto" style:base-cell-address="Planilha1.H50"/>
      <style:map style:condition="cell-content()=0" style:apply-style-name="Branco" style:base-cell-address="Planilha1.H50"/>
    </style:style>
    <style:style style:name="ce194" style:family="table-cell" style:parent-style-name="Default">
      <style:map style:condition="cell-content()=1" style:apply-style-name="preto" style:base-cell-address="Planilha1.I23"/>
      <style:map style:condition="cell-content()=0" style:apply-style-name="Branco" style:base-cell-address="Planilha1.I23"/>
    </style:style>
    <style:style style:name="ce195" style:family="table-cell" style:parent-style-name="Default">
      <style:map style:condition="cell-content()=1" style:apply-style-name="preto" style:base-cell-address="Planilha1.I24"/>
      <style:map style:condition="cell-content()=0" style:apply-style-name="Branco" style:base-cell-address="Planilha1.I24"/>
    </style:style>
    <style:style style:name="ce196" style:family="table-cell" style:parent-style-name="Default">
      <style:map style:condition="cell-content()=1" style:apply-style-name="preto" style:base-cell-address="Planilha1.I25"/>
      <style:map style:condition="cell-content()=0" style:apply-style-name="Branco" style:base-cell-address="Planilha1.I25"/>
    </style:style>
    <style:style style:name="ce197" style:family="table-cell" style:parent-style-name="Default">
      <style:map style:condition="cell-content()=1" style:apply-style-name="preto" style:base-cell-address="Planilha1.I26"/>
      <style:map style:condition="cell-content()=0" style:apply-style-name="Branco" style:base-cell-address="Planilha1.I26"/>
    </style:style>
    <style:style style:name="ce198" style:family="table-cell" style:parent-style-name="Default">
      <style:map style:condition="cell-content()=1" style:apply-style-name="preto" style:base-cell-address="Planilha1.I27"/>
      <style:map style:condition="cell-content()=0" style:apply-style-name="Branco" style:base-cell-address="Planilha1.I27"/>
    </style:style>
    <style:style style:name="ce199" style:family="table-cell" style:parent-style-name="Default">
      <style:map style:condition="cell-content()=1" style:apply-style-name="preto" style:base-cell-address="Planilha1.I28"/>
      <style:map style:condition="cell-content()=0" style:apply-style-name="Branco" style:base-cell-address="Planilha1.I28"/>
    </style:style>
    <style:style style:name="ce200" style:family="table-cell" style:parent-style-name="Default">
      <style:map style:condition="cell-content()=1" style:apply-style-name="preto" style:base-cell-address="Planilha1.I31"/>
      <style:map style:condition="cell-content()=0" style:apply-style-name="Branco" style:base-cell-address="Planilha1.I31"/>
    </style:style>
    <style:style style:name="ce201" style:family="table-cell" style:parent-style-name="Default">
      <style:map style:condition="cell-content()=1" style:apply-style-name="preto" style:base-cell-address="Planilha1.I32"/>
      <style:map style:condition="cell-content()=0" style:apply-style-name="Branco" style:base-cell-address="Planilha1.I32"/>
    </style:style>
    <style:style style:name="ce202" style:family="table-cell" style:parent-style-name="Default">
      <style:map style:condition="cell-content()=1" style:apply-style-name="preto" style:base-cell-address="Planilha1.I33"/>
      <style:map style:condition="cell-content()=0" style:apply-style-name="Branco" style:base-cell-address="Planilha1.I33"/>
    </style:style>
    <style:style style:name="ce203" style:family="table-cell" style:parent-style-name="Default">
      <style:map style:condition="cell-content()=1" style:apply-style-name="preto" style:base-cell-address="Planilha1.I34"/>
      <style:map style:condition="cell-content()=0" style:apply-style-name="Branco" style:base-cell-address="Planilha1.I34"/>
    </style:style>
    <style:style style:name="ce204" style:family="table-cell" style:parent-style-name="Default">
      <style:map style:condition="cell-content()=1" style:apply-style-name="preto" style:base-cell-address="Planilha1.I35"/>
      <style:map style:condition="cell-content()=0" style:apply-style-name="Branco" style:base-cell-address="Planilha1.I35"/>
    </style:style>
    <style:style style:name="ce205" style:family="table-cell" style:parent-style-name="Default">
      <style:map style:condition="cell-content()=1" style:apply-style-name="preto" style:base-cell-address="Planilha1.I36"/>
      <style:map style:condition="cell-content()=0" style:apply-style-name="Branco" style:base-cell-address="Planilha1.I36"/>
    </style:style>
    <style:style style:name="ce206" style:family="table-cell" style:parent-style-name="Default">
      <style:map style:condition="cell-content()=1" style:apply-style-name="preto" style:base-cell-address="Planilha1.I38"/>
      <style:map style:condition="cell-content()=0" style:apply-style-name="Branco" style:base-cell-address="Planilha1.I38"/>
    </style:style>
    <style:style style:name="ce207" style:family="table-cell" style:parent-style-name="Default">
      <style:map style:condition="cell-content()=1" style:apply-style-name="preto" style:base-cell-address="Planilha1.I39"/>
      <style:map style:condition="cell-content()=0" style:apply-style-name="Branco" style:base-cell-address="Planilha1.I39"/>
    </style:style>
    <style:style style:name="ce208" style:family="table-cell" style:parent-style-name="Default">
      <style:map style:condition="cell-content()=1" style:apply-style-name="preto" style:base-cell-address="Planilha1.I40"/>
      <style:map style:condition="cell-content()=0" style:apply-style-name="Branco" style:base-cell-address="Planilha1.I40"/>
    </style:style>
    <style:style style:name="ce209" style:family="table-cell" style:parent-style-name="Default">
      <style:map style:condition="cell-content()=1" style:apply-style-name="preto" style:base-cell-address="Planilha1.I41"/>
      <style:map style:condition="cell-content()=0" style:apply-style-name="Branco" style:base-cell-address="Planilha1.I41"/>
    </style:style>
    <style:style style:name="ce210" style:family="table-cell" style:parent-style-name="Default">
      <style:map style:condition="cell-content()=1" style:apply-style-name="preto" style:base-cell-address="Planilha1.I42"/>
      <style:map style:condition="cell-content()=0" style:apply-style-name="Branco" style:base-cell-address="Planilha1.I42"/>
    </style:style>
    <style:style style:name="ce211" style:family="table-cell" style:parent-style-name="Default">
      <style:map style:condition="cell-content()=1" style:apply-style-name="preto" style:base-cell-address="Planilha1.I43"/>
      <style:map style:condition="cell-content()=0" style:apply-style-name="Branco" style:base-cell-address="Planilha1.I43"/>
    </style:style>
    <style:style style:name="ce212" style:family="table-cell" style:parent-style-name="Default">
      <style:map style:condition="cell-content()=1" style:apply-style-name="preto" style:base-cell-address="Planilha1.I45"/>
      <style:map style:condition="cell-content()=0" style:apply-style-name="Branco" style:base-cell-address="Planilha1.I45"/>
    </style:style>
    <style:style style:name="ce213" style:family="table-cell" style:parent-style-name="Default">
      <style:map style:condition="cell-content()=1" style:apply-style-name="preto" style:base-cell-address="Planilha1.I46"/>
      <style:map style:condition="cell-content()=0" style:apply-style-name="Branco" style:base-cell-address="Planilha1.I46"/>
    </style:style>
    <style:style style:name="ce214" style:family="table-cell" style:parent-style-name="Default">
      <style:map style:condition="cell-content()=1" style:apply-style-name="preto" style:base-cell-address="Planilha1.I47"/>
      <style:map style:condition="cell-content()=0" style:apply-style-name="Branco" style:base-cell-address="Planilha1.I47"/>
    </style:style>
    <style:style style:name="ce215" style:family="table-cell" style:parent-style-name="Default">
      <style:map style:condition="cell-content()=1" style:apply-style-name="preto" style:base-cell-address="Planilha1.I48"/>
      <style:map style:condition="cell-content()=0" style:apply-style-name="Branco" style:base-cell-address="Planilha1.I48"/>
    </style:style>
    <style:style style:name="ce216" style:family="table-cell" style:parent-style-name="Default">
      <style:map style:condition="cell-content()=1" style:apply-style-name="preto" style:base-cell-address="Planilha1.I49"/>
      <style:map style:condition="cell-content()=0" style:apply-style-name="Branco" style:base-cell-address="Planilha1.I49"/>
    </style:style>
    <style:style style:name="ce217" style:family="table-cell" style:parent-style-name="Default">
      <style:map style:condition="cell-content()=1" style:apply-style-name="preto" style:base-cell-address="Planilha1.I50"/>
      <style:map style:condition="cell-content()=0" style:apply-style-name="Branco" style:base-cell-address="Planilha1.I50"/>
    </style:style>
    <style:style style:name="ce218" style:family="table-cell" style:parent-style-name="Default">
      <style:map style:condition="cell-content()=1" style:apply-style-name="preto" style:base-cell-address="Planilha1.J23"/>
      <style:map style:condition="cell-content()=0" style:apply-style-name="Branco" style:base-cell-address="Planilha1.J23"/>
    </style:style>
    <style:style style:name="ce219" style:family="table-cell" style:parent-style-name="Default">
      <style:map style:condition="cell-content()=1" style:apply-style-name="preto" style:base-cell-address="Planilha1.J24"/>
      <style:map style:condition="cell-content()=0" style:apply-style-name="Branco" style:base-cell-address="Planilha1.J24"/>
    </style:style>
    <style:style style:name="ce220" style:family="table-cell" style:parent-style-name="Default">
      <style:map style:condition="cell-content()=1" style:apply-style-name="preto" style:base-cell-address="Planilha1.J25"/>
      <style:map style:condition="cell-content()=0" style:apply-style-name="Branco" style:base-cell-address="Planilha1.J25"/>
    </style:style>
    <style:style style:name="ce221" style:family="table-cell" style:parent-style-name="Default">
      <style:map style:condition="cell-content()=1" style:apply-style-name="preto" style:base-cell-address="Planilha1.J26"/>
      <style:map style:condition="cell-content()=0" style:apply-style-name="Branco" style:base-cell-address="Planilha1.J26"/>
    </style:style>
    <style:style style:name="ce222" style:family="table-cell" style:parent-style-name="Default">
      <style:map style:condition="cell-content()=1" style:apply-style-name="preto" style:base-cell-address="Planilha1.J27"/>
      <style:map style:condition="cell-content()=0" style:apply-style-name="Branco" style:base-cell-address="Planilha1.J27"/>
    </style:style>
    <style:style style:name="ce223" style:family="table-cell" style:parent-style-name="Default">
      <style:map style:condition="cell-content()=1" style:apply-style-name="preto" style:base-cell-address="Planilha1.J28"/>
      <style:map style:condition="cell-content()=0" style:apply-style-name="Branco" style:base-cell-address="Planilha1.J28"/>
    </style:style>
    <style:style style:name="ce224" style:family="table-cell" style:parent-style-name="Default">
      <style:map style:condition="cell-content()=1" style:apply-style-name="preto" style:base-cell-address="Planilha1.J31"/>
      <style:map style:condition="cell-content()=0" style:apply-style-name="Branco" style:base-cell-address="Planilha1.J31"/>
    </style:style>
    <style:style style:name="ce225" style:family="table-cell" style:parent-style-name="Default">
      <style:map style:condition="cell-content()=1" style:apply-style-name="preto" style:base-cell-address="Planilha1.J32"/>
      <style:map style:condition="cell-content()=0" style:apply-style-name="Branco" style:base-cell-address="Planilha1.J32"/>
    </style:style>
    <style:style style:name="ce226" style:family="table-cell" style:parent-style-name="Default">
      <style:map style:condition="cell-content()=1" style:apply-style-name="preto" style:base-cell-address="Planilha1.J33"/>
      <style:map style:condition="cell-content()=0" style:apply-style-name="Branco" style:base-cell-address="Planilha1.J33"/>
    </style:style>
    <style:style style:name="ce227" style:family="table-cell" style:parent-style-name="Default">
      <style:map style:condition="cell-content()=1" style:apply-style-name="preto" style:base-cell-address="Planilha1.J34"/>
      <style:map style:condition="cell-content()=0" style:apply-style-name="Branco" style:base-cell-address="Planilha1.J34"/>
    </style:style>
    <style:style style:name="ce228" style:family="table-cell" style:parent-style-name="Default">
      <style:map style:condition="cell-content()=1" style:apply-style-name="preto" style:base-cell-address="Planilha1.J35"/>
      <style:map style:condition="cell-content()=0" style:apply-style-name="Branco" style:base-cell-address="Planilha1.J35"/>
    </style:style>
    <style:style style:name="ce229" style:family="table-cell" style:parent-style-name="Default">
      <style:map style:condition="cell-content()=1" style:apply-style-name="preto" style:base-cell-address="Planilha1.J36"/>
      <style:map style:condition="cell-content()=0" style:apply-style-name="Branco" style:base-cell-address="Planilha1.J36"/>
    </style:style>
    <style:style style:name="ce230" style:family="table-cell" style:parent-style-name="Default">
      <style:map style:condition="cell-content()=1" style:apply-style-name="preto" style:base-cell-address="Planilha1.J38"/>
      <style:map style:condition="cell-content()=0" style:apply-style-name="Branco" style:base-cell-address="Planilha1.J38"/>
    </style:style>
    <style:style style:name="ce231" style:family="table-cell" style:parent-style-name="Default">
      <style:map style:condition="cell-content()=1" style:apply-style-name="preto" style:base-cell-address="Planilha1.J39"/>
      <style:map style:condition="cell-content()=0" style:apply-style-name="Branco" style:base-cell-address="Planilha1.J39"/>
    </style:style>
    <style:style style:name="ce232" style:family="table-cell" style:parent-style-name="Default">
      <style:map style:condition="cell-content()=1" style:apply-style-name="preto" style:base-cell-address="Planilha1.J40"/>
      <style:map style:condition="cell-content()=0" style:apply-style-name="Branco" style:base-cell-address="Planilha1.J40"/>
    </style:style>
    <style:style style:name="ce233" style:family="table-cell" style:parent-style-name="Default">
      <style:map style:condition="cell-content()=1" style:apply-style-name="preto" style:base-cell-address="Planilha1.J41"/>
      <style:map style:condition="cell-content()=0" style:apply-style-name="Branco" style:base-cell-address="Planilha1.J41"/>
    </style:style>
    <style:style style:name="ce234" style:family="table-cell" style:parent-style-name="Default">
      <style:map style:condition="cell-content()=1" style:apply-style-name="preto" style:base-cell-address="Planilha1.J42"/>
      <style:map style:condition="cell-content()=0" style:apply-style-name="Branco" style:base-cell-address="Planilha1.J42"/>
    </style:style>
    <style:style style:name="ce235" style:family="table-cell" style:parent-style-name="Default">
      <style:map style:condition="cell-content()=1" style:apply-style-name="preto" style:base-cell-address="Planilha1.J43"/>
      <style:map style:condition="cell-content()=0" style:apply-style-name="Branco" style:base-cell-address="Planilha1.J43"/>
    </style:style>
    <style:style style:name="ce236" style:family="table-cell" style:parent-style-name="Default">
      <style:map style:condition="cell-content()=1" style:apply-style-name="preto" style:base-cell-address="Planilha1.J45"/>
      <style:map style:condition="cell-content()=0" style:apply-style-name="Branco" style:base-cell-address="Planilha1.J45"/>
    </style:style>
    <style:style style:name="ce237" style:family="table-cell" style:parent-style-name="Default">
      <style:map style:condition="cell-content()=1" style:apply-style-name="preto" style:base-cell-address="Planilha1.J46"/>
      <style:map style:condition="cell-content()=0" style:apply-style-name="Branco" style:base-cell-address="Planilha1.J46"/>
    </style:style>
    <style:style style:name="ce238" style:family="table-cell" style:parent-style-name="Default">
      <style:map style:condition="cell-content()=1" style:apply-style-name="preto" style:base-cell-address="Planilha1.J47"/>
      <style:map style:condition="cell-content()=0" style:apply-style-name="Branco" style:base-cell-address="Planilha1.J47"/>
    </style:style>
    <style:style style:name="ce239" style:family="table-cell" style:parent-style-name="Default">
      <style:map style:condition="cell-content()=1" style:apply-style-name="preto" style:base-cell-address="Planilha1.J48"/>
      <style:map style:condition="cell-content()=0" style:apply-style-name="Branco" style:base-cell-address="Planilha1.J48"/>
    </style:style>
    <style:style style:name="ce240" style:family="table-cell" style:parent-style-name="Default">
      <style:map style:condition="cell-content()=1" style:apply-style-name="preto" style:base-cell-address="Planilha1.J49"/>
      <style:map style:condition="cell-content()=0" style:apply-style-name="Branco" style:base-cell-address="Planilha1.J49"/>
    </style:style>
    <style:style style:name="ce241" style:family="table-cell" style:parent-style-name="Default">
      <style:map style:condition="cell-content()=1" style:apply-style-name="preto" style:base-cell-address="Planilha1.J50"/>
      <style:map style:condition="cell-content()=0" style:apply-style-name="Branco" style:base-cell-address="Planilha1.J50"/>
    </style:style>
    <style:style style:name="ce242" style:family="table-cell" style:parent-style-name="Default">
      <style:map style:condition="cell-content()=1" style:apply-style-name="preto" style:base-cell-address="Planilha1.K23"/>
      <style:map style:condition="cell-content()=0" style:apply-style-name="Branco" style:base-cell-address="Planilha1.K23"/>
    </style:style>
    <style:style style:name="ce243" style:family="table-cell" style:parent-style-name="Default">
      <style:map style:condition="cell-content()=1" style:apply-style-name="preto" style:base-cell-address="Planilha1.K24"/>
      <style:map style:condition="cell-content()=0" style:apply-style-name="Branco" style:base-cell-address="Planilha1.K24"/>
    </style:style>
    <style:style style:name="ce244" style:family="table-cell" style:parent-style-name="Default">
      <style:map style:condition="cell-content()=1" style:apply-style-name="preto" style:base-cell-address="Planilha1.K25"/>
      <style:map style:condition="cell-content()=0" style:apply-style-name="Branco" style:base-cell-address="Planilha1.K25"/>
    </style:style>
    <style:style style:name="ce245" style:family="table-cell" style:parent-style-name="Default">
      <style:map style:condition="cell-content()=1" style:apply-style-name="preto" style:base-cell-address="Planilha1.K26"/>
      <style:map style:condition="cell-content()=0" style:apply-style-name="Branco" style:base-cell-address="Planilha1.K26"/>
    </style:style>
    <style:style style:name="ce246" style:family="table-cell" style:parent-style-name="Default">
      <style:map style:condition="cell-content()=1" style:apply-style-name="preto" style:base-cell-address="Planilha1.K27"/>
      <style:map style:condition="cell-content()=0" style:apply-style-name="Branco" style:base-cell-address="Planilha1.K27"/>
    </style:style>
    <style:style style:name="ce247" style:family="table-cell" style:parent-style-name="Default">
      <style:map style:condition="cell-content()=1" style:apply-style-name="preto" style:base-cell-address="Planilha1.K28"/>
      <style:map style:condition="cell-content()=0" style:apply-style-name="Branco" style:base-cell-address="Planilha1.K28"/>
    </style:style>
    <style:style style:name="ce248" style:family="table-cell" style:parent-style-name="Default">
      <style:map style:condition="cell-content()=1" style:apply-style-name="preto" style:base-cell-address="Planilha1.K31"/>
      <style:map style:condition="cell-content()=0" style:apply-style-name="Branco" style:base-cell-address="Planilha1.K31"/>
    </style:style>
    <style:style style:name="ce249" style:family="table-cell" style:parent-style-name="Default">
      <style:map style:condition="cell-content()=1" style:apply-style-name="preto" style:base-cell-address="Planilha1.K32"/>
      <style:map style:condition="cell-content()=0" style:apply-style-name="Branco" style:base-cell-address="Planilha1.K32"/>
    </style:style>
    <style:style style:name="ce250" style:family="table-cell" style:parent-style-name="Default">
      <style:map style:condition="cell-content()=1" style:apply-style-name="preto" style:base-cell-address="Planilha1.K33"/>
      <style:map style:condition="cell-content()=0" style:apply-style-name="Branco" style:base-cell-address="Planilha1.K33"/>
    </style:style>
    <style:style style:name="ce251" style:family="table-cell" style:parent-style-name="Default">
      <style:map style:condition="cell-content()=1" style:apply-style-name="preto" style:base-cell-address="Planilha1.K34"/>
      <style:map style:condition="cell-content()=0" style:apply-style-name="Branco" style:base-cell-address="Planilha1.K34"/>
    </style:style>
    <style:style style:name="ce252" style:family="table-cell" style:parent-style-name="Default">
      <style:map style:condition="cell-content()=1" style:apply-style-name="preto" style:base-cell-address="Planilha1.K35"/>
      <style:map style:condition="cell-content()=0" style:apply-style-name="Branco" style:base-cell-address="Planilha1.K35"/>
    </style:style>
    <style:style style:name="ce253" style:family="table-cell" style:parent-style-name="Default">
      <style:map style:condition="cell-content()=1" style:apply-style-name="preto" style:base-cell-address="Planilha1.K36"/>
      <style:map style:condition="cell-content()=0" style:apply-style-name="Branco" style:base-cell-address="Planilha1.K36"/>
    </style:style>
    <style:style style:name="ce254" style:family="table-cell" style:parent-style-name="Default">
      <style:map style:condition="cell-content()=1" style:apply-style-name="preto" style:base-cell-address="Planilha1.K38"/>
      <style:map style:condition="cell-content()=0" style:apply-style-name="Branco" style:base-cell-address="Planilha1.K38"/>
    </style:style>
    <style:style style:name="ce255" style:family="table-cell" style:parent-style-name="Default">
      <style:map style:condition="cell-content()=1" style:apply-style-name="preto" style:base-cell-address="Planilha1.K39"/>
      <style:map style:condition="cell-content()=0" style:apply-style-name="Branco" style:base-cell-address="Planilha1.K39"/>
    </style:style>
    <style:style style:name="ce256" style:family="table-cell" style:parent-style-name="Default">
      <style:map style:condition="cell-content()=1" style:apply-style-name="preto" style:base-cell-address="Planilha1.K40"/>
      <style:map style:condition="cell-content()=0" style:apply-style-name="Branco" style:base-cell-address="Planilha1.K40"/>
    </style:style>
    <style:style style:name="ce257" style:family="table-cell" style:parent-style-name="Default">
      <style:map style:condition="cell-content()=1" style:apply-style-name="preto" style:base-cell-address="Planilha1.K41"/>
      <style:map style:condition="cell-content()=0" style:apply-style-name="Branco" style:base-cell-address="Planilha1.K41"/>
    </style:style>
    <style:style style:name="ce258" style:family="table-cell" style:parent-style-name="Default">
      <style:map style:condition="cell-content()=1" style:apply-style-name="preto" style:base-cell-address="Planilha1.K42"/>
      <style:map style:condition="cell-content()=0" style:apply-style-name="Branco" style:base-cell-address="Planilha1.K42"/>
    </style:style>
    <style:style style:name="ce259" style:family="table-cell" style:parent-style-name="Default">
      <style:map style:condition="cell-content()=1" style:apply-style-name="preto" style:base-cell-address="Planilha1.K43"/>
      <style:map style:condition="cell-content()=0" style:apply-style-name="Branco" style:base-cell-address="Planilha1.K43"/>
    </style:style>
    <style:style style:name="ce260" style:family="table-cell" style:parent-style-name="Default">
      <style:map style:condition="cell-content()=1" style:apply-style-name="preto" style:base-cell-address="Planilha1.K45"/>
      <style:map style:condition="cell-content()=0" style:apply-style-name="Branco" style:base-cell-address="Planilha1.K45"/>
    </style:style>
    <style:style style:name="ce261" style:family="table-cell" style:parent-style-name="Default">
      <style:map style:condition="cell-content()=1" style:apply-style-name="preto" style:base-cell-address="Planilha1.K46"/>
      <style:map style:condition="cell-content()=0" style:apply-style-name="Branco" style:base-cell-address="Planilha1.K46"/>
    </style:style>
    <style:style style:name="ce262" style:family="table-cell" style:parent-style-name="Default">
      <style:map style:condition="cell-content()=1" style:apply-style-name="preto" style:base-cell-address="Planilha1.K47"/>
      <style:map style:condition="cell-content()=0" style:apply-style-name="Branco" style:base-cell-address="Planilha1.K47"/>
    </style:style>
    <style:style style:name="ce263" style:family="table-cell" style:parent-style-name="Default">
      <style:map style:condition="cell-content()=1" style:apply-style-name="preto" style:base-cell-address="Planilha1.K48"/>
      <style:map style:condition="cell-content()=0" style:apply-style-name="Branco" style:base-cell-address="Planilha1.K48"/>
    </style:style>
    <style:style style:name="ce264" style:family="table-cell" style:parent-style-name="Default">
      <style:map style:condition="cell-content()=1" style:apply-style-name="preto" style:base-cell-address="Planilha1.K49"/>
      <style:map style:condition="cell-content()=0" style:apply-style-name="Branco" style:base-cell-address="Planilha1.K49"/>
    </style:style>
    <style:style style:name="ce265" style:family="table-cell" style:parent-style-name="Default">
      <style:map style:condition="cell-content()=1" style:apply-style-name="preto" style:base-cell-address="Planilha1.K50"/>
      <style:map style:condition="cell-content()=0" style:apply-style-name="Branco" style:base-cell-address="Planilha1.K50"/>
    </style:style>
    <style:style style:name="ce266" style:family="table-cell" style:parent-style-name="Default">
      <style:map style:condition="cell-content()=1" style:apply-style-name="preto" style:base-cell-address="Planilha1.L23"/>
      <style:map style:condition="cell-content()=0" style:apply-style-name="Branco" style:base-cell-address="Planilha1.L23"/>
    </style:style>
    <style:style style:name="ce267" style:family="table-cell" style:parent-style-name="Default">
      <style:map style:condition="cell-content()=1" style:apply-style-name="preto" style:base-cell-address="Planilha1.L24"/>
      <style:map style:condition="cell-content()=0" style:apply-style-name="Branco" style:base-cell-address="Planilha1.L24"/>
    </style:style>
    <style:style style:name="ce268" style:family="table-cell" style:parent-style-name="Default">
      <style:map style:condition="cell-content()=1" style:apply-style-name="preto" style:base-cell-address="Planilha1.L25"/>
      <style:map style:condition="cell-content()=0" style:apply-style-name="Branco" style:base-cell-address="Planilha1.L25"/>
    </style:style>
    <style:style style:name="ce269" style:family="table-cell" style:parent-style-name="Default">
      <style:map style:condition="cell-content()=1" style:apply-style-name="preto" style:base-cell-address="Planilha1.L26"/>
      <style:map style:condition="cell-content()=0" style:apply-style-name="Branco" style:base-cell-address="Planilha1.L26"/>
    </style:style>
    <style:style style:name="ce270" style:family="table-cell" style:parent-style-name="Default">
      <style:map style:condition="cell-content()=1" style:apply-style-name="preto" style:base-cell-address="Planilha1.L27"/>
      <style:map style:condition="cell-content()=0" style:apply-style-name="Branco" style:base-cell-address="Planilha1.L27"/>
    </style:style>
    <style:style style:name="ce271" style:family="table-cell" style:parent-style-name="Default">
      <style:map style:condition="cell-content()=1" style:apply-style-name="preto" style:base-cell-address="Planilha1.L28"/>
      <style:map style:condition="cell-content()=0" style:apply-style-name="Branco" style:base-cell-address="Planilha1.L28"/>
    </style:style>
    <style:style style:name="ce272" style:family="table-cell" style:parent-style-name="Default">
      <style:map style:condition="cell-content()=1" style:apply-style-name="preto" style:base-cell-address="Planilha1.L31"/>
      <style:map style:condition="cell-content()=0" style:apply-style-name="Branco" style:base-cell-address="Planilha1.L31"/>
    </style:style>
    <style:style style:name="ce273" style:family="table-cell" style:parent-style-name="Default">
      <style:map style:condition="cell-content()=1" style:apply-style-name="preto" style:base-cell-address="Planilha1.L32"/>
      <style:map style:condition="cell-content()=0" style:apply-style-name="Branco" style:base-cell-address="Planilha1.L32"/>
    </style:style>
    <style:style style:name="ce274" style:family="table-cell" style:parent-style-name="Default">
      <style:map style:condition="cell-content()=1" style:apply-style-name="preto" style:base-cell-address="Planilha1.L33"/>
      <style:map style:condition="cell-content()=0" style:apply-style-name="Branco" style:base-cell-address="Planilha1.L33"/>
    </style:style>
    <style:style style:name="ce275" style:family="table-cell" style:parent-style-name="Default">
      <style:map style:condition="cell-content()=1" style:apply-style-name="preto" style:base-cell-address="Planilha1.L34"/>
      <style:map style:condition="cell-content()=0" style:apply-style-name="Branco" style:base-cell-address="Planilha1.L34"/>
    </style:style>
    <style:style style:name="ce276" style:family="table-cell" style:parent-style-name="Default">
      <style:map style:condition="cell-content()=1" style:apply-style-name="preto" style:base-cell-address="Planilha1.L35"/>
      <style:map style:condition="cell-content()=0" style:apply-style-name="Branco" style:base-cell-address="Planilha1.L35"/>
    </style:style>
    <style:style style:name="ce277" style:family="table-cell" style:parent-style-name="Default">
      <style:map style:condition="cell-content()=1" style:apply-style-name="preto" style:base-cell-address="Planilha1.L36"/>
      <style:map style:condition="cell-content()=0" style:apply-style-name="Branco" style:base-cell-address="Planilha1.L36"/>
    </style:style>
    <style:style style:name="ce278" style:family="table-cell" style:parent-style-name="Default">
      <style:map style:condition="cell-content()=1" style:apply-style-name="preto" style:base-cell-address="Planilha1.L38"/>
      <style:map style:condition="cell-content()=0" style:apply-style-name="Branco" style:base-cell-address="Planilha1.L38"/>
    </style:style>
    <style:style style:name="ce279" style:family="table-cell" style:parent-style-name="Default">
      <style:map style:condition="cell-content()=1" style:apply-style-name="preto" style:base-cell-address="Planilha1.L39"/>
      <style:map style:condition="cell-content()=0" style:apply-style-name="Branco" style:base-cell-address="Planilha1.L39"/>
    </style:style>
    <style:style style:name="ce280" style:family="table-cell" style:parent-style-name="Default">
      <style:map style:condition="cell-content()=1" style:apply-style-name="preto" style:base-cell-address="Planilha1.L40"/>
      <style:map style:condition="cell-content()=0" style:apply-style-name="Branco" style:base-cell-address="Planilha1.L40"/>
    </style:style>
    <style:style style:name="ce281" style:family="table-cell" style:parent-style-name="Default">
      <style:map style:condition="cell-content()=1" style:apply-style-name="preto" style:base-cell-address="Planilha1.L41"/>
      <style:map style:condition="cell-content()=0" style:apply-style-name="Branco" style:base-cell-address="Planilha1.L41"/>
    </style:style>
    <style:style style:name="ce282" style:family="table-cell" style:parent-style-name="Default">
      <style:map style:condition="cell-content()=1" style:apply-style-name="preto" style:base-cell-address="Planilha1.L42"/>
      <style:map style:condition="cell-content()=0" style:apply-style-name="Branco" style:base-cell-address="Planilha1.L42"/>
    </style:style>
    <style:style style:name="ce283" style:family="table-cell" style:parent-style-name="Default">
      <style:map style:condition="cell-content()=1" style:apply-style-name="preto" style:base-cell-address="Planilha1.L43"/>
      <style:map style:condition="cell-content()=0" style:apply-style-name="Branco" style:base-cell-address="Planilha1.L43"/>
    </style:style>
    <style:style style:name="ce284" style:family="table-cell" style:parent-style-name="Default">
      <style:map style:condition="cell-content()=1" style:apply-style-name="preto" style:base-cell-address="Planilha1.L45"/>
      <style:map style:condition="cell-content()=0" style:apply-style-name="Branco" style:base-cell-address="Planilha1.L45"/>
    </style:style>
    <style:style style:name="ce285" style:family="table-cell" style:parent-style-name="Default">
      <style:map style:condition="cell-content()=1" style:apply-style-name="preto" style:base-cell-address="Planilha1.L46"/>
      <style:map style:condition="cell-content()=0" style:apply-style-name="Branco" style:base-cell-address="Planilha1.L46"/>
    </style:style>
    <style:style style:name="ce286" style:family="table-cell" style:parent-style-name="Default">
      <style:map style:condition="cell-content()=1" style:apply-style-name="preto" style:base-cell-address="Planilha1.L47"/>
      <style:map style:condition="cell-content()=0" style:apply-style-name="Branco" style:base-cell-address="Planilha1.L47"/>
    </style:style>
    <style:style style:name="ce287" style:family="table-cell" style:parent-style-name="Default">
      <style:map style:condition="cell-content()=1" style:apply-style-name="preto" style:base-cell-address="Planilha1.L48"/>
      <style:map style:condition="cell-content()=0" style:apply-style-name="Branco" style:base-cell-address="Planilha1.L48"/>
    </style:style>
    <style:style style:name="ce288" style:family="table-cell" style:parent-style-name="Default">
      <style:map style:condition="cell-content()=1" style:apply-style-name="preto" style:base-cell-address="Planilha1.L49"/>
      <style:map style:condition="cell-content()=0" style:apply-style-name="Branco" style:base-cell-address="Planilha1.L49"/>
    </style:style>
    <style:style style:name="ce289" style:family="table-cell" style:parent-style-name="Default">
      <style:map style:condition="cell-content()=1" style:apply-style-name="preto" style:base-cell-address="Planilha1.L50"/>
      <style:map style:condition="cell-content()=0" style:apply-style-name="Branco" style:base-cell-address="Planilha1.L50"/>
    </style:style>
    <style:style style:name="ce290" style:family="table-cell" style:parent-style-name="Default">
      <style:map style:condition="cell-content()=1" style:apply-style-name="preto" style:base-cell-address="Planilha1.M23"/>
      <style:map style:condition="cell-content()=0" style:apply-style-name="Branco" style:base-cell-address="Planilha1.M23"/>
    </style:style>
    <style:style style:name="ce291" style:family="table-cell" style:parent-style-name="Default">
      <style:map style:condition="cell-content()=1" style:apply-style-name="preto" style:base-cell-address="Planilha1.M24"/>
      <style:map style:condition="cell-content()=0" style:apply-style-name="Branco" style:base-cell-address="Planilha1.M24"/>
    </style:style>
    <style:style style:name="ce292" style:family="table-cell" style:parent-style-name="Default">
      <style:map style:condition="cell-content()=1" style:apply-style-name="preto" style:base-cell-address="Planilha1.M25"/>
      <style:map style:condition="cell-content()=0" style:apply-style-name="Branco" style:base-cell-address="Planilha1.M25"/>
    </style:style>
    <style:style style:name="ce293" style:family="table-cell" style:parent-style-name="Default">
      <style:map style:condition="cell-content()=1" style:apply-style-name="preto" style:base-cell-address="Planilha1.M26"/>
      <style:map style:condition="cell-content()=0" style:apply-style-name="Branco" style:base-cell-address="Planilha1.M26"/>
    </style:style>
    <style:style style:name="ce294" style:family="table-cell" style:parent-style-name="Default">
      <style:map style:condition="cell-content()=1" style:apply-style-name="preto" style:base-cell-address="Planilha1.M27"/>
      <style:map style:condition="cell-content()=0" style:apply-style-name="Branco" style:base-cell-address="Planilha1.M27"/>
    </style:style>
    <style:style style:name="ce295" style:family="table-cell" style:parent-style-name="Default">
      <style:map style:condition="cell-content()=1" style:apply-style-name="preto" style:base-cell-address="Planilha1.M28"/>
      <style:map style:condition="cell-content()=0" style:apply-style-name="Branco" style:base-cell-address="Planilha1.M28"/>
    </style:style>
    <style:style style:name="ce296" style:family="table-cell" style:parent-style-name="Default">
      <style:map style:condition="cell-content()=1" style:apply-style-name="preto" style:base-cell-address="Planilha1.M31"/>
      <style:map style:condition="cell-content()=0" style:apply-style-name="Branco" style:base-cell-address="Planilha1.M31"/>
    </style:style>
    <style:style style:name="ce297" style:family="table-cell" style:parent-style-name="Default">
      <style:map style:condition="cell-content()=1" style:apply-style-name="preto" style:base-cell-address="Planilha1.M32"/>
      <style:map style:condition="cell-content()=0" style:apply-style-name="Branco" style:base-cell-address="Planilha1.M32"/>
    </style:style>
    <style:style style:name="ce298" style:family="table-cell" style:parent-style-name="Default">
      <style:map style:condition="cell-content()=1" style:apply-style-name="preto" style:base-cell-address="Planilha1.M33"/>
      <style:map style:condition="cell-content()=0" style:apply-style-name="Branco" style:base-cell-address="Planilha1.M33"/>
    </style:style>
    <style:style style:name="ce299" style:family="table-cell" style:parent-style-name="Default">
      <style:map style:condition="cell-content()=1" style:apply-style-name="preto" style:base-cell-address="Planilha1.M34"/>
      <style:map style:condition="cell-content()=0" style:apply-style-name="Branco" style:base-cell-address="Planilha1.M34"/>
    </style:style>
    <style:style style:name="ce300" style:family="table-cell" style:parent-style-name="Default">
      <style:map style:condition="cell-content()=1" style:apply-style-name="preto" style:base-cell-address="Planilha1.M35"/>
      <style:map style:condition="cell-content()=0" style:apply-style-name="Branco" style:base-cell-address="Planilha1.M35"/>
    </style:style>
    <style:style style:name="ce301" style:family="table-cell" style:parent-style-name="Default">
      <style:map style:condition="cell-content()=1" style:apply-style-name="preto" style:base-cell-address="Planilha1.M36"/>
      <style:map style:condition="cell-content()=0" style:apply-style-name="Branco" style:base-cell-address="Planilha1.M36"/>
    </style:style>
    <style:style style:name="ce302" style:family="table-cell" style:parent-style-name="Default">
      <style:map style:condition="cell-content()=1" style:apply-style-name="preto" style:base-cell-address="Planilha1.M38"/>
      <style:map style:condition="cell-content()=0" style:apply-style-name="Branco" style:base-cell-address="Planilha1.M38"/>
    </style:style>
    <style:style style:name="ce303" style:family="table-cell" style:parent-style-name="Default">
      <style:map style:condition="cell-content()=1" style:apply-style-name="preto" style:base-cell-address="Planilha1.M39"/>
      <style:map style:condition="cell-content()=0" style:apply-style-name="Branco" style:base-cell-address="Planilha1.M39"/>
    </style:style>
    <style:style style:name="ce304" style:family="table-cell" style:parent-style-name="Default">
      <style:map style:condition="cell-content()=1" style:apply-style-name="preto" style:base-cell-address="Planilha1.M40"/>
      <style:map style:condition="cell-content()=0" style:apply-style-name="Branco" style:base-cell-address="Planilha1.M40"/>
    </style:style>
    <style:style style:name="ce305" style:family="table-cell" style:parent-style-name="Default">
      <style:map style:condition="cell-content()=1" style:apply-style-name="preto" style:base-cell-address="Planilha1.M41"/>
      <style:map style:condition="cell-content()=0" style:apply-style-name="Branco" style:base-cell-address="Planilha1.M41"/>
    </style:style>
    <style:style style:name="ce306" style:family="table-cell" style:parent-style-name="Default">
      <style:map style:condition="cell-content()=1" style:apply-style-name="preto" style:base-cell-address="Planilha1.M42"/>
      <style:map style:condition="cell-content()=0" style:apply-style-name="Branco" style:base-cell-address="Planilha1.M42"/>
    </style:style>
    <style:style style:name="ce307" style:family="table-cell" style:parent-style-name="Default">
      <style:map style:condition="cell-content()=1" style:apply-style-name="preto" style:base-cell-address="Planilha1.M43"/>
      <style:map style:condition="cell-content()=0" style:apply-style-name="Branco" style:base-cell-address="Planilha1.M43"/>
    </style:style>
    <style:style style:name="ce308" style:family="table-cell" style:parent-style-name="Default">
      <style:map style:condition="cell-content()=1" style:apply-style-name="preto" style:base-cell-address="Planilha1.M45"/>
      <style:map style:condition="cell-content()=0" style:apply-style-name="Branco" style:base-cell-address="Planilha1.M45"/>
    </style:style>
    <style:style style:name="ce309" style:family="table-cell" style:parent-style-name="Default">
      <style:map style:condition="cell-content()=1" style:apply-style-name="preto" style:base-cell-address="Planilha1.M46"/>
      <style:map style:condition="cell-content()=0" style:apply-style-name="Branco" style:base-cell-address="Planilha1.M46"/>
    </style:style>
    <style:style style:name="ce310" style:family="table-cell" style:parent-style-name="Default">
      <style:map style:condition="cell-content()=1" style:apply-style-name="preto" style:base-cell-address="Planilha1.M47"/>
      <style:map style:condition="cell-content()=0" style:apply-style-name="Branco" style:base-cell-address="Planilha1.M47"/>
    </style:style>
    <style:style style:name="ce311" style:family="table-cell" style:parent-style-name="Default">
      <style:map style:condition="cell-content()=1" style:apply-style-name="preto" style:base-cell-address="Planilha1.M48"/>
      <style:map style:condition="cell-content()=0" style:apply-style-name="Branco" style:base-cell-address="Planilha1.M48"/>
    </style:style>
    <style:style style:name="ce312" style:family="table-cell" style:parent-style-name="Default">
      <style:map style:condition="cell-content()=1" style:apply-style-name="preto" style:base-cell-address="Planilha1.M49"/>
      <style:map style:condition="cell-content()=0" style:apply-style-name="Branco" style:base-cell-address="Planilha1.M49"/>
    </style:style>
    <style:style style:name="ce313" style:family="table-cell" style:parent-style-name="Default">
      <style:map style:condition="cell-content()=1" style:apply-style-name="preto" style:base-cell-address="Planilha1.M50"/>
      <style:map style:condition="cell-content()=0" style:apply-style-name="Branco" style:base-cell-address="Planilha1.M50"/>
    </style:style>
    <style:style style:name="ce314" style:family="table-cell" style:parent-style-name="Default">
      <style:map style:condition="cell-content()=1" style:apply-style-name="preto" style:base-cell-address="Planilha1.N23"/>
      <style:map style:condition="cell-content()=0" style:apply-style-name="Branco" style:base-cell-address="Planilha1.N23"/>
    </style:style>
    <style:style style:name="ce315" style:family="table-cell" style:parent-style-name="Default">
      <style:map style:condition="cell-content()=1" style:apply-style-name="preto" style:base-cell-address="Planilha1.N24"/>
      <style:map style:condition="cell-content()=0" style:apply-style-name="Branco" style:base-cell-address="Planilha1.N24"/>
    </style:style>
    <style:style style:name="ce316" style:family="table-cell" style:parent-style-name="Default">
      <style:map style:condition="cell-content()=1" style:apply-style-name="preto" style:base-cell-address="Planilha1.N25"/>
      <style:map style:condition="cell-content()=0" style:apply-style-name="Branco" style:base-cell-address="Planilha1.N25"/>
    </style:style>
    <style:style style:name="ce317" style:family="table-cell" style:parent-style-name="Default">
      <style:map style:condition="cell-content()=1" style:apply-style-name="preto" style:base-cell-address="Planilha1.N26"/>
      <style:map style:condition="cell-content()=0" style:apply-style-name="Branco" style:base-cell-address="Planilha1.N26"/>
    </style:style>
    <style:style style:name="ce318" style:family="table-cell" style:parent-style-name="Default">
      <style:map style:condition="cell-content()=1" style:apply-style-name="preto" style:base-cell-address="Planilha1.N27"/>
      <style:map style:condition="cell-content()=0" style:apply-style-name="Branco" style:base-cell-address="Planilha1.N27"/>
    </style:style>
    <style:style style:name="ce319" style:family="table-cell" style:parent-style-name="Default">
      <style:map style:condition="cell-content()=1" style:apply-style-name="preto" style:base-cell-address="Planilha1.N28"/>
      <style:map style:condition="cell-content()=0" style:apply-style-name="Branco" style:base-cell-address="Planilha1.N28"/>
    </style:style>
    <style:style style:name="ce320" style:family="table-cell" style:parent-style-name="Default">
      <style:map style:condition="cell-content()=1" style:apply-style-name="preto" style:base-cell-address="Planilha1.N31"/>
      <style:map style:condition="cell-content()=0" style:apply-style-name="Branco" style:base-cell-address="Planilha1.N31"/>
    </style:style>
    <style:style style:name="ce321" style:family="table-cell" style:parent-style-name="Default">
      <style:map style:condition="cell-content()=1" style:apply-style-name="preto" style:base-cell-address="Planilha1.N32"/>
      <style:map style:condition="cell-content()=0" style:apply-style-name="Branco" style:base-cell-address="Planilha1.N32"/>
    </style:style>
    <style:style style:name="ce322" style:family="table-cell" style:parent-style-name="Default">
      <style:map style:condition="cell-content()=1" style:apply-style-name="preto" style:base-cell-address="Planilha1.N33"/>
      <style:map style:condition="cell-content()=0" style:apply-style-name="Branco" style:base-cell-address="Planilha1.N33"/>
    </style:style>
    <style:style style:name="ce323" style:family="table-cell" style:parent-style-name="Default">
      <style:map style:condition="cell-content()=1" style:apply-style-name="preto" style:base-cell-address="Planilha1.N34"/>
      <style:map style:condition="cell-content()=0" style:apply-style-name="Branco" style:base-cell-address="Planilha1.N34"/>
    </style:style>
    <style:style style:name="ce324" style:family="table-cell" style:parent-style-name="Default">
      <style:map style:condition="cell-content()=1" style:apply-style-name="preto" style:base-cell-address="Planilha1.N35"/>
      <style:map style:condition="cell-content()=0" style:apply-style-name="Branco" style:base-cell-address="Planilha1.N35"/>
    </style:style>
    <style:style style:name="ce325" style:family="table-cell" style:parent-style-name="Default">
      <style:map style:condition="cell-content()=1" style:apply-style-name="preto" style:base-cell-address="Planilha1.N36"/>
      <style:map style:condition="cell-content()=0" style:apply-style-name="Branco" style:base-cell-address="Planilha1.N36"/>
    </style:style>
    <style:style style:name="ce326" style:family="table-cell" style:parent-style-name="Default">
      <style:map style:condition="cell-content()=1" style:apply-style-name="preto" style:base-cell-address="Planilha1.N38"/>
      <style:map style:condition="cell-content()=0" style:apply-style-name="Branco" style:base-cell-address="Planilha1.N38"/>
    </style:style>
    <style:style style:name="ce327" style:family="table-cell" style:parent-style-name="Default">
      <style:map style:condition="cell-content()=1" style:apply-style-name="preto" style:base-cell-address="Planilha1.N39"/>
      <style:map style:condition="cell-content()=0" style:apply-style-name="Branco" style:base-cell-address="Planilha1.N39"/>
    </style:style>
    <style:style style:name="ce328" style:family="table-cell" style:parent-style-name="Default">
      <style:map style:condition="cell-content()=1" style:apply-style-name="preto" style:base-cell-address="Planilha1.N40"/>
      <style:map style:condition="cell-content()=0" style:apply-style-name="Branco" style:base-cell-address="Planilha1.N40"/>
    </style:style>
    <style:style style:name="ce329" style:family="table-cell" style:parent-style-name="Default">
      <style:map style:condition="cell-content()=1" style:apply-style-name="preto" style:base-cell-address="Planilha1.N41"/>
      <style:map style:condition="cell-content()=0" style:apply-style-name="Branco" style:base-cell-address="Planilha1.N41"/>
    </style:style>
    <style:style style:name="ce330" style:family="table-cell" style:parent-style-name="Default">
      <style:map style:condition="cell-content()=1" style:apply-style-name="preto" style:base-cell-address="Planilha1.N42"/>
      <style:map style:condition="cell-content()=0" style:apply-style-name="Branco" style:base-cell-address="Planilha1.N42"/>
    </style:style>
    <style:style style:name="ce331" style:family="table-cell" style:parent-style-name="Default">
      <style:map style:condition="cell-content()=1" style:apply-style-name="preto" style:base-cell-address="Planilha1.N43"/>
      <style:map style:condition="cell-content()=0" style:apply-style-name="Branco" style:base-cell-address="Planilha1.N43"/>
    </style:style>
    <style:style style:name="ce332" style:family="table-cell" style:parent-style-name="Default">
      <style:map style:condition="cell-content()=1" style:apply-style-name="preto" style:base-cell-address="Planilha1.N45"/>
      <style:map style:condition="cell-content()=0" style:apply-style-name="Branco" style:base-cell-address="Planilha1.N45"/>
    </style:style>
    <style:style style:name="ce333" style:family="table-cell" style:parent-style-name="Default">
      <style:map style:condition="cell-content()=1" style:apply-style-name="preto" style:base-cell-address="Planilha1.N46"/>
      <style:map style:condition="cell-content()=0" style:apply-style-name="Branco" style:base-cell-address="Planilha1.N46"/>
    </style:style>
    <style:style style:name="ce334" style:family="table-cell" style:parent-style-name="Default">
      <style:map style:condition="cell-content()=1" style:apply-style-name="preto" style:base-cell-address="Planilha1.N47"/>
      <style:map style:condition="cell-content()=0" style:apply-style-name="Branco" style:base-cell-address="Planilha1.N47"/>
    </style:style>
    <style:style style:name="ce335" style:family="table-cell" style:parent-style-name="Default">
      <style:map style:condition="cell-content()=1" style:apply-style-name="preto" style:base-cell-address="Planilha1.N48"/>
      <style:map style:condition="cell-content()=0" style:apply-style-name="Branco" style:base-cell-address="Planilha1.N48"/>
    </style:style>
    <style:style style:name="ce336" style:family="table-cell" style:parent-style-name="Default">
      <style:map style:condition="cell-content()=1" style:apply-style-name="preto" style:base-cell-address="Planilha1.N49"/>
      <style:map style:condition="cell-content()=0" style:apply-style-name="Branco" style:base-cell-address="Planilha1.N49"/>
    </style:style>
    <style:style style:name="ce337" style:family="table-cell" style:parent-style-name="Default">
      <style:map style:condition="cell-content()=1" style:apply-style-name="preto" style:base-cell-address="Planilha1.N50"/>
      <style:map style:condition="cell-content()=0" style:apply-style-name="Branco" style:base-cell-address="Planilha1.N50"/>
    </style:style>
    <style:style style:name="ce338" style:family="table-cell" style:parent-style-name="Default">
      <style:map style:condition="cell-content()=1" style:apply-style-name="preto" style:base-cell-address="Planilha1.O23"/>
      <style:map style:condition="cell-content()=0" style:apply-style-name="Branco" style:base-cell-address="Planilha1.O23"/>
    </style:style>
    <style:style style:name="ce339" style:family="table-cell" style:parent-style-name="Default">
      <style:map style:condition="cell-content()=1" style:apply-style-name="preto" style:base-cell-address="Planilha1.O24"/>
      <style:map style:condition="cell-content()=0" style:apply-style-name="Branco" style:base-cell-address="Planilha1.O24"/>
    </style:style>
    <style:style style:name="ce340" style:family="table-cell" style:parent-style-name="Default">
      <style:map style:condition="cell-content()=1" style:apply-style-name="preto" style:base-cell-address="Planilha1.O25"/>
      <style:map style:condition="cell-content()=0" style:apply-style-name="Branco" style:base-cell-address="Planilha1.O25"/>
    </style:style>
    <style:style style:name="ce341" style:family="table-cell" style:parent-style-name="Default">
      <style:map style:condition="cell-content()=1" style:apply-style-name="preto" style:base-cell-address="Planilha1.O26"/>
      <style:map style:condition="cell-content()=0" style:apply-style-name="Branco" style:base-cell-address="Planilha1.O26"/>
    </style:style>
    <style:style style:name="ce342" style:family="table-cell" style:parent-style-name="Default">
      <style:map style:condition="cell-content()=1" style:apply-style-name="preto" style:base-cell-address="Planilha1.O27"/>
      <style:map style:condition="cell-content()=0" style:apply-style-name="Branco" style:base-cell-address="Planilha1.O27"/>
    </style:style>
    <style:style style:name="ce343" style:family="table-cell" style:parent-style-name="Default">
      <style:map style:condition="cell-content()=1" style:apply-style-name="preto" style:base-cell-address="Planilha1.O28"/>
      <style:map style:condition="cell-content()=0" style:apply-style-name="Branco" style:base-cell-address="Planilha1.O28"/>
    </style:style>
    <style:style style:name="ce344" style:family="table-cell" style:parent-style-name="Default">
      <style:map style:condition="cell-content()=1" style:apply-style-name="preto" style:base-cell-address="Planilha1.O31"/>
      <style:map style:condition="cell-content()=0" style:apply-style-name="Branco" style:base-cell-address="Planilha1.O31"/>
    </style:style>
    <style:style style:name="ce345" style:family="table-cell" style:parent-style-name="Default">
      <style:map style:condition="cell-content()=1" style:apply-style-name="preto" style:base-cell-address="Planilha1.O32"/>
      <style:map style:condition="cell-content()=0" style:apply-style-name="Branco" style:base-cell-address="Planilha1.O32"/>
    </style:style>
    <style:style style:name="ce346" style:family="table-cell" style:parent-style-name="Default">
      <style:map style:condition="cell-content()=1" style:apply-style-name="preto" style:base-cell-address="Planilha1.O33"/>
      <style:map style:condition="cell-content()=0" style:apply-style-name="Branco" style:base-cell-address="Planilha1.O33"/>
    </style:style>
    <style:style style:name="ce347" style:family="table-cell" style:parent-style-name="Default">
      <style:map style:condition="cell-content()=1" style:apply-style-name="preto" style:base-cell-address="Planilha1.O34"/>
      <style:map style:condition="cell-content()=0" style:apply-style-name="Branco" style:base-cell-address="Planilha1.O34"/>
    </style:style>
    <style:style style:name="ce348" style:family="table-cell" style:parent-style-name="Default">
      <style:map style:condition="cell-content()=1" style:apply-style-name="preto" style:base-cell-address="Planilha1.O35"/>
      <style:map style:condition="cell-content()=0" style:apply-style-name="Branco" style:base-cell-address="Planilha1.O35"/>
    </style:style>
    <style:style style:name="ce349" style:family="table-cell" style:parent-style-name="Default">
      <style:map style:condition="cell-content()=1" style:apply-style-name="preto" style:base-cell-address="Planilha1.O36"/>
      <style:map style:condition="cell-content()=0" style:apply-style-name="Branco" style:base-cell-address="Planilha1.O36"/>
    </style:style>
    <style:style style:name="ce350" style:family="table-cell" style:parent-style-name="Default">
      <style:map style:condition="cell-content()=1" style:apply-style-name="preto" style:base-cell-address="Planilha1.O38"/>
      <style:map style:condition="cell-content()=0" style:apply-style-name="Branco" style:base-cell-address="Planilha1.O38"/>
    </style:style>
    <style:style style:name="ce351" style:family="table-cell" style:parent-style-name="Default">
      <style:map style:condition="cell-content()=1" style:apply-style-name="preto" style:base-cell-address="Planilha1.O39"/>
      <style:map style:condition="cell-content()=0" style:apply-style-name="Branco" style:base-cell-address="Planilha1.O39"/>
    </style:style>
    <style:style style:name="ce352" style:family="table-cell" style:parent-style-name="Default">
      <style:map style:condition="cell-content()=1" style:apply-style-name="preto" style:base-cell-address="Planilha1.O40"/>
      <style:map style:condition="cell-content()=0" style:apply-style-name="Branco" style:base-cell-address="Planilha1.O40"/>
    </style:style>
    <style:style style:name="ce353" style:family="table-cell" style:parent-style-name="Default">
      <style:map style:condition="cell-content()=1" style:apply-style-name="preto" style:base-cell-address="Planilha1.O41"/>
      <style:map style:condition="cell-content()=0" style:apply-style-name="Branco" style:base-cell-address="Planilha1.O41"/>
    </style:style>
    <style:style style:name="ce354" style:family="table-cell" style:parent-style-name="Default">
      <style:map style:condition="cell-content()=1" style:apply-style-name="preto" style:base-cell-address="Planilha1.O42"/>
      <style:map style:condition="cell-content()=0" style:apply-style-name="Branco" style:base-cell-address="Planilha1.O42"/>
    </style:style>
    <style:style style:name="ce355" style:family="table-cell" style:parent-style-name="Default">
      <style:map style:condition="cell-content()=1" style:apply-style-name="preto" style:base-cell-address="Planilha1.O43"/>
      <style:map style:condition="cell-content()=0" style:apply-style-name="Branco" style:base-cell-address="Planilha1.O43"/>
    </style:style>
    <style:style style:name="ce356" style:family="table-cell" style:parent-style-name="Default">
      <style:map style:condition="cell-content()=1" style:apply-style-name="preto" style:base-cell-address="Planilha1.O45"/>
      <style:map style:condition="cell-content()=0" style:apply-style-name="Branco" style:base-cell-address="Planilha1.O45"/>
    </style:style>
    <style:style style:name="ce357" style:family="table-cell" style:parent-style-name="Default">
      <style:map style:condition="cell-content()=1" style:apply-style-name="preto" style:base-cell-address="Planilha1.O46"/>
      <style:map style:condition="cell-content()=0" style:apply-style-name="Branco" style:base-cell-address="Planilha1.O46"/>
    </style:style>
    <style:style style:name="ce358" style:family="table-cell" style:parent-style-name="Default">
      <style:map style:condition="cell-content()=1" style:apply-style-name="preto" style:base-cell-address="Planilha1.O47"/>
      <style:map style:condition="cell-content()=0" style:apply-style-name="Branco" style:base-cell-address="Planilha1.O47"/>
    </style:style>
    <style:style style:name="ce359" style:family="table-cell" style:parent-style-name="Default">
      <style:map style:condition="cell-content()=1" style:apply-style-name="preto" style:base-cell-address="Planilha1.O48"/>
      <style:map style:condition="cell-content()=0" style:apply-style-name="Branco" style:base-cell-address="Planilha1.O48"/>
    </style:style>
    <style:style style:name="ce360" style:family="table-cell" style:parent-style-name="Default">
      <style:map style:condition="cell-content()=1" style:apply-style-name="preto" style:base-cell-address="Planilha1.O49"/>
      <style:map style:condition="cell-content()=0" style:apply-style-name="Branco" style:base-cell-address="Planilha1.O49"/>
    </style:style>
    <style:style style:name="ce361" style:family="table-cell" style:parent-style-name="Default">
      <style:map style:condition="cell-content()=1" style:apply-style-name="preto" style:base-cell-address="Planilha1.O50"/>
      <style:map style:condition="cell-content()=0" style:apply-style-name="Branco" style:base-cell-address="Planilha1.O50"/>
    </style:style>
    <style:style style:name="ce362" style:family="table-cell" style:parent-style-name="Default">
      <style:map style:condition="cell-content()=1" style:apply-style-name="preto" style:base-cell-address="Planilha1.P23"/>
      <style:map style:condition="cell-content()=0" style:apply-style-name="Branco" style:base-cell-address="Planilha1.P23"/>
    </style:style>
    <style:style style:name="ce363" style:family="table-cell" style:parent-style-name="Default">
      <style:map style:condition="cell-content()=1" style:apply-style-name="preto" style:base-cell-address="Planilha1.P24"/>
      <style:map style:condition="cell-content()=0" style:apply-style-name="Branco" style:base-cell-address="Planilha1.P24"/>
    </style:style>
    <style:style style:name="ce364" style:family="table-cell" style:parent-style-name="Default">
      <style:map style:condition="cell-content()=1" style:apply-style-name="preto" style:base-cell-address="Planilha1.P25"/>
      <style:map style:condition="cell-content()=0" style:apply-style-name="Branco" style:base-cell-address="Planilha1.P25"/>
    </style:style>
    <style:style style:name="ce365" style:family="table-cell" style:parent-style-name="Default">
      <style:map style:condition="cell-content()=1" style:apply-style-name="preto" style:base-cell-address="Planilha1.P26"/>
      <style:map style:condition="cell-content()=0" style:apply-style-name="Branco" style:base-cell-address="Planilha1.P26"/>
    </style:style>
    <style:style style:name="ce366" style:family="table-cell" style:parent-style-name="Default">
      <style:map style:condition="cell-content()=1" style:apply-style-name="preto" style:base-cell-address="Planilha1.P27"/>
      <style:map style:condition="cell-content()=0" style:apply-style-name="Branco" style:base-cell-address="Planilha1.P27"/>
    </style:style>
    <style:style style:name="ce367" style:family="table-cell" style:parent-style-name="Default">
      <style:map style:condition="cell-content()=1" style:apply-style-name="preto" style:base-cell-address="Planilha1.P28"/>
      <style:map style:condition="cell-content()=0" style:apply-style-name="Branco" style:base-cell-address="Planilha1.P28"/>
    </style:style>
    <style:style style:name="ce368" style:family="table-cell" style:parent-style-name="Default">
      <style:map style:condition="cell-content()=1" style:apply-style-name="preto" style:base-cell-address="Planilha1.P31"/>
      <style:map style:condition="cell-content()=0" style:apply-style-name="Branco" style:base-cell-address="Planilha1.P31"/>
    </style:style>
    <style:style style:name="ce369" style:family="table-cell" style:parent-style-name="Default">
      <style:map style:condition="cell-content()=1" style:apply-style-name="preto" style:base-cell-address="Planilha1.P32"/>
      <style:map style:condition="cell-content()=0" style:apply-style-name="Branco" style:base-cell-address="Planilha1.P32"/>
    </style:style>
    <style:style style:name="ce370" style:family="table-cell" style:parent-style-name="Default">
      <style:map style:condition="cell-content()=1" style:apply-style-name="preto" style:base-cell-address="Planilha1.P33"/>
      <style:map style:condition="cell-content()=0" style:apply-style-name="Branco" style:base-cell-address="Planilha1.P33"/>
    </style:style>
    <style:style style:name="ce371" style:family="table-cell" style:parent-style-name="Default">
      <style:map style:condition="cell-content()=1" style:apply-style-name="preto" style:base-cell-address="Planilha1.P34"/>
      <style:map style:condition="cell-content()=0" style:apply-style-name="Branco" style:base-cell-address="Planilha1.P34"/>
    </style:style>
    <style:style style:name="ce372" style:family="table-cell" style:parent-style-name="Default">
      <style:map style:condition="cell-content()=1" style:apply-style-name="preto" style:base-cell-address="Planilha1.P35"/>
      <style:map style:condition="cell-content()=0" style:apply-style-name="Branco" style:base-cell-address="Planilha1.P35"/>
    </style:style>
    <style:style style:name="ce373" style:family="table-cell" style:parent-style-name="Default">
      <style:map style:condition="cell-content()=1" style:apply-style-name="preto" style:base-cell-address="Planilha1.P36"/>
      <style:map style:condition="cell-content()=0" style:apply-style-name="Branco" style:base-cell-address="Planilha1.P36"/>
    </style:style>
    <style:style style:name="ce374" style:family="table-cell" style:parent-style-name="Default">
      <style:map style:condition="cell-content()=1" style:apply-style-name="preto" style:base-cell-address="Planilha1.P38"/>
      <style:map style:condition="cell-content()=0" style:apply-style-name="Branco" style:base-cell-address="Planilha1.P38"/>
    </style:style>
    <style:style style:name="ce375" style:family="table-cell" style:parent-style-name="Default">
      <style:map style:condition="cell-content()=1" style:apply-style-name="preto" style:base-cell-address="Planilha1.P39"/>
      <style:map style:condition="cell-content()=0" style:apply-style-name="Branco" style:base-cell-address="Planilha1.P39"/>
    </style:style>
    <style:style style:name="ce376" style:family="table-cell" style:parent-style-name="Default">
      <style:map style:condition="cell-content()=1" style:apply-style-name="preto" style:base-cell-address="Planilha1.P40"/>
      <style:map style:condition="cell-content()=0" style:apply-style-name="Branco" style:base-cell-address="Planilha1.P40"/>
    </style:style>
    <style:style style:name="ce377" style:family="table-cell" style:parent-style-name="Default">
      <style:map style:condition="cell-content()=1" style:apply-style-name="preto" style:base-cell-address="Planilha1.P41"/>
      <style:map style:condition="cell-content()=0" style:apply-style-name="Branco" style:base-cell-address="Planilha1.P41"/>
    </style:style>
    <style:style style:name="ce378" style:family="table-cell" style:parent-style-name="Default">
      <style:map style:condition="cell-content()=1" style:apply-style-name="preto" style:base-cell-address="Planilha1.P42"/>
      <style:map style:condition="cell-content()=0" style:apply-style-name="Branco" style:base-cell-address="Planilha1.P42"/>
    </style:style>
    <style:style style:name="ce379" style:family="table-cell" style:parent-style-name="Default">
      <style:map style:condition="cell-content()=1" style:apply-style-name="preto" style:base-cell-address="Planilha1.P43"/>
      <style:map style:condition="cell-content()=0" style:apply-style-name="Branco" style:base-cell-address="Planilha1.P43"/>
    </style:style>
    <style:style style:name="ce380" style:family="table-cell" style:parent-style-name="Default">
      <style:map style:condition="cell-content()=1" style:apply-style-name="preto" style:base-cell-address="Planilha1.P45"/>
      <style:map style:condition="cell-content()=0" style:apply-style-name="Branco" style:base-cell-address="Planilha1.P45"/>
    </style:style>
    <style:style style:name="ce381" style:family="table-cell" style:parent-style-name="Default">
      <style:map style:condition="cell-content()=1" style:apply-style-name="preto" style:base-cell-address="Planilha1.P46"/>
      <style:map style:condition="cell-content()=0" style:apply-style-name="Branco" style:base-cell-address="Planilha1.P46"/>
    </style:style>
    <style:style style:name="ce382" style:family="table-cell" style:parent-style-name="Default">
      <style:map style:condition="cell-content()=1" style:apply-style-name="preto" style:base-cell-address="Planilha1.P47"/>
      <style:map style:condition="cell-content()=0" style:apply-style-name="Branco" style:base-cell-address="Planilha1.P47"/>
    </style:style>
    <style:style style:name="ce383" style:family="table-cell" style:parent-style-name="Default">
      <style:map style:condition="cell-content()=1" style:apply-style-name="preto" style:base-cell-address="Planilha1.P48"/>
      <style:map style:condition="cell-content()=0" style:apply-style-name="Branco" style:base-cell-address="Planilha1.P48"/>
    </style:style>
    <style:style style:name="ce384" style:family="table-cell" style:parent-style-name="Default">
      <style:map style:condition="cell-content()=1" style:apply-style-name="preto" style:base-cell-address="Planilha1.P49"/>
      <style:map style:condition="cell-content()=0" style:apply-style-name="Branco" style:base-cell-address="Planilha1.P49"/>
    </style:style>
    <style:style style:name="ce385" style:family="table-cell" style:parent-style-name="Default">
      <style:map style:condition="cell-content()=1" style:apply-style-name="preto" style:base-cell-address="Planilha1.P50"/>
      <style:map style:condition="cell-content()=0" style:apply-style-name="Branco" style:base-cell-address="Planilha1.P50"/>
    </style:style>
  </office:automatic-styles>
  <office:body>
    <office:spreadsheet>
      <table:table table:name="Planilha1" table:style-name="ta1" table:print="false">
        <table:table-column table:style-name="co1" table:number-columns-repeated="16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16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90" office:value-type="float" office:value="0" calcext:value-type="float">
            <text:p>0</text:p>
          </table:table-cell>
          <table:table-cell table:style-name="ce314" office:value-type="float" office:value="1" calcext:value-type="float">
            <text:p>1</text:p>
          </table:table-cell>
          <table:table-cell table:style-name="ce338" office:value-type="float" office:value="1" calcext:value-type="float">
            <text:p>1</text:p>
          </table:table-cell>
          <table:table-cell table:style-name="ce36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43" office:value-type="float" office:value="0" calcext:value-type="float">
            <text:p>0</text:p>
          </table:table-cell>
          <table:table-cell table:style-name="ce267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39" office:value-type="float" office:value="0" calcext:value-type="float">
            <text:p>0</text:p>
          </table:table-cell>
          <table:table-cell table:style-name="ce36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68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40" office:value-type="float" office:value="0" calcext:value-type="float">
            <text:p>0</text:p>
          </table:table-cell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93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 table:style-name="ce36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270" office:value-type="float" office:value="1" calcext:value-type="float">
            <text:p>1</text:p>
          </table:table-cell>
          <table:table-cell table:style-name="ce29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42" office:value-type="float" office:value="0" calcext:value-type="float">
            <text:p>0</text:p>
          </table:table-cell>
          <table:table-cell table:style-name="ce36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style-name="ce271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319" office:value-type="float" office:value="1" calcext:value-type="float">
            <text:p>1</text:p>
          </table:table-cell>
          <table:table-cell table:style-name="ce343" office:value-type="float" office:value="1" calcext:value-type="float">
            <text:p>1</text:p>
          </table:table-cell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16"/>
          <table:table-cell table:number-columns-repeated="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200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 table:style-name="ce27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44" office:value-type="float" office:value="0" calcext:value-type="float">
            <text:p>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style-name="ce345"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202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style-name="ce322" office:value-type="float" office:value="0" calcext:value-type="float">
            <text:p>0</text:p>
          </table:table-cell>
          <table:table-cell table:style-name="ce346" office:value-type="float" office:value="0" calcext:value-type="float">
            <text:p>0</text:p>
          </table:table-cell>
          <table:table-cell table:style-name="ce370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203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style-name="ce3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301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49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table:number-columns-repeated="16"/>
          <table:table-cell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58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06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78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326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31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79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52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57" office:value-type="float" office:value="0" calcext:value-type="float">
            <text:p>0</text:p>
          </table:table-cell>
          <table:table-cell table:style-name="ce281" office:value-type="float" office:value="0" calcext:value-type="float">
            <text:p>0</text:p>
          </table:table-cell>
          <table:table-cell table:style-name="ce305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 table:style-name="ce35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34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330" office:value-type="float" office:value="0" calcext:value-type="float">
            <text:p>0</text:p>
          </table:table-cell>
          <table:table-cell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ce211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259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31" office:value-type="float" office:value="0" calcext:value-type="float">
            <text:p>0</text:p>
          </table:table-cell>
          <table:table-cell table:style-name="ce355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table:number-columns-repeated="16"/>
          <table:table-cell table:number-columns-repeated="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style-name="ce30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56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style-name="ce333"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238" office:value-type="float" office:value="0" calcext:value-type="float">
            <text:p>0</text:p>
          </table:table-cell>
          <table:table-cell table:style-name="ce262" office:value-type="float" office:value="1" calcext:value-type="float">
            <text:p>1</text:p>
          </table:table-cell>
          <table:table-cell table:style-name="ce286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34" office:value-type="float" office:value="0" calcext:value-type="float">
            <text:p>0</text:p>
          </table:table-cell>
          <table:table-cell table:style-name="ce358" office:value-type="float" office:value="0" calcext:value-type="float">
            <text:p>0</text:p>
          </table:table-cell>
          <table:table-cell table:style-name="ce38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style-name="ce215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287" office:value-type="float" office:value="0" calcext:value-type="float">
            <text:p>0</text:p>
          </table:table-cell>
          <table:table-cell table:style-name="ce311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59" office:value-type="float" office:value="0" calcext:value-type="float">
            <text:p>0</text:p>
          </table:table-cell>
          <table:table-cell table:style-name="ce38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table-cell table:style-name="ce288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36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38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265" office:value-type="float" office:value="0" calcext:value-type="float">
            <text:p>0</text:p>
          </table:table-cell>
          <table:table-cell table:style-name="ce289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style-name="ce337" office:value-type="float" office:value="0" calcext:value-type="float">
            <text:p>0</text:p>
          </table:table-cell>
          <table:table-cell table:style-name="ce361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number-columns-repeated="2"/>
        </table:table-row>
        <calcext:conditional-formats>
          <calcext:conditional-format calcext:target-range-address="Planilha1.A1:Planilha1.P20">
            <calcext:condition calcext:apply-style-name="preto" calcext:value="=1" calcext:base-cell-address="Planilha1.A1"/>
            <calcext:condition calcext:apply-style-name="Branco" calcext:value="=0" calcext:base-cell-address="Planilha1.A1"/>
          </calcext:conditional-format>
          <calcext:conditional-format calcext:target-range-address="Planilha1.A23:Planilha1.A23">
            <calcext:condition calcext:apply-style-name="preto" calcext:value="=1" calcext:base-cell-address="Planilha1.A23"/>
            <calcext:condition calcext:apply-style-name="Branco" calcext:value="=0" calcext:base-cell-address="Planilha1.A23"/>
          </calcext:conditional-format>
          <calcext:conditional-format calcext:target-range-address="Planilha1.B23:Planilha1.B23">
            <calcext:condition calcext:apply-style-name="preto" calcext:value="=1" calcext:base-cell-address="Planilha1.B23"/>
            <calcext:condition calcext:apply-style-name="Branco" calcext:value="=0" calcext:base-cell-address="Planilha1.B23"/>
          </calcext:conditional-format>
          <calcext:conditional-format calcext:target-range-address="Planilha1.C23:Planilha1.C23">
            <calcext:condition calcext:apply-style-name="preto" calcext:value="=1" calcext:base-cell-address="Planilha1.C23"/>
            <calcext:condition calcext:apply-style-name="Branco" calcext:value="=0" calcext:base-cell-address="Planilha1.C23"/>
          </calcext:conditional-format>
          <calcext:conditional-format calcext:target-range-address="Planilha1.D23:Planilha1.D23">
            <calcext:condition calcext:apply-style-name="preto" calcext:value="=1" calcext:base-cell-address="Planilha1.D23"/>
            <calcext:condition calcext:apply-style-name="Branco" calcext:value="=0" calcext:base-cell-address="Planilha1.D23"/>
          </calcext:conditional-format>
          <calcext:conditional-format calcext:target-range-address="Planilha1.E23:Planilha1.E23">
            <calcext:condition calcext:apply-style-name="preto" calcext:value="=1" calcext:base-cell-address="Planilha1.E23"/>
            <calcext:condition calcext:apply-style-name="Branco" calcext:value="=0" calcext:base-cell-address="Planilha1.E23"/>
          </calcext:conditional-format>
          <calcext:conditional-format calcext:target-range-address="Planilha1.F23:Planilha1.F23">
            <calcext:condition calcext:apply-style-name="preto" calcext:value="=1" calcext:base-cell-address="Planilha1.F23"/>
            <calcext:condition calcext:apply-style-name="Branco" calcext:value="=0" calcext:base-cell-address="Planilha1.F23"/>
          </calcext:conditional-format>
          <calcext:conditional-format calcext:target-range-address="Planilha1.G23:Planilha1.G23">
            <calcext:condition calcext:apply-style-name="preto" calcext:value="=1" calcext:base-cell-address="Planilha1.G23"/>
            <calcext:condition calcext:apply-style-name="Branco" calcext:value="=0" calcext:base-cell-address="Planilha1.G23"/>
          </calcext:conditional-format>
          <calcext:conditional-format calcext:target-range-address="Planilha1.H23:Planilha1.H23">
            <calcext:condition calcext:apply-style-name="preto" calcext:value="=1" calcext:base-cell-address="Planilha1.H23"/>
            <calcext:condition calcext:apply-style-name="Branco" calcext:value="=0" calcext:base-cell-address="Planilha1.H23"/>
          </calcext:conditional-format>
          <calcext:conditional-format calcext:target-range-address="Planilha1.I23:Planilha1.I23">
            <calcext:condition calcext:apply-style-name="preto" calcext:value="=1" calcext:base-cell-address="Planilha1.I23"/>
            <calcext:condition calcext:apply-style-name="Branco" calcext:value="=0" calcext:base-cell-address="Planilha1.I23"/>
          </calcext:conditional-format>
          <calcext:conditional-format calcext:target-range-address="Planilha1.J23:Planilha1.J23">
            <calcext:condition calcext:apply-style-name="preto" calcext:value="=1" calcext:base-cell-address="Planilha1.J23"/>
            <calcext:condition calcext:apply-style-name="Branco" calcext:value="=0" calcext:base-cell-address="Planilha1.J23"/>
          </calcext:conditional-format>
          <calcext:conditional-format calcext:target-range-address="Planilha1.K23:Planilha1.K23">
            <calcext:condition calcext:apply-style-name="preto" calcext:value="=1" calcext:base-cell-address="Planilha1.K23"/>
            <calcext:condition calcext:apply-style-name="Branco" calcext:value="=0" calcext:base-cell-address="Planilha1.K23"/>
          </calcext:conditional-format>
          <calcext:conditional-format calcext:target-range-address="Planilha1.L23:Planilha1.L23">
            <calcext:condition calcext:apply-style-name="preto" calcext:value="=1" calcext:base-cell-address="Planilha1.L23"/>
            <calcext:condition calcext:apply-style-name="Branco" calcext:value="=0" calcext:base-cell-address="Planilha1.L23"/>
          </calcext:conditional-format>
          <calcext:conditional-format calcext:target-range-address="Planilha1.M23:Planilha1.M23">
            <calcext:condition calcext:apply-style-name="preto" calcext:value="=1" calcext:base-cell-address="Planilha1.M23"/>
            <calcext:condition calcext:apply-style-name="Branco" calcext:value="=0" calcext:base-cell-address="Planilha1.M23"/>
          </calcext:conditional-format>
          <calcext:conditional-format calcext:target-range-address="Planilha1.N23:Planilha1.N23">
            <calcext:condition calcext:apply-style-name="preto" calcext:value="=1" calcext:base-cell-address="Planilha1.N23"/>
            <calcext:condition calcext:apply-style-name="Branco" calcext:value="=0" calcext:base-cell-address="Planilha1.N23"/>
          </calcext:conditional-format>
          <calcext:conditional-format calcext:target-range-address="Planilha1.O23:Planilha1.O23">
            <calcext:condition calcext:apply-style-name="preto" calcext:value="=1" calcext:base-cell-address="Planilha1.O23"/>
            <calcext:condition calcext:apply-style-name="Branco" calcext:value="=0" calcext:base-cell-address="Planilha1.O23"/>
          </calcext:conditional-format>
          <calcext:conditional-format calcext:target-range-address="Planilha1.P23:Planilha1.P23">
            <calcext:condition calcext:apply-style-name="preto" calcext:value="=1" calcext:base-cell-address="Planilha1.P23"/>
            <calcext:condition calcext:apply-style-name="Branco" calcext:value="=0" calcext:base-cell-address="Planilha1.P23"/>
          </calcext:conditional-format>
          <calcext:conditional-format calcext:target-range-address="Planilha1.A24:Planilha1.A24">
            <calcext:condition calcext:apply-style-name="preto" calcext:value="=1" calcext:base-cell-address="Planilha1.A24"/>
            <calcext:condition calcext:apply-style-name="Branco" calcext:value="=0" calcext:base-cell-address="Planilha1.A24"/>
          </calcext:conditional-format>
          <calcext:conditional-format calcext:target-range-address="Planilha1.B24:Planilha1.B24">
            <calcext:condition calcext:apply-style-name="preto" calcext:value="=1" calcext:base-cell-address="Planilha1.B24"/>
            <calcext:condition calcext:apply-style-name="Branco" calcext:value="=0" calcext:base-cell-address="Planilha1.B24"/>
          </calcext:conditional-format>
          <calcext:conditional-format calcext:target-range-address="Planilha1.C24:Planilha1.C24">
            <calcext:condition calcext:apply-style-name="preto" calcext:value="=1" calcext:base-cell-address="Planilha1.C24"/>
            <calcext:condition calcext:apply-style-name="Branco" calcext:value="=0" calcext:base-cell-address="Planilha1.C24"/>
          </calcext:conditional-format>
          <calcext:conditional-format calcext:target-range-address="Planilha1.D24:Planilha1.D24">
            <calcext:condition calcext:apply-style-name="preto" calcext:value="=1" calcext:base-cell-address="Planilha1.D24"/>
            <calcext:condition calcext:apply-style-name="Branco" calcext:value="=0" calcext:base-cell-address="Planilha1.D24"/>
          </calcext:conditional-format>
          <calcext:conditional-format calcext:target-range-address="Planilha1.E24:Planilha1.E24">
            <calcext:condition calcext:apply-style-name="preto" calcext:value="=1" calcext:base-cell-address="Planilha1.E24"/>
            <calcext:condition calcext:apply-style-name="Branco" calcext:value="=0" calcext:base-cell-address="Planilha1.E24"/>
          </calcext:conditional-format>
          <calcext:conditional-format calcext:target-range-address="Planilha1.F24:Planilha1.F24">
            <calcext:condition calcext:apply-style-name="preto" calcext:value="=1" calcext:base-cell-address="Planilha1.F24"/>
            <calcext:condition calcext:apply-style-name="Branco" calcext:value="=0" calcext:base-cell-address="Planilha1.F24"/>
          </calcext:conditional-format>
          <calcext:conditional-format calcext:target-range-address="Planilha1.G24:Planilha1.G24">
            <calcext:condition calcext:apply-style-name="preto" calcext:value="=1" calcext:base-cell-address="Planilha1.G24"/>
            <calcext:condition calcext:apply-style-name="Branco" calcext:value="=0" calcext:base-cell-address="Planilha1.G24"/>
          </calcext:conditional-format>
          <calcext:conditional-format calcext:target-range-address="Planilha1.H24:Planilha1.H24">
            <calcext:condition calcext:apply-style-name="preto" calcext:value="=1" calcext:base-cell-address="Planilha1.H24"/>
            <calcext:condition calcext:apply-style-name="Branco" calcext:value="=0" calcext:base-cell-address="Planilha1.H24"/>
          </calcext:conditional-format>
          <calcext:conditional-format calcext:target-range-address="Planilha1.I24:Planilha1.I24">
            <calcext:condition calcext:apply-style-name="preto" calcext:value="=1" calcext:base-cell-address="Planilha1.I24"/>
            <calcext:condition calcext:apply-style-name="Branco" calcext:value="=0" calcext:base-cell-address="Planilha1.I24"/>
          </calcext:conditional-format>
          <calcext:conditional-format calcext:target-range-address="Planilha1.J24:Planilha1.J24">
            <calcext:condition calcext:apply-style-name="preto" calcext:value="=1" calcext:base-cell-address="Planilha1.J24"/>
            <calcext:condition calcext:apply-style-name="Branco" calcext:value="=0" calcext:base-cell-address="Planilha1.J24"/>
          </calcext:conditional-format>
          <calcext:conditional-format calcext:target-range-address="Planilha1.K24:Planilha1.K24">
            <calcext:condition calcext:apply-style-name="preto" calcext:value="=1" calcext:base-cell-address="Planilha1.K24"/>
            <calcext:condition calcext:apply-style-name="Branco" calcext:value="=0" calcext:base-cell-address="Planilha1.K24"/>
          </calcext:conditional-format>
          <calcext:conditional-format calcext:target-range-address="Planilha1.L24:Planilha1.L24">
            <calcext:condition calcext:apply-style-name="preto" calcext:value="=1" calcext:base-cell-address="Planilha1.L24"/>
            <calcext:condition calcext:apply-style-name="Branco" calcext:value="=0" calcext:base-cell-address="Planilha1.L24"/>
          </calcext:conditional-format>
          <calcext:conditional-format calcext:target-range-address="Planilha1.M24:Planilha1.M24">
            <calcext:condition calcext:apply-style-name="preto" calcext:value="=1" calcext:base-cell-address="Planilha1.M24"/>
            <calcext:condition calcext:apply-style-name="Branco" calcext:value="=0" calcext:base-cell-address="Planilha1.M24"/>
          </calcext:conditional-format>
          <calcext:conditional-format calcext:target-range-address="Planilha1.N24:Planilha1.N24">
            <calcext:condition calcext:apply-style-name="preto" calcext:value="=1" calcext:base-cell-address="Planilha1.N24"/>
            <calcext:condition calcext:apply-style-name="Branco" calcext:value="=0" calcext:base-cell-address="Planilha1.N24"/>
          </calcext:conditional-format>
          <calcext:conditional-format calcext:target-range-address="Planilha1.O24:Planilha1.O24">
            <calcext:condition calcext:apply-style-name="preto" calcext:value="=1" calcext:base-cell-address="Planilha1.O24"/>
            <calcext:condition calcext:apply-style-name="Branco" calcext:value="=0" calcext:base-cell-address="Planilha1.O24"/>
          </calcext:conditional-format>
          <calcext:conditional-format calcext:target-range-address="Planilha1.P24:Planilha1.P24">
            <calcext:condition calcext:apply-style-name="preto" calcext:value="=1" calcext:base-cell-address="Planilha1.P24"/>
            <calcext:condition calcext:apply-style-name="Branco" calcext:value="=0" calcext:base-cell-address="Planilha1.P24"/>
          </calcext:conditional-format>
          <calcext:conditional-format calcext:target-range-address="Planilha1.A25:Planilha1.A25">
            <calcext:condition calcext:apply-style-name="preto" calcext:value="=1" calcext:base-cell-address="Planilha1.A25"/>
            <calcext:condition calcext:apply-style-name="Branco" calcext:value="=0" calcext:base-cell-address="Planilha1.A25"/>
          </calcext:conditional-format>
          <calcext:conditional-format calcext:target-range-address="Planilha1.B25:Planilha1.B25">
            <calcext:condition calcext:apply-style-name="preto" calcext:value="=1" calcext:base-cell-address="Planilha1.B25"/>
            <calcext:condition calcext:apply-style-name="Branco" calcext:value="=0" calcext:base-cell-address="Planilha1.B25"/>
          </calcext:conditional-format>
          <calcext:conditional-format calcext:target-range-address="Planilha1.C25:Planilha1.C25">
            <calcext:condition calcext:apply-style-name="preto" calcext:value="=1" calcext:base-cell-address="Planilha1.C25"/>
            <calcext:condition calcext:apply-style-name="Branco" calcext:value="=0" calcext:base-cell-address="Planilha1.C25"/>
          </calcext:conditional-format>
          <calcext:conditional-format calcext:target-range-address="Planilha1.D25:Planilha1.D25">
            <calcext:condition calcext:apply-style-name="preto" calcext:value="=1" calcext:base-cell-address="Planilha1.D25"/>
            <calcext:condition calcext:apply-style-name="Branco" calcext:value="=0" calcext:base-cell-address="Planilha1.D25"/>
          </calcext:conditional-format>
          <calcext:conditional-format calcext:target-range-address="Planilha1.E25:Planilha1.E25">
            <calcext:condition calcext:apply-style-name="preto" calcext:value="=1" calcext:base-cell-address="Planilha1.E25"/>
            <calcext:condition calcext:apply-style-name="Branco" calcext:value="=0" calcext:base-cell-address="Planilha1.E25"/>
          </calcext:conditional-format>
          <calcext:conditional-format calcext:target-range-address="Planilha1.F25:Planilha1.F25">
            <calcext:condition calcext:apply-style-name="preto" calcext:value="=1" calcext:base-cell-address="Planilha1.F25"/>
            <calcext:condition calcext:apply-style-name="Branco" calcext:value="=0" calcext:base-cell-address="Planilha1.F25"/>
          </calcext:conditional-format>
          <calcext:conditional-format calcext:target-range-address="Planilha1.G25:Planilha1.G25">
            <calcext:condition calcext:apply-style-name="preto" calcext:value="=1" calcext:base-cell-address="Planilha1.G25"/>
            <calcext:condition calcext:apply-style-name="Branco" calcext:value="=0" calcext:base-cell-address="Planilha1.G25"/>
          </calcext:conditional-format>
          <calcext:conditional-format calcext:target-range-address="Planilha1.H25:Planilha1.H25">
            <calcext:condition calcext:apply-style-name="preto" calcext:value="=1" calcext:base-cell-address="Planilha1.H25"/>
            <calcext:condition calcext:apply-style-name="Branco" calcext:value="=0" calcext:base-cell-address="Planilha1.H25"/>
          </calcext:conditional-format>
          <calcext:conditional-format calcext:target-range-address="Planilha1.I25:Planilha1.I25">
            <calcext:condition calcext:apply-style-name="preto" calcext:value="=1" calcext:base-cell-address="Planilha1.I25"/>
            <calcext:condition calcext:apply-style-name="Branco" calcext:value="=0" calcext:base-cell-address="Planilha1.I25"/>
          </calcext:conditional-format>
          <calcext:conditional-format calcext:target-range-address="Planilha1.J25:Planilha1.J25">
            <calcext:condition calcext:apply-style-name="preto" calcext:value="=1" calcext:base-cell-address="Planilha1.J25"/>
            <calcext:condition calcext:apply-style-name="Branco" calcext:value="=0" calcext:base-cell-address="Planilha1.J25"/>
          </calcext:conditional-format>
          <calcext:conditional-format calcext:target-range-address="Planilha1.K25:Planilha1.K25">
            <calcext:condition calcext:apply-style-name="preto" calcext:value="=1" calcext:base-cell-address="Planilha1.K25"/>
            <calcext:condition calcext:apply-style-name="Branco" calcext:value="=0" calcext:base-cell-address="Planilha1.K25"/>
          </calcext:conditional-format>
          <calcext:conditional-format calcext:target-range-address="Planilha1.L25:Planilha1.L25">
            <calcext:condition calcext:apply-style-name="preto" calcext:value="=1" calcext:base-cell-address="Planilha1.L25"/>
            <calcext:condition calcext:apply-style-name="Branco" calcext:value="=0" calcext:base-cell-address="Planilha1.L25"/>
          </calcext:conditional-format>
          <calcext:conditional-format calcext:target-range-address="Planilha1.M25:Planilha1.M25">
            <calcext:condition calcext:apply-style-name="preto" calcext:value="=1" calcext:base-cell-address="Planilha1.M25"/>
            <calcext:condition calcext:apply-style-name="Branco" calcext:value="=0" calcext:base-cell-address="Planilha1.M25"/>
          </calcext:conditional-format>
          <calcext:conditional-format calcext:target-range-address="Planilha1.N25:Planilha1.N25">
            <calcext:condition calcext:apply-style-name="preto" calcext:value="=1" calcext:base-cell-address="Planilha1.N25"/>
            <calcext:condition calcext:apply-style-name="Branco" calcext:value="=0" calcext:base-cell-address="Planilha1.N25"/>
          </calcext:conditional-format>
          <calcext:conditional-format calcext:target-range-address="Planilha1.O25:Planilha1.O25">
            <calcext:condition calcext:apply-style-name="preto" calcext:value="=1" calcext:base-cell-address="Planilha1.O25"/>
            <calcext:condition calcext:apply-style-name="Branco" calcext:value="=0" calcext:base-cell-address="Planilha1.O25"/>
          </calcext:conditional-format>
          <calcext:conditional-format calcext:target-range-address="Planilha1.P25:Planilha1.P25">
            <calcext:condition calcext:apply-style-name="preto" calcext:value="=1" calcext:base-cell-address="Planilha1.P25"/>
            <calcext:condition calcext:apply-style-name="Branco" calcext:value="=0" calcext:base-cell-address="Planilha1.P25"/>
          </calcext:conditional-format>
          <calcext:conditional-format calcext:target-range-address="Planilha1.A26:Planilha1.A26">
            <calcext:condition calcext:apply-style-name="preto" calcext:value="=1" calcext:base-cell-address="Planilha1.A26"/>
            <calcext:condition calcext:apply-style-name="Branco" calcext:value="=0" calcext:base-cell-address="Planilha1.A26"/>
          </calcext:conditional-format>
          <calcext:conditional-format calcext:target-range-address="Planilha1.B26:Planilha1.B26">
            <calcext:condition calcext:apply-style-name="preto" calcext:value="=1" calcext:base-cell-address="Planilha1.B26"/>
            <calcext:condition calcext:apply-style-name="Branco" calcext:value="=0" calcext:base-cell-address="Planilha1.B26"/>
          </calcext:conditional-format>
          <calcext:conditional-format calcext:target-range-address="Planilha1.C26:Planilha1.C26">
            <calcext:condition calcext:apply-style-name="preto" calcext:value="=1" calcext:base-cell-address="Planilha1.C26"/>
            <calcext:condition calcext:apply-style-name="Branco" calcext:value="=0" calcext:base-cell-address="Planilha1.C26"/>
          </calcext:conditional-format>
          <calcext:conditional-format calcext:target-range-address="Planilha1.D26:Planilha1.D26">
            <calcext:condition calcext:apply-style-name="preto" calcext:value="=1" calcext:base-cell-address="Planilha1.D26"/>
            <calcext:condition calcext:apply-style-name="Branco" calcext:value="=0" calcext:base-cell-address="Planilha1.D26"/>
          </calcext:conditional-format>
          <calcext:conditional-format calcext:target-range-address="Planilha1.E26:Planilha1.E26">
            <calcext:condition calcext:apply-style-name="preto" calcext:value="=1" calcext:base-cell-address="Planilha1.E26"/>
            <calcext:condition calcext:apply-style-name="Branco" calcext:value="=0" calcext:base-cell-address="Planilha1.E26"/>
          </calcext:conditional-format>
          <calcext:conditional-format calcext:target-range-address="Planilha1.F26:Planilha1.F26">
            <calcext:condition calcext:apply-style-name="preto" calcext:value="=1" calcext:base-cell-address="Planilha1.F26"/>
            <calcext:condition calcext:apply-style-name="Branco" calcext:value="=0" calcext:base-cell-address="Planilha1.F26"/>
          </calcext:conditional-format>
          <calcext:conditional-format calcext:target-range-address="Planilha1.G26:Planilha1.G26">
            <calcext:condition calcext:apply-style-name="preto" calcext:value="=1" calcext:base-cell-address="Planilha1.G26"/>
            <calcext:condition calcext:apply-style-name="Branco" calcext:value="=0" calcext:base-cell-address="Planilha1.G26"/>
          </calcext:conditional-format>
          <calcext:conditional-format calcext:target-range-address="Planilha1.H26:Planilha1.H26">
            <calcext:condition calcext:apply-style-name="preto" calcext:value="=1" calcext:base-cell-address="Planilha1.H26"/>
            <calcext:condition calcext:apply-style-name="Branco" calcext:value="=0" calcext:base-cell-address="Planilha1.H26"/>
          </calcext:conditional-format>
          <calcext:conditional-format calcext:target-range-address="Planilha1.I26:Planilha1.I26">
            <calcext:condition calcext:apply-style-name="preto" calcext:value="=1" calcext:base-cell-address="Planilha1.I26"/>
            <calcext:condition calcext:apply-style-name="Branco" calcext:value="=0" calcext:base-cell-address="Planilha1.I26"/>
          </calcext:conditional-format>
          <calcext:conditional-format calcext:target-range-address="Planilha1.J26:Planilha1.J26">
            <calcext:condition calcext:apply-style-name="preto" calcext:value="=1" calcext:base-cell-address="Planilha1.J26"/>
            <calcext:condition calcext:apply-style-name="Branco" calcext:value="=0" calcext:base-cell-address="Planilha1.J26"/>
          </calcext:conditional-format>
          <calcext:conditional-format calcext:target-range-address="Planilha1.K26:Planilha1.K26">
            <calcext:condition calcext:apply-style-name="preto" calcext:value="=1" calcext:base-cell-address="Planilha1.K26"/>
            <calcext:condition calcext:apply-style-name="Branco" calcext:value="=0" calcext:base-cell-address="Planilha1.K26"/>
          </calcext:conditional-format>
          <calcext:conditional-format calcext:target-range-address="Planilha1.L26:Planilha1.L26">
            <calcext:condition calcext:apply-style-name="preto" calcext:value="=1" calcext:base-cell-address="Planilha1.L26"/>
            <calcext:condition calcext:apply-style-name="Branco" calcext:value="=0" calcext:base-cell-address="Planilha1.L26"/>
          </calcext:conditional-format>
          <calcext:conditional-format calcext:target-range-address="Planilha1.M26:Planilha1.M26">
            <calcext:condition calcext:apply-style-name="preto" calcext:value="=1" calcext:base-cell-address="Planilha1.M26"/>
            <calcext:condition calcext:apply-style-name="Branco" calcext:value="=0" calcext:base-cell-address="Planilha1.M26"/>
          </calcext:conditional-format>
          <calcext:conditional-format calcext:target-range-address="Planilha1.N26:Planilha1.N26">
            <calcext:condition calcext:apply-style-name="preto" calcext:value="=1" calcext:base-cell-address="Planilha1.N26"/>
            <calcext:condition calcext:apply-style-name="Branco" calcext:value="=0" calcext:base-cell-address="Planilha1.N26"/>
          </calcext:conditional-format>
          <calcext:conditional-format calcext:target-range-address="Planilha1.O26:Planilha1.O26">
            <calcext:condition calcext:apply-style-name="preto" calcext:value="=1" calcext:base-cell-address="Planilha1.O26"/>
            <calcext:condition calcext:apply-style-name="Branco" calcext:value="=0" calcext:base-cell-address="Planilha1.O26"/>
          </calcext:conditional-format>
          <calcext:conditional-format calcext:target-range-address="Planilha1.P26:Planilha1.P26">
            <calcext:condition calcext:apply-style-name="preto" calcext:value="=1" calcext:base-cell-address="Planilha1.P26"/>
            <calcext:condition calcext:apply-style-name="Branco" calcext:value="=0" calcext:base-cell-address="Planilha1.P26"/>
          </calcext:conditional-format>
          <calcext:conditional-format calcext:target-range-address="Planilha1.A27:Planilha1.A27">
            <calcext:condition calcext:apply-style-name="preto" calcext:value="=1" calcext:base-cell-address="Planilha1.A27"/>
            <calcext:condition calcext:apply-style-name="Branco" calcext:value="=0" calcext:base-cell-address="Planilha1.A27"/>
          </calcext:conditional-format>
          <calcext:conditional-format calcext:target-range-address="Planilha1.B27:Planilha1.B27">
            <calcext:condition calcext:apply-style-name="preto" calcext:value="=1" calcext:base-cell-address="Planilha1.B27"/>
            <calcext:condition calcext:apply-style-name="Branco" calcext:value="=0" calcext:base-cell-address="Planilha1.B27"/>
          </calcext:conditional-format>
          <calcext:conditional-format calcext:target-range-address="Planilha1.C27:Planilha1.C27">
            <calcext:condition calcext:apply-style-name="preto" calcext:value="=1" calcext:base-cell-address="Planilha1.C27"/>
            <calcext:condition calcext:apply-style-name="Branco" calcext:value="=0" calcext:base-cell-address="Planilha1.C27"/>
          </calcext:conditional-format>
          <calcext:conditional-format calcext:target-range-address="Planilha1.D27:Planilha1.D27">
            <calcext:condition calcext:apply-style-name="preto" calcext:value="=1" calcext:base-cell-address="Planilha1.D27"/>
            <calcext:condition calcext:apply-style-name="Branco" calcext:value="=0" calcext:base-cell-address="Planilha1.D27"/>
          </calcext:conditional-format>
          <calcext:conditional-format calcext:target-range-address="Planilha1.E27:Planilha1.E27">
            <calcext:condition calcext:apply-style-name="preto" calcext:value="=1" calcext:base-cell-address="Planilha1.E27"/>
            <calcext:condition calcext:apply-style-name="Branco" calcext:value="=0" calcext:base-cell-address="Planilha1.E27"/>
          </calcext:conditional-format>
          <calcext:conditional-format calcext:target-range-address="Planilha1.F27:Planilha1.F27">
            <calcext:condition calcext:apply-style-name="preto" calcext:value="=1" calcext:base-cell-address="Planilha1.F27"/>
            <calcext:condition calcext:apply-style-name="Branco" calcext:value="=0" calcext:base-cell-address="Planilha1.F27"/>
          </calcext:conditional-format>
          <calcext:conditional-format calcext:target-range-address="Planilha1.G27:Planilha1.G27">
            <calcext:condition calcext:apply-style-name="preto" calcext:value="=1" calcext:base-cell-address="Planilha1.G27"/>
            <calcext:condition calcext:apply-style-name="Branco" calcext:value="=0" calcext:base-cell-address="Planilha1.G27"/>
          </calcext:conditional-format>
          <calcext:conditional-format calcext:target-range-address="Planilha1.H27:Planilha1.H27">
            <calcext:condition calcext:apply-style-name="preto" calcext:value="=1" calcext:base-cell-address="Planilha1.H27"/>
            <calcext:condition calcext:apply-style-name="Branco" calcext:value="=0" calcext:base-cell-address="Planilha1.H27"/>
          </calcext:conditional-format>
          <calcext:conditional-format calcext:target-range-address="Planilha1.I27:Planilha1.I27">
            <calcext:condition calcext:apply-style-name="preto" calcext:value="=1" calcext:base-cell-address="Planilha1.I27"/>
            <calcext:condition calcext:apply-style-name="Branco" calcext:value="=0" calcext:base-cell-address="Planilha1.I27"/>
          </calcext:conditional-format>
          <calcext:conditional-format calcext:target-range-address="Planilha1.J27:Planilha1.J27">
            <calcext:condition calcext:apply-style-name="preto" calcext:value="=1" calcext:base-cell-address="Planilha1.J27"/>
            <calcext:condition calcext:apply-style-name="Branco" calcext:value="=0" calcext:base-cell-address="Planilha1.J27"/>
          </calcext:conditional-format>
          <calcext:conditional-format calcext:target-range-address="Planilha1.K27:Planilha1.K27">
            <calcext:condition calcext:apply-style-name="preto" calcext:value="=1" calcext:base-cell-address="Planilha1.K27"/>
            <calcext:condition calcext:apply-style-name="Branco" calcext:value="=0" calcext:base-cell-address="Planilha1.K27"/>
          </calcext:conditional-format>
          <calcext:conditional-format calcext:target-range-address="Planilha1.L27:Planilha1.L27">
            <calcext:condition calcext:apply-style-name="preto" calcext:value="=1" calcext:base-cell-address="Planilha1.L27"/>
            <calcext:condition calcext:apply-style-name="Branco" calcext:value="=0" calcext:base-cell-address="Planilha1.L27"/>
          </calcext:conditional-format>
          <calcext:conditional-format calcext:target-range-address="Planilha1.M27:Planilha1.M27">
            <calcext:condition calcext:apply-style-name="preto" calcext:value="=1" calcext:base-cell-address="Planilha1.M27"/>
            <calcext:condition calcext:apply-style-name="Branco" calcext:value="=0" calcext:base-cell-address="Planilha1.M27"/>
          </calcext:conditional-format>
          <calcext:conditional-format calcext:target-range-address="Planilha1.N27:Planilha1.N27">
            <calcext:condition calcext:apply-style-name="preto" calcext:value="=1" calcext:base-cell-address="Planilha1.N27"/>
            <calcext:condition calcext:apply-style-name="Branco" calcext:value="=0" calcext:base-cell-address="Planilha1.N27"/>
          </calcext:conditional-format>
          <calcext:conditional-format calcext:target-range-address="Planilha1.O27:Planilha1.O27">
            <calcext:condition calcext:apply-style-name="preto" calcext:value="=1" calcext:base-cell-address="Planilha1.O27"/>
            <calcext:condition calcext:apply-style-name="Branco" calcext:value="=0" calcext:base-cell-address="Planilha1.O27"/>
          </calcext:conditional-format>
          <calcext:conditional-format calcext:target-range-address="Planilha1.P27:Planilha1.P27">
            <calcext:condition calcext:apply-style-name="preto" calcext:value="=1" calcext:base-cell-address="Planilha1.P27"/>
            <calcext:condition calcext:apply-style-name="Branco" calcext:value="=0" calcext:base-cell-address="Planilha1.P27"/>
          </calcext:conditional-format>
          <calcext:conditional-format calcext:target-range-address="Planilha1.A28:Planilha1.A28">
            <calcext:condition calcext:apply-style-name="preto" calcext:value="=1" calcext:base-cell-address="Planilha1.A28"/>
            <calcext:condition calcext:apply-style-name="Branco" calcext:value="=0" calcext:base-cell-address="Planilha1.A28"/>
          </calcext:conditional-format>
          <calcext:conditional-format calcext:target-range-address="Planilha1.B28:Planilha1.B28">
            <calcext:condition calcext:apply-style-name="preto" calcext:value="=1" calcext:base-cell-address="Planilha1.B28"/>
            <calcext:condition calcext:apply-style-name="Branco" calcext:value="=0" calcext:base-cell-address="Planilha1.B28"/>
          </calcext:conditional-format>
          <calcext:conditional-format calcext:target-range-address="Planilha1.C28:Planilha1.C28">
            <calcext:condition calcext:apply-style-name="preto" calcext:value="=1" calcext:base-cell-address="Planilha1.C28"/>
            <calcext:condition calcext:apply-style-name="Branco" calcext:value="=0" calcext:base-cell-address="Planilha1.C28"/>
          </calcext:conditional-format>
          <calcext:conditional-format calcext:target-range-address="Planilha1.D28:Planilha1.D28">
            <calcext:condition calcext:apply-style-name="preto" calcext:value="=1" calcext:base-cell-address="Planilha1.D28"/>
            <calcext:condition calcext:apply-style-name="Branco" calcext:value="=0" calcext:base-cell-address="Planilha1.D28"/>
          </calcext:conditional-format>
          <calcext:conditional-format calcext:target-range-address="Planilha1.E28:Planilha1.E28">
            <calcext:condition calcext:apply-style-name="preto" calcext:value="=1" calcext:base-cell-address="Planilha1.E28"/>
            <calcext:condition calcext:apply-style-name="Branco" calcext:value="=0" calcext:base-cell-address="Planilha1.E28"/>
          </calcext:conditional-format>
          <calcext:conditional-format calcext:target-range-address="Planilha1.F28:Planilha1.F28">
            <calcext:condition calcext:apply-style-name="preto" calcext:value="=1" calcext:base-cell-address="Planilha1.F28"/>
            <calcext:condition calcext:apply-style-name="Branco" calcext:value="=0" calcext:base-cell-address="Planilha1.F28"/>
          </calcext:conditional-format>
          <calcext:conditional-format calcext:target-range-address="Planilha1.G28:Planilha1.G28">
            <calcext:condition calcext:apply-style-name="preto" calcext:value="=1" calcext:base-cell-address="Planilha1.G28"/>
            <calcext:condition calcext:apply-style-name="Branco" calcext:value="=0" calcext:base-cell-address="Planilha1.G28"/>
          </calcext:conditional-format>
          <calcext:conditional-format calcext:target-range-address="Planilha1.H28:Planilha1.H28">
            <calcext:condition calcext:apply-style-name="preto" calcext:value="=1" calcext:base-cell-address="Planilha1.H28"/>
            <calcext:condition calcext:apply-style-name="Branco" calcext:value="=0" calcext:base-cell-address="Planilha1.H28"/>
          </calcext:conditional-format>
          <calcext:conditional-format calcext:target-range-address="Planilha1.I28:Planilha1.I28">
            <calcext:condition calcext:apply-style-name="preto" calcext:value="=1" calcext:base-cell-address="Planilha1.I28"/>
            <calcext:condition calcext:apply-style-name="Branco" calcext:value="=0" calcext:base-cell-address="Planilha1.I28"/>
          </calcext:conditional-format>
          <calcext:conditional-format calcext:target-range-address="Planilha1.J28:Planilha1.J28">
            <calcext:condition calcext:apply-style-name="preto" calcext:value="=1" calcext:base-cell-address="Planilha1.J28"/>
            <calcext:condition calcext:apply-style-name="Branco" calcext:value="=0" calcext:base-cell-address="Planilha1.J28"/>
          </calcext:conditional-format>
          <calcext:conditional-format calcext:target-range-address="Planilha1.K28:Planilha1.K28">
            <calcext:condition calcext:apply-style-name="preto" calcext:value="=1" calcext:base-cell-address="Planilha1.K28"/>
            <calcext:condition calcext:apply-style-name="Branco" calcext:value="=0" calcext:base-cell-address="Planilha1.K28"/>
          </calcext:conditional-format>
          <calcext:conditional-format calcext:target-range-address="Planilha1.L28:Planilha1.L28">
            <calcext:condition calcext:apply-style-name="preto" calcext:value="=1" calcext:base-cell-address="Planilha1.L28"/>
            <calcext:condition calcext:apply-style-name="Branco" calcext:value="=0" calcext:base-cell-address="Planilha1.L28"/>
          </calcext:conditional-format>
          <calcext:conditional-format calcext:target-range-address="Planilha1.M28:Planilha1.M28">
            <calcext:condition calcext:apply-style-name="preto" calcext:value="=1" calcext:base-cell-address="Planilha1.M28"/>
            <calcext:condition calcext:apply-style-name="Branco" calcext:value="=0" calcext:base-cell-address="Planilha1.M28"/>
          </calcext:conditional-format>
          <calcext:conditional-format calcext:target-range-address="Planilha1.N28:Planilha1.N28">
            <calcext:condition calcext:apply-style-name="preto" calcext:value="=1" calcext:base-cell-address="Planilha1.N28"/>
            <calcext:condition calcext:apply-style-name="Branco" calcext:value="=0" calcext:base-cell-address="Planilha1.N28"/>
          </calcext:conditional-format>
          <calcext:conditional-format calcext:target-range-address="Planilha1.O28:Planilha1.O28">
            <calcext:condition calcext:apply-style-name="preto" calcext:value="=1" calcext:base-cell-address="Planilha1.O28"/>
            <calcext:condition calcext:apply-style-name="Branco" calcext:value="=0" calcext:base-cell-address="Planilha1.O28"/>
          </calcext:conditional-format>
          <calcext:conditional-format calcext:target-range-address="Planilha1.P28:Planilha1.P28">
            <calcext:condition calcext:apply-style-name="preto" calcext:value="=1" calcext:base-cell-address="Planilha1.P28"/>
            <calcext:condition calcext:apply-style-name="Branco" calcext:value="=0" calcext:base-cell-address="Planilha1.P28"/>
          </calcext:conditional-format>
          <calcext:conditional-format calcext:target-range-address="Planilha1.A31:Planilha1.A31">
            <calcext:condition calcext:apply-style-name="preto" calcext:value="=1" calcext:base-cell-address="Planilha1.A31"/>
            <calcext:condition calcext:apply-style-name="Branco" calcext:value="=0" calcext:base-cell-address="Planilha1.A31"/>
          </calcext:conditional-format>
          <calcext:conditional-format calcext:target-range-address="Planilha1.B31:Planilha1.B31">
            <calcext:condition calcext:apply-style-name="preto" calcext:value="=1" calcext:base-cell-address="Planilha1.B31"/>
            <calcext:condition calcext:apply-style-name="Branco" calcext:value="=0" calcext:base-cell-address="Planilha1.B31"/>
          </calcext:conditional-format>
          <calcext:conditional-format calcext:target-range-address="Planilha1.C31:Planilha1.C31">
            <calcext:condition calcext:apply-style-name="preto" calcext:value="=1" calcext:base-cell-address="Planilha1.C31"/>
            <calcext:condition calcext:apply-style-name="Branco" calcext:value="=0" calcext:base-cell-address="Planilha1.C31"/>
          </calcext:conditional-format>
          <calcext:conditional-format calcext:target-range-address="Planilha1.D31:Planilha1.D31">
            <calcext:condition calcext:apply-style-name="preto" calcext:value="=1" calcext:base-cell-address="Planilha1.D31"/>
            <calcext:condition calcext:apply-style-name="Branco" calcext:value="=0" calcext:base-cell-address="Planilha1.D31"/>
          </calcext:conditional-format>
          <calcext:conditional-format calcext:target-range-address="Planilha1.E31:Planilha1.E31">
            <calcext:condition calcext:apply-style-name="preto" calcext:value="=1" calcext:base-cell-address="Planilha1.E31"/>
            <calcext:condition calcext:apply-style-name="Branco" calcext:value="=0" calcext:base-cell-address="Planilha1.E31"/>
          </calcext:conditional-format>
          <calcext:conditional-format calcext:target-range-address="Planilha1.F31:Planilha1.F31">
            <calcext:condition calcext:apply-style-name="preto" calcext:value="=1" calcext:base-cell-address="Planilha1.F31"/>
            <calcext:condition calcext:apply-style-name="Branco" calcext:value="=0" calcext:base-cell-address="Planilha1.F31"/>
          </calcext:conditional-format>
          <calcext:conditional-format calcext:target-range-address="Planilha1.G31:Planilha1.G31">
            <calcext:condition calcext:apply-style-name="preto" calcext:value="=1" calcext:base-cell-address="Planilha1.G31"/>
            <calcext:condition calcext:apply-style-name="Branco" calcext:value="=0" calcext:base-cell-address="Planilha1.G31"/>
          </calcext:conditional-format>
          <calcext:conditional-format calcext:target-range-address="Planilha1.H31:Planilha1.H31">
            <calcext:condition calcext:apply-style-name="preto" calcext:value="=1" calcext:base-cell-address="Planilha1.H31"/>
            <calcext:condition calcext:apply-style-name="Branco" calcext:value="=0" calcext:base-cell-address="Planilha1.H31"/>
          </calcext:conditional-format>
          <calcext:conditional-format calcext:target-range-address="Planilha1.I31:Planilha1.I31">
            <calcext:condition calcext:apply-style-name="preto" calcext:value="=1" calcext:base-cell-address="Planilha1.I31"/>
            <calcext:condition calcext:apply-style-name="Branco" calcext:value="=0" calcext:base-cell-address="Planilha1.I31"/>
          </calcext:conditional-format>
          <calcext:conditional-format calcext:target-range-address="Planilha1.J31:Planilha1.J31">
            <calcext:condition calcext:apply-style-name="preto" calcext:value="=1" calcext:base-cell-address="Planilha1.J31"/>
            <calcext:condition calcext:apply-style-name="Branco" calcext:value="=0" calcext:base-cell-address="Planilha1.J31"/>
          </calcext:conditional-format>
          <calcext:conditional-format calcext:target-range-address="Planilha1.K31:Planilha1.K31">
            <calcext:condition calcext:apply-style-name="preto" calcext:value="=1" calcext:base-cell-address="Planilha1.K31"/>
            <calcext:condition calcext:apply-style-name="Branco" calcext:value="=0" calcext:base-cell-address="Planilha1.K31"/>
          </calcext:conditional-format>
          <calcext:conditional-format calcext:target-range-address="Planilha1.L31:Planilha1.L31">
            <calcext:condition calcext:apply-style-name="preto" calcext:value="=1" calcext:base-cell-address="Planilha1.L31"/>
            <calcext:condition calcext:apply-style-name="Branco" calcext:value="=0" calcext:base-cell-address="Planilha1.L31"/>
          </calcext:conditional-format>
          <calcext:conditional-format calcext:target-range-address="Planilha1.M31:Planilha1.M31">
            <calcext:condition calcext:apply-style-name="preto" calcext:value="=1" calcext:base-cell-address="Planilha1.M31"/>
            <calcext:condition calcext:apply-style-name="Branco" calcext:value="=0" calcext:base-cell-address="Planilha1.M31"/>
          </calcext:conditional-format>
          <calcext:conditional-format calcext:target-range-address="Planilha1.N31:Planilha1.N31">
            <calcext:condition calcext:apply-style-name="preto" calcext:value="=1" calcext:base-cell-address="Planilha1.N31"/>
            <calcext:condition calcext:apply-style-name="Branco" calcext:value="=0" calcext:base-cell-address="Planilha1.N31"/>
          </calcext:conditional-format>
          <calcext:conditional-format calcext:target-range-address="Planilha1.O31:Planilha1.O31">
            <calcext:condition calcext:apply-style-name="preto" calcext:value="=1" calcext:base-cell-address="Planilha1.O31"/>
            <calcext:condition calcext:apply-style-name="Branco" calcext:value="=0" calcext:base-cell-address="Planilha1.O31"/>
          </calcext:conditional-format>
          <calcext:conditional-format calcext:target-range-address="Planilha1.P31:Planilha1.P31">
            <calcext:condition calcext:apply-style-name="preto" calcext:value="=1" calcext:base-cell-address="Planilha1.P31"/>
            <calcext:condition calcext:apply-style-name="Branco" calcext:value="=0" calcext:base-cell-address="Planilha1.P31"/>
          </calcext:conditional-format>
          <calcext:conditional-format calcext:target-range-address="Planilha1.A32:Planilha1.A32">
            <calcext:condition calcext:apply-style-name="preto" calcext:value="=1" calcext:base-cell-address="Planilha1.A32"/>
            <calcext:condition calcext:apply-style-name="Branco" calcext:value="=0" calcext:base-cell-address="Planilha1.A32"/>
          </calcext:conditional-format>
          <calcext:conditional-format calcext:target-range-address="Planilha1.B32:Planilha1.B32">
            <calcext:condition calcext:apply-style-name="preto" calcext:value="=1" calcext:base-cell-address="Planilha1.B32"/>
            <calcext:condition calcext:apply-style-name="Branco" calcext:value="=0" calcext:base-cell-address="Planilha1.B32"/>
          </calcext:conditional-format>
          <calcext:conditional-format calcext:target-range-address="Planilha1.C32:Planilha1.C32">
            <calcext:condition calcext:apply-style-name="preto" calcext:value="=1" calcext:base-cell-address="Planilha1.C32"/>
            <calcext:condition calcext:apply-style-name="Branco" calcext:value="=0" calcext:base-cell-address="Planilha1.C32"/>
          </calcext:conditional-format>
          <calcext:conditional-format calcext:target-range-address="Planilha1.D32:Planilha1.D32">
            <calcext:condition calcext:apply-style-name="preto" calcext:value="=1" calcext:base-cell-address="Planilha1.D32"/>
            <calcext:condition calcext:apply-style-name="Branco" calcext:value="=0" calcext:base-cell-address="Planilha1.D32"/>
          </calcext:conditional-format>
          <calcext:conditional-format calcext:target-range-address="Planilha1.E32:Planilha1.E32">
            <calcext:condition calcext:apply-style-name="preto" calcext:value="=1" calcext:base-cell-address="Planilha1.E32"/>
            <calcext:condition calcext:apply-style-name="Branco" calcext:value="=0" calcext:base-cell-address="Planilha1.E32"/>
          </calcext:conditional-format>
          <calcext:conditional-format calcext:target-range-address="Planilha1.F32:Planilha1.F32">
            <calcext:condition calcext:apply-style-name="preto" calcext:value="=1" calcext:base-cell-address="Planilha1.F32"/>
            <calcext:condition calcext:apply-style-name="Branco" calcext:value="=0" calcext:base-cell-address="Planilha1.F32"/>
          </calcext:conditional-format>
          <calcext:conditional-format calcext:target-range-address="Planilha1.G32:Planilha1.G32">
            <calcext:condition calcext:apply-style-name="preto" calcext:value="=1" calcext:base-cell-address="Planilha1.G32"/>
            <calcext:condition calcext:apply-style-name="Branco" calcext:value="=0" calcext:base-cell-address="Planilha1.G32"/>
          </calcext:conditional-format>
          <calcext:conditional-format calcext:target-range-address="Planilha1.H32:Planilha1.H32">
            <calcext:condition calcext:apply-style-name="preto" calcext:value="=1" calcext:base-cell-address="Planilha1.H32"/>
            <calcext:condition calcext:apply-style-name="Branco" calcext:value="=0" calcext:base-cell-address="Planilha1.H32"/>
          </calcext:conditional-format>
          <calcext:conditional-format calcext:target-range-address="Planilha1.I32:Planilha1.I32">
            <calcext:condition calcext:apply-style-name="preto" calcext:value="=1" calcext:base-cell-address="Planilha1.I32"/>
            <calcext:condition calcext:apply-style-name="Branco" calcext:value="=0" calcext:base-cell-address="Planilha1.I32"/>
          </calcext:conditional-format>
          <calcext:conditional-format calcext:target-range-address="Planilha1.J32:Planilha1.J32">
            <calcext:condition calcext:apply-style-name="preto" calcext:value="=1" calcext:base-cell-address="Planilha1.J32"/>
            <calcext:condition calcext:apply-style-name="Branco" calcext:value="=0" calcext:base-cell-address="Planilha1.J32"/>
          </calcext:conditional-format>
          <calcext:conditional-format calcext:target-range-address="Planilha1.K32:Planilha1.K32">
            <calcext:condition calcext:apply-style-name="preto" calcext:value="=1" calcext:base-cell-address="Planilha1.K32"/>
            <calcext:condition calcext:apply-style-name="Branco" calcext:value="=0" calcext:base-cell-address="Planilha1.K32"/>
          </calcext:conditional-format>
          <calcext:conditional-format calcext:target-range-address="Planilha1.L32:Planilha1.L32">
            <calcext:condition calcext:apply-style-name="preto" calcext:value="=1" calcext:base-cell-address="Planilha1.L32"/>
            <calcext:condition calcext:apply-style-name="Branco" calcext:value="=0" calcext:base-cell-address="Planilha1.L32"/>
          </calcext:conditional-format>
          <calcext:conditional-format calcext:target-range-address="Planilha1.M32:Planilha1.M32">
            <calcext:condition calcext:apply-style-name="preto" calcext:value="=1" calcext:base-cell-address="Planilha1.M32"/>
            <calcext:condition calcext:apply-style-name="Branco" calcext:value="=0" calcext:base-cell-address="Planilha1.M32"/>
          </calcext:conditional-format>
          <calcext:conditional-format calcext:target-range-address="Planilha1.N32:Planilha1.N32">
            <calcext:condition calcext:apply-style-name="preto" calcext:value="=1" calcext:base-cell-address="Planilha1.N32"/>
            <calcext:condition calcext:apply-style-name="Branco" calcext:value="=0" calcext:base-cell-address="Planilha1.N32"/>
          </calcext:conditional-format>
          <calcext:conditional-format calcext:target-range-address="Planilha1.O32:Planilha1.O32">
            <calcext:condition calcext:apply-style-name="preto" calcext:value="=1" calcext:base-cell-address="Planilha1.O32"/>
            <calcext:condition calcext:apply-style-name="Branco" calcext:value="=0" calcext:base-cell-address="Planilha1.O32"/>
          </calcext:conditional-format>
          <calcext:conditional-format calcext:target-range-address="Planilha1.P32:Planilha1.P32">
            <calcext:condition calcext:apply-style-name="preto" calcext:value="=1" calcext:base-cell-address="Planilha1.P32"/>
            <calcext:condition calcext:apply-style-name="Branco" calcext:value="=0" calcext:base-cell-address="Planilha1.P32"/>
          </calcext:conditional-format>
          <calcext:conditional-format calcext:target-range-address="Planilha1.A33:Planilha1.A33">
            <calcext:condition calcext:apply-style-name="preto" calcext:value="=1" calcext:base-cell-address="Planilha1.A33"/>
            <calcext:condition calcext:apply-style-name="Branco" calcext:value="=0" calcext:base-cell-address="Planilha1.A33"/>
          </calcext:conditional-format>
          <calcext:conditional-format calcext:target-range-address="Planilha1.B33:Planilha1.B33">
            <calcext:condition calcext:apply-style-name="preto" calcext:value="=1" calcext:base-cell-address="Planilha1.B33"/>
            <calcext:condition calcext:apply-style-name="Branco" calcext:value="=0" calcext:base-cell-address="Planilha1.B33"/>
          </calcext:conditional-format>
          <calcext:conditional-format calcext:target-range-address="Planilha1.C33:Planilha1.C33">
            <calcext:condition calcext:apply-style-name="preto" calcext:value="=1" calcext:base-cell-address="Planilha1.C33"/>
            <calcext:condition calcext:apply-style-name="Branco" calcext:value="=0" calcext:base-cell-address="Planilha1.C33"/>
          </calcext:conditional-format>
          <calcext:conditional-format calcext:target-range-address="Planilha1.D33:Planilha1.D33">
            <calcext:condition calcext:apply-style-name="preto" calcext:value="=1" calcext:base-cell-address="Planilha1.D33"/>
            <calcext:condition calcext:apply-style-name="Branco" calcext:value="=0" calcext:base-cell-address="Planilha1.D33"/>
          </calcext:conditional-format>
          <calcext:conditional-format calcext:target-range-address="Planilha1.E33:Planilha1.E33">
            <calcext:condition calcext:apply-style-name="preto" calcext:value="=1" calcext:base-cell-address="Planilha1.E33"/>
            <calcext:condition calcext:apply-style-name="Branco" calcext:value="=0" calcext:base-cell-address="Planilha1.E33"/>
          </calcext:conditional-format>
          <calcext:conditional-format calcext:target-range-address="Planilha1.F33:Planilha1.F33">
            <calcext:condition calcext:apply-style-name="preto" calcext:value="=1" calcext:base-cell-address="Planilha1.F33"/>
            <calcext:condition calcext:apply-style-name="Branco" calcext:value="=0" calcext:base-cell-address="Planilha1.F33"/>
          </calcext:conditional-format>
          <calcext:conditional-format calcext:target-range-address="Planilha1.G33:Planilha1.G33">
            <calcext:condition calcext:apply-style-name="preto" calcext:value="=1" calcext:base-cell-address="Planilha1.G33"/>
            <calcext:condition calcext:apply-style-name="Branco" calcext:value="=0" calcext:base-cell-address="Planilha1.G33"/>
          </calcext:conditional-format>
          <calcext:conditional-format calcext:target-range-address="Planilha1.H33:Planilha1.H33">
            <calcext:condition calcext:apply-style-name="preto" calcext:value="=1" calcext:base-cell-address="Planilha1.H33"/>
            <calcext:condition calcext:apply-style-name="Branco" calcext:value="=0" calcext:base-cell-address="Planilha1.H33"/>
          </calcext:conditional-format>
          <calcext:conditional-format calcext:target-range-address="Planilha1.I33:Planilha1.I33">
            <calcext:condition calcext:apply-style-name="preto" calcext:value="=1" calcext:base-cell-address="Planilha1.I33"/>
            <calcext:condition calcext:apply-style-name="Branco" calcext:value="=0" calcext:base-cell-address="Planilha1.I33"/>
          </calcext:conditional-format>
          <calcext:conditional-format calcext:target-range-address="Planilha1.J33:Planilha1.J33">
            <calcext:condition calcext:apply-style-name="preto" calcext:value="=1" calcext:base-cell-address="Planilha1.J33"/>
            <calcext:condition calcext:apply-style-name="Branco" calcext:value="=0" calcext:base-cell-address="Planilha1.J33"/>
          </calcext:conditional-format>
          <calcext:conditional-format calcext:target-range-address="Planilha1.K33:Planilha1.K33">
            <calcext:condition calcext:apply-style-name="preto" calcext:value="=1" calcext:base-cell-address="Planilha1.K33"/>
            <calcext:condition calcext:apply-style-name="Branco" calcext:value="=0" calcext:base-cell-address="Planilha1.K33"/>
          </calcext:conditional-format>
          <calcext:conditional-format calcext:target-range-address="Planilha1.L33:Planilha1.L33">
            <calcext:condition calcext:apply-style-name="preto" calcext:value="=1" calcext:base-cell-address="Planilha1.L33"/>
            <calcext:condition calcext:apply-style-name="Branco" calcext:value="=0" calcext:base-cell-address="Planilha1.L33"/>
          </calcext:conditional-format>
          <calcext:conditional-format calcext:target-range-address="Planilha1.M33:Planilha1.M33">
            <calcext:condition calcext:apply-style-name="preto" calcext:value="=1" calcext:base-cell-address="Planilha1.M33"/>
            <calcext:condition calcext:apply-style-name="Branco" calcext:value="=0" calcext:base-cell-address="Planilha1.M33"/>
          </calcext:conditional-format>
          <calcext:conditional-format calcext:target-range-address="Planilha1.N33:Planilha1.N33">
            <calcext:condition calcext:apply-style-name="preto" calcext:value="=1" calcext:base-cell-address="Planilha1.N33"/>
            <calcext:condition calcext:apply-style-name="Branco" calcext:value="=0" calcext:base-cell-address="Planilha1.N33"/>
          </calcext:conditional-format>
          <calcext:conditional-format calcext:target-range-address="Planilha1.O33:Planilha1.O33">
            <calcext:condition calcext:apply-style-name="preto" calcext:value="=1" calcext:base-cell-address="Planilha1.O33"/>
            <calcext:condition calcext:apply-style-name="Branco" calcext:value="=0" calcext:base-cell-address="Planilha1.O33"/>
          </calcext:conditional-format>
          <calcext:conditional-format calcext:target-range-address="Planilha1.P33:Planilha1.P33">
            <calcext:condition calcext:apply-style-name="preto" calcext:value="=1" calcext:base-cell-address="Planilha1.P33"/>
            <calcext:condition calcext:apply-style-name="Branco" calcext:value="=0" calcext:base-cell-address="Planilha1.P33"/>
          </calcext:conditional-format>
          <calcext:conditional-format calcext:target-range-address="Planilha1.A34:Planilha1.A34">
            <calcext:condition calcext:apply-style-name="preto" calcext:value="=1" calcext:base-cell-address="Planilha1.A34"/>
            <calcext:condition calcext:apply-style-name="Branco" calcext:value="=0" calcext:base-cell-address="Planilha1.A34"/>
          </calcext:conditional-format>
          <calcext:conditional-format calcext:target-range-address="Planilha1.B34:Planilha1.B34">
            <calcext:condition calcext:apply-style-name="preto" calcext:value="=1" calcext:base-cell-address="Planilha1.B34"/>
            <calcext:condition calcext:apply-style-name="Branco" calcext:value="=0" calcext:base-cell-address="Planilha1.B34"/>
          </calcext:conditional-format>
          <calcext:conditional-format calcext:target-range-address="Planilha1.C34:Planilha1.C34">
            <calcext:condition calcext:apply-style-name="preto" calcext:value="=1" calcext:base-cell-address="Planilha1.C34"/>
            <calcext:condition calcext:apply-style-name="Branco" calcext:value="=0" calcext:base-cell-address="Planilha1.C34"/>
          </calcext:conditional-format>
          <calcext:conditional-format calcext:target-range-address="Planilha1.D34:Planilha1.D34">
            <calcext:condition calcext:apply-style-name="preto" calcext:value="=1" calcext:base-cell-address="Planilha1.D34"/>
            <calcext:condition calcext:apply-style-name="Branco" calcext:value="=0" calcext:base-cell-address="Planilha1.D34"/>
          </calcext:conditional-format>
          <calcext:conditional-format calcext:target-range-address="Planilha1.E34:Planilha1.E34">
            <calcext:condition calcext:apply-style-name="preto" calcext:value="=1" calcext:base-cell-address="Planilha1.E34"/>
            <calcext:condition calcext:apply-style-name="Branco" calcext:value="=0" calcext:base-cell-address="Planilha1.E34"/>
          </calcext:conditional-format>
          <calcext:conditional-format calcext:target-range-address="Planilha1.F34:Planilha1.F34">
            <calcext:condition calcext:apply-style-name="preto" calcext:value="=1" calcext:base-cell-address="Planilha1.F34"/>
            <calcext:condition calcext:apply-style-name="Branco" calcext:value="=0" calcext:base-cell-address="Planilha1.F34"/>
          </calcext:conditional-format>
          <calcext:conditional-format calcext:target-range-address="Planilha1.G34:Planilha1.G34">
            <calcext:condition calcext:apply-style-name="preto" calcext:value="=1" calcext:base-cell-address="Planilha1.G34"/>
            <calcext:condition calcext:apply-style-name="Branco" calcext:value="=0" calcext:base-cell-address="Planilha1.G34"/>
          </calcext:conditional-format>
          <calcext:conditional-format calcext:target-range-address="Planilha1.H34:Planilha1.H34">
            <calcext:condition calcext:apply-style-name="preto" calcext:value="=1" calcext:base-cell-address="Planilha1.H34"/>
            <calcext:condition calcext:apply-style-name="Branco" calcext:value="=0" calcext:base-cell-address="Planilha1.H34"/>
          </calcext:conditional-format>
          <calcext:conditional-format calcext:target-range-address="Planilha1.I34:Planilha1.I34">
            <calcext:condition calcext:apply-style-name="preto" calcext:value="=1" calcext:base-cell-address="Planilha1.I34"/>
            <calcext:condition calcext:apply-style-name="Branco" calcext:value="=0" calcext:base-cell-address="Planilha1.I34"/>
          </calcext:conditional-format>
          <calcext:conditional-format calcext:target-range-address="Planilha1.J34:Planilha1.J34">
            <calcext:condition calcext:apply-style-name="preto" calcext:value="=1" calcext:base-cell-address="Planilha1.J34"/>
            <calcext:condition calcext:apply-style-name="Branco" calcext:value="=0" calcext:base-cell-address="Planilha1.J34"/>
          </calcext:conditional-format>
          <calcext:conditional-format calcext:target-range-address="Planilha1.K34:Planilha1.K34">
            <calcext:condition calcext:apply-style-name="preto" calcext:value="=1" calcext:base-cell-address="Planilha1.K34"/>
            <calcext:condition calcext:apply-style-name="Branco" calcext:value="=0" calcext:base-cell-address="Planilha1.K34"/>
          </calcext:conditional-format>
          <calcext:conditional-format calcext:target-range-address="Planilha1.L34:Planilha1.L34">
            <calcext:condition calcext:apply-style-name="preto" calcext:value="=1" calcext:base-cell-address="Planilha1.L34"/>
            <calcext:condition calcext:apply-style-name="Branco" calcext:value="=0" calcext:base-cell-address="Planilha1.L34"/>
          </calcext:conditional-format>
          <calcext:conditional-format calcext:target-range-address="Planilha1.M34:Planilha1.M34">
            <calcext:condition calcext:apply-style-name="preto" calcext:value="=1" calcext:base-cell-address="Planilha1.M34"/>
            <calcext:condition calcext:apply-style-name="Branco" calcext:value="=0" calcext:base-cell-address="Planilha1.M34"/>
          </calcext:conditional-format>
          <calcext:conditional-format calcext:target-range-address="Planilha1.N34:Planilha1.N34">
            <calcext:condition calcext:apply-style-name="preto" calcext:value="=1" calcext:base-cell-address="Planilha1.N34"/>
            <calcext:condition calcext:apply-style-name="Branco" calcext:value="=0" calcext:base-cell-address="Planilha1.N34"/>
          </calcext:conditional-format>
          <calcext:conditional-format calcext:target-range-address="Planilha1.O34:Planilha1.O34">
            <calcext:condition calcext:apply-style-name="preto" calcext:value="=1" calcext:base-cell-address="Planilha1.O34"/>
            <calcext:condition calcext:apply-style-name="Branco" calcext:value="=0" calcext:base-cell-address="Planilha1.O34"/>
          </calcext:conditional-format>
          <calcext:conditional-format calcext:target-range-address="Planilha1.P34:Planilha1.P34">
            <calcext:condition calcext:apply-style-name="preto" calcext:value="=1" calcext:base-cell-address="Planilha1.P34"/>
            <calcext:condition calcext:apply-style-name="Branco" calcext:value="=0" calcext:base-cell-address="Planilha1.P34"/>
          </calcext:conditional-format>
          <calcext:conditional-format calcext:target-range-address="Planilha1.A35:Planilha1.A35">
            <calcext:condition calcext:apply-style-name="preto" calcext:value="=1" calcext:base-cell-address="Planilha1.A35"/>
            <calcext:condition calcext:apply-style-name="Branco" calcext:value="=0" calcext:base-cell-address="Planilha1.A35"/>
          </calcext:conditional-format>
          <calcext:conditional-format calcext:target-range-address="Planilha1.B35:Planilha1.B35">
            <calcext:condition calcext:apply-style-name="preto" calcext:value="=1" calcext:base-cell-address="Planilha1.B35"/>
            <calcext:condition calcext:apply-style-name="Branco" calcext:value="=0" calcext:base-cell-address="Planilha1.B35"/>
          </calcext:conditional-format>
          <calcext:conditional-format calcext:target-range-address="Planilha1.C35:Planilha1.C35">
            <calcext:condition calcext:apply-style-name="preto" calcext:value="=1" calcext:base-cell-address="Planilha1.C35"/>
            <calcext:condition calcext:apply-style-name="Branco" calcext:value="=0" calcext:base-cell-address="Planilha1.C35"/>
          </calcext:conditional-format>
          <calcext:conditional-format calcext:target-range-address="Planilha1.D35:Planilha1.D35">
            <calcext:condition calcext:apply-style-name="preto" calcext:value="=1" calcext:base-cell-address="Planilha1.D35"/>
            <calcext:condition calcext:apply-style-name="Branco" calcext:value="=0" calcext:base-cell-address="Planilha1.D35"/>
          </calcext:conditional-format>
          <calcext:conditional-format calcext:target-range-address="Planilha1.E35:Planilha1.E35">
            <calcext:condition calcext:apply-style-name="preto" calcext:value="=1" calcext:base-cell-address="Planilha1.E35"/>
            <calcext:condition calcext:apply-style-name="Branco" calcext:value="=0" calcext:base-cell-address="Planilha1.E35"/>
          </calcext:conditional-format>
          <calcext:conditional-format calcext:target-range-address="Planilha1.F35:Planilha1.F35">
            <calcext:condition calcext:apply-style-name="preto" calcext:value="=1" calcext:base-cell-address="Planilha1.F35"/>
            <calcext:condition calcext:apply-style-name="Branco" calcext:value="=0" calcext:base-cell-address="Planilha1.F35"/>
          </calcext:conditional-format>
          <calcext:conditional-format calcext:target-range-address="Planilha1.G35:Planilha1.G35">
            <calcext:condition calcext:apply-style-name="preto" calcext:value="=1" calcext:base-cell-address="Planilha1.G35"/>
            <calcext:condition calcext:apply-style-name="Branco" calcext:value="=0" calcext:base-cell-address="Planilha1.G35"/>
          </calcext:conditional-format>
          <calcext:conditional-format calcext:target-range-address="Planilha1.H35:Planilha1.H35">
            <calcext:condition calcext:apply-style-name="preto" calcext:value="=1" calcext:base-cell-address="Planilha1.H35"/>
            <calcext:condition calcext:apply-style-name="Branco" calcext:value="=0" calcext:base-cell-address="Planilha1.H35"/>
          </calcext:conditional-format>
          <calcext:conditional-format calcext:target-range-address="Planilha1.I35:Planilha1.I35">
            <calcext:condition calcext:apply-style-name="preto" calcext:value="=1" calcext:base-cell-address="Planilha1.I35"/>
            <calcext:condition calcext:apply-style-name="Branco" calcext:value="=0" calcext:base-cell-address="Planilha1.I35"/>
          </calcext:conditional-format>
          <calcext:conditional-format calcext:target-range-address="Planilha1.J35:Planilha1.J35">
            <calcext:condition calcext:apply-style-name="preto" calcext:value="=1" calcext:base-cell-address="Planilha1.J35"/>
            <calcext:condition calcext:apply-style-name="Branco" calcext:value="=0" calcext:base-cell-address="Planilha1.J35"/>
          </calcext:conditional-format>
          <calcext:conditional-format calcext:target-range-address="Planilha1.K35:Planilha1.K35">
            <calcext:condition calcext:apply-style-name="preto" calcext:value="=1" calcext:base-cell-address="Planilha1.K35"/>
            <calcext:condition calcext:apply-style-name="Branco" calcext:value="=0" calcext:base-cell-address="Planilha1.K35"/>
          </calcext:conditional-format>
          <calcext:conditional-format calcext:target-range-address="Planilha1.L35:Planilha1.L35">
            <calcext:condition calcext:apply-style-name="preto" calcext:value="=1" calcext:base-cell-address="Planilha1.L35"/>
            <calcext:condition calcext:apply-style-name="Branco" calcext:value="=0" calcext:base-cell-address="Planilha1.L35"/>
          </calcext:conditional-format>
          <calcext:conditional-format calcext:target-range-address="Planilha1.M35:Planilha1.M35">
            <calcext:condition calcext:apply-style-name="preto" calcext:value="=1" calcext:base-cell-address="Planilha1.M35"/>
            <calcext:condition calcext:apply-style-name="Branco" calcext:value="=0" calcext:base-cell-address="Planilha1.M35"/>
          </calcext:conditional-format>
          <calcext:conditional-format calcext:target-range-address="Planilha1.N35:Planilha1.N35">
            <calcext:condition calcext:apply-style-name="preto" calcext:value="=1" calcext:base-cell-address="Planilha1.N35"/>
            <calcext:condition calcext:apply-style-name="Branco" calcext:value="=0" calcext:base-cell-address="Planilha1.N35"/>
          </calcext:conditional-format>
          <calcext:conditional-format calcext:target-range-address="Planilha1.O35:Planilha1.O35">
            <calcext:condition calcext:apply-style-name="preto" calcext:value="=1" calcext:base-cell-address="Planilha1.O35"/>
            <calcext:condition calcext:apply-style-name="Branco" calcext:value="=0" calcext:base-cell-address="Planilha1.O35"/>
          </calcext:conditional-format>
          <calcext:conditional-format calcext:target-range-address="Planilha1.P35:Planilha1.P35">
            <calcext:condition calcext:apply-style-name="preto" calcext:value="=1" calcext:base-cell-address="Planilha1.P35"/>
            <calcext:condition calcext:apply-style-name="Branco" calcext:value="=0" calcext:base-cell-address="Planilha1.P35"/>
          </calcext:conditional-format>
          <calcext:conditional-format calcext:target-range-address="Planilha1.A36:Planilha1.A36">
            <calcext:condition calcext:apply-style-name="preto" calcext:value="=1" calcext:base-cell-address="Planilha1.A36"/>
            <calcext:condition calcext:apply-style-name="Branco" calcext:value="=0" calcext:base-cell-address="Planilha1.A36"/>
          </calcext:conditional-format>
          <calcext:conditional-format calcext:target-range-address="Planilha1.B36:Planilha1.B36">
            <calcext:condition calcext:apply-style-name="preto" calcext:value="=1" calcext:base-cell-address="Planilha1.B36"/>
            <calcext:condition calcext:apply-style-name="Branco" calcext:value="=0" calcext:base-cell-address="Planilha1.B36"/>
          </calcext:conditional-format>
          <calcext:conditional-format calcext:target-range-address="Planilha1.C36:Planilha1.C36">
            <calcext:condition calcext:apply-style-name="preto" calcext:value="=1" calcext:base-cell-address="Planilha1.C36"/>
            <calcext:condition calcext:apply-style-name="Branco" calcext:value="=0" calcext:base-cell-address="Planilha1.C36"/>
          </calcext:conditional-format>
          <calcext:conditional-format calcext:target-range-address="Planilha1.D36:Planilha1.D36">
            <calcext:condition calcext:apply-style-name="preto" calcext:value="=1" calcext:base-cell-address="Planilha1.D36"/>
            <calcext:condition calcext:apply-style-name="Branco" calcext:value="=0" calcext:base-cell-address="Planilha1.D36"/>
          </calcext:conditional-format>
          <calcext:conditional-format calcext:target-range-address="Planilha1.E36:Planilha1.E36">
            <calcext:condition calcext:apply-style-name="preto" calcext:value="=1" calcext:base-cell-address="Planilha1.E36"/>
            <calcext:condition calcext:apply-style-name="Branco" calcext:value="=0" calcext:base-cell-address="Planilha1.E36"/>
          </calcext:conditional-format>
          <calcext:conditional-format calcext:target-range-address="Planilha1.F36:Planilha1.F36">
            <calcext:condition calcext:apply-style-name="preto" calcext:value="=1" calcext:base-cell-address="Planilha1.F36"/>
            <calcext:condition calcext:apply-style-name="Branco" calcext:value="=0" calcext:base-cell-address="Planilha1.F36"/>
          </calcext:conditional-format>
          <calcext:conditional-format calcext:target-range-address="Planilha1.G36:Planilha1.G36">
            <calcext:condition calcext:apply-style-name="preto" calcext:value="=1" calcext:base-cell-address="Planilha1.G36"/>
            <calcext:condition calcext:apply-style-name="Branco" calcext:value="=0" calcext:base-cell-address="Planilha1.G36"/>
          </calcext:conditional-format>
          <calcext:conditional-format calcext:target-range-address="Planilha1.H36:Planilha1.H36">
            <calcext:condition calcext:apply-style-name="preto" calcext:value="=1" calcext:base-cell-address="Planilha1.H36"/>
            <calcext:condition calcext:apply-style-name="Branco" calcext:value="=0" calcext:base-cell-address="Planilha1.H36"/>
          </calcext:conditional-format>
          <calcext:conditional-format calcext:target-range-address="Planilha1.I36:Planilha1.I36">
            <calcext:condition calcext:apply-style-name="preto" calcext:value="=1" calcext:base-cell-address="Planilha1.I36"/>
            <calcext:condition calcext:apply-style-name="Branco" calcext:value="=0" calcext:base-cell-address="Planilha1.I36"/>
          </calcext:conditional-format>
          <calcext:conditional-format calcext:target-range-address="Planilha1.J36:Planilha1.J36">
            <calcext:condition calcext:apply-style-name="preto" calcext:value="=1" calcext:base-cell-address="Planilha1.J36"/>
            <calcext:condition calcext:apply-style-name="Branco" calcext:value="=0" calcext:base-cell-address="Planilha1.J36"/>
          </calcext:conditional-format>
          <calcext:conditional-format calcext:target-range-address="Planilha1.K36:Planilha1.K36">
            <calcext:condition calcext:apply-style-name="preto" calcext:value="=1" calcext:base-cell-address="Planilha1.K36"/>
            <calcext:condition calcext:apply-style-name="Branco" calcext:value="=0" calcext:base-cell-address="Planilha1.K36"/>
          </calcext:conditional-format>
          <calcext:conditional-format calcext:target-range-address="Planilha1.L36:Planilha1.L36">
            <calcext:condition calcext:apply-style-name="preto" calcext:value="=1" calcext:base-cell-address="Planilha1.L36"/>
            <calcext:condition calcext:apply-style-name="Branco" calcext:value="=0" calcext:base-cell-address="Planilha1.L36"/>
          </calcext:conditional-format>
          <calcext:conditional-format calcext:target-range-address="Planilha1.M36:Planilha1.M36">
            <calcext:condition calcext:apply-style-name="preto" calcext:value="=1" calcext:base-cell-address="Planilha1.M36"/>
            <calcext:condition calcext:apply-style-name="Branco" calcext:value="=0" calcext:base-cell-address="Planilha1.M36"/>
          </calcext:conditional-format>
          <calcext:conditional-format calcext:target-range-address="Planilha1.N36:Planilha1.N36">
            <calcext:condition calcext:apply-style-name="preto" calcext:value="=1" calcext:base-cell-address="Planilha1.N36"/>
            <calcext:condition calcext:apply-style-name="Branco" calcext:value="=0" calcext:base-cell-address="Planilha1.N36"/>
          </calcext:conditional-format>
          <calcext:conditional-format calcext:target-range-address="Planilha1.O36:Planilha1.O36">
            <calcext:condition calcext:apply-style-name="preto" calcext:value="=1" calcext:base-cell-address="Planilha1.O36"/>
            <calcext:condition calcext:apply-style-name="Branco" calcext:value="=0" calcext:base-cell-address="Planilha1.O36"/>
          </calcext:conditional-format>
          <calcext:conditional-format calcext:target-range-address="Planilha1.P36:Planilha1.P36">
            <calcext:condition calcext:apply-style-name="preto" calcext:value="=1" calcext:base-cell-address="Planilha1.P36"/>
            <calcext:condition calcext:apply-style-name="Branco" calcext:value="=0" calcext:base-cell-address="Planilha1.P36"/>
          </calcext:conditional-format>
          <calcext:conditional-format calcext:target-range-address="Planilha1.A38:Planilha1.A38">
            <calcext:condition calcext:apply-style-name="preto" calcext:value="=1" calcext:base-cell-address="Planilha1.A38"/>
            <calcext:condition calcext:apply-style-name="Branco" calcext:value="=0" calcext:base-cell-address="Planilha1.A38"/>
          </calcext:conditional-format>
          <calcext:conditional-format calcext:target-range-address="Planilha1.B38:Planilha1.B38">
            <calcext:condition calcext:apply-style-name="preto" calcext:value="=1" calcext:base-cell-address="Planilha1.B38"/>
            <calcext:condition calcext:apply-style-name="Branco" calcext:value="=0" calcext:base-cell-address="Planilha1.B38"/>
          </calcext:conditional-format>
          <calcext:conditional-format calcext:target-range-address="Planilha1.C38:Planilha1.C38">
            <calcext:condition calcext:apply-style-name="preto" calcext:value="=1" calcext:base-cell-address="Planilha1.C38"/>
            <calcext:condition calcext:apply-style-name="Branco" calcext:value="=0" calcext:base-cell-address="Planilha1.C38"/>
          </calcext:conditional-format>
          <calcext:conditional-format calcext:target-range-address="Planilha1.D38:Planilha1.D38">
            <calcext:condition calcext:apply-style-name="preto" calcext:value="=1" calcext:base-cell-address="Planilha1.D38"/>
            <calcext:condition calcext:apply-style-name="Branco" calcext:value="=0" calcext:base-cell-address="Planilha1.D38"/>
          </calcext:conditional-format>
          <calcext:conditional-format calcext:target-range-address="Planilha1.E38:Planilha1.E38">
            <calcext:condition calcext:apply-style-name="preto" calcext:value="=1" calcext:base-cell-address="Planilha1.E38"/>
            <calcext:condition calcext:apply-style-name="Branco" calcext:value="=0" calcext:base-cell-address="Planilha1.E38"/>
          </calcext:conditional-format>
          <calcext:conditional-format calcext:target-range-address="Planilha1.F38:Planilha1.F38">
            <calcext:condition calcext:apply-style-name="preto" calcext:value="=1" calcext:base-cell-address="Planilha1.F38"/>
            <calcext:condition calcext:apply-style-name="Branco" calcext:value="=0" calcext:base-cell-address="Planilha1.F38"/>
          </calcext:conditional-format>
          <calcext:conditional-format calcext:target-range-address="Planilha1.G38:Planilha1.G38">
            <calcext:condition calcext:apply-style-name="preto" calcext:value="=1" calcext:base-cell-address="Planilha1.G38"/>
            <calcext:condition calcext:apply-style-name="Branco" calcext:value="=0" calcext:base-cell-address="Planilha1.G38"/>
          </calcext:conditional-format>
          <calcext:conditional-format calcext:target-range-address="Planilha1.H38:Planilha1.H38">
            <calcext:condition calcext:apply-style-name="preto" calcext:value="=1" calcext:base-cell-address="Planilha1.H38"/>
            <calcext:condition calcext:apply-style-name="Branco" calcext:value="=0" calcext:base-cell-address="Planilha1.H38"/>
          </calcext:conditional-format>
          <calcext:conditional-format calcext:target-range-address="Planilha1.I38:Planilha1.I38">
            <calcext:condition calcext:apply-style-name="preto" calcext:value="=1" calcext:base-cell-address="Planilha1.I38"/>
            <calcext:condition calcext:apply-style-name="Branco" calcext:value="=0" calcext:base-cell-address="Planilha1.I38"/>
          </calcext:conditional-format>
          <calcext:conditional-format calcext:target-range-address="Planilha1.J38:Planilha1.J38">
            <calcext:condition calcext:apply-style-name="preto" calcext:value="=1" calcext:base-cell-address="Planilha1.J38"/>
            <calcext:condition calcext:apply-style-name="Branco" calcext:value="=0" calcext:base-cell-address="Planilha1.J38"/>
          </calcext:conditional-format>
          <calcext:conditional-format calcext:target-range-address="Planilha1.K38:Planilha1.K38">
            <calcext:condition calcext:apply-style-name="preto" calcext:value="=1" calcext:base-cell-address="Planilha1.K38"/>
            <calcext:condition calcext:apply-style-name="Branco" calcext:value="=0" calcext:base-cell-address="Planilha1.K38"/>
          </calcext:conditional-format>
          <calcext:conditional-format calcext:target-range-address="Planilha1.L38:Planilha1.L38">
            <calcext:condition calcext:apply-style-name="preto" calcext:value="=1" calcext:base-cell-address="Planilha1.L38"/>
            <calcext:condition calcext:apply-style-name="Branco" calcext:value="=0" calcext:base-cell-address="Planilha1.L38"/>
          </calcext:conditional-format>
          <calcext:conditional-format calcext:target-range-address="Planilha1.M38:Planilha1.M38">
            <calcext:condition calcext:apply-style-name="preto" calcext:value="=1" calcext:base-cell-address="Planilha1.M38"/>
            <calcext:condition calcext:apply-style-name="Branco" calcext:value="=0" calcext:base-cell-address="Planilha1.M38"/>
          </calcext:conditional-format>
          <calcext:conditional-format calcext:target-range-address="Planilha1.N38:Planilha1.N38">
            <calcext:condition calcext:apply-style-name="preto" calcext:value="=1" calcext:base-cell-address="Planilha1.N38"/>
            <calcext:condition calcext:apply-style-name="Branco" calcext:value="=0" calcext:base-cell-address="Planilha1.N38"/>
          </calcext:conditional-format>
          <calcext:conditional-format calcext:target-range-address="Planilha1.O38:Planilha1.O38">
            <calcext:condition calcext:apply-style-name="preto" calcext:value="=1" calcext:base-cell-address="Planilha1.O38"/>
            <calcext:condition calcext:apply-style-name="Branco" calcext:value="=0" calcext:base-cell-address="Planilha1.O38"/>
          </calcext:conditional-format>
          <calcext:conditional-format calcext:target-range-address="Planilha1.P38:Planilha1.P38">
            <calcext:condition calcext:apply-style-name="preto" calcext:value="=1" calcext:base-cell-address="Planilha1.P38"/>
            <calcext:condition calcext:apply-style-name="Branco" calcext:value="=0" calcext:base-cell-address="Planilha1.P38"/>
          </calcext:conditional-format>
          <calcext:conditional-format calcext:target-range-address="Planilha1.A39:Planilha1.A39">
            <calcext:condition calcext:apply-style-name="preto" calcext:value="=1" calcext:base-cell-address="Planilha1.A39"/>
            <calcext:condition calcext:apply-style-name="Branco" calcext:value="=0" calcext:base-cell-address="Planilha1.A39"/>
          </calcext:conditional-format>
          <calcext:conditional-format calcext:target-range-address="Planilha1.B39:Planilha1.B39">
            <calcext:condition calcext:apply-style-name="preto" calcext:value="=1" calcext:base-cell-address="Planilha1.B39"/>
            <calcext:condition calcext:apply-style-name="Branco" calcext:value="=0" calcext:base-cell-address="Planilha1.B39"/>
          </calcext:conditional-format>
          <calcext:conditional-format calcext:target-range-address="Planilha1.C39:Planilha1.C39">
            <calcext:condition calcext:apply-style-name="preto" calcext:value="=1" calcext:base-cell-address="Planilha1.C39"/>
            <calcext:condition calcext:apply-style-name="Branco" calcext:value="=0" calcext:base-cell-address="Planilha1.C39"/>
          </calcext:conditional-format>
          <calcext:conditional-format calcext:target-range-address="Planilha1.D39:Planilha1.D39">
            <calcext:condition calcext:apply-style-name="preto" calcext:value="=1" calcext:base-cell-address="Planilha1.D39"/>
            <calcext:condition calcext:apply-style-name="Branco" calcext:value="=0" calcext:base-cell-address="Planilha1.D39"/>
          </calcext:conditional-format>
          <calcext:conditional-format calcext:target-range-address="Planilha1.E39:Planilha1.E39">
            <calcext:condition calcext:apply-style-name="preto" calcext:value="=1" calcext:base-cell-address="Planilha1.E39"/>
            <calcext:condition calcext:apply-style-name="Branco" calcext:value="=0" calcext:base-cell-address="Planilha1.E39"/>
          </calcext:conditional-format>
          <calcext:conditional-format calcext:target-range-address="Planilha1.F39:Planilha1.F39">
            <calcext:condition calcext:apply-style-name="preto" calcext:value="=1" calcext:base-cell-address="Planilha1.F39"/>
            <calcext:condition calcext:apply-style-name="Branco" calcext:value="=0" calcext:base-cell-address="Planilha1.F39"/>
          </calcext:conditional-format>
          <calcext:conditional-format calcext:target-range-address="Planilha1.G39:Planilha1.G39">
            <calcext:condition calcext:apply-style-name="preto" calcext:value="=1" calcext:base-cell-address="Planilha1.G39"/>
            <calcext:condition calcext:apply-style-name="Branco" calcext:value="=0" calcext:base-cell-address="Planilha1.G39"/>
          </calcext:conditional-format>
          <calcext:conditional-format calcext:target-range-address="Planilha1.H39:Planilha1.H39">
            <calcext:condition calcext:apply-style-name="preto" calcext:value="=1" calcext:base-cell-address="Planilha1.H39"/>
            <calcext:condition calcext:apply-style-name="Branco" calcext:value="=0" calcext:base-cell-address="Planilha1.H39"/>
          </calcext:conditional-format>
          <calcext:conditional-format calcext:target-range-address="Planilha1.I39:Planilha1.I39">
            <calcext:condition calcext:apply-style-name="preto" calcext:value="=1" calcext:base-cell-address="Planilha1.I39"/>
            <calcext:condition calcext:apply-style-name="Branco" calcext:value="=0" calcext:base-cell-address="Planilha1.I39"/>
          </calcext:conditional-format>
          <calcext:conditional-format calcext:target-range-address="Planilha1.J39:Planilha1.J39">
            <calcext:condition calcext:apply-style-name="preto" calcext:value="=1" calcext:base-cell-address="Planilha1.J39"/>
            <calcext:condition calcext:apply-style-name="Branco" calcext:value="=0" calcext:base-cell-address="Planilha1.J39"/>
          </calcext:conditional-format>
          <calcext:conditional-format calcext:target-range-address="Planilha1.K39:Planilha1.K39">
            <calcext:condition calcext:apply-style-name="preto" calcext:value="=1" calcext:base-cell-address="Planilha1.K39"/>
            <calcext:condition calcext:apply-style-name="Branco" calcext:value="=0" calcext:base-cell-address="Planilha1.K39"/>
          </calcext:conditional-format>
          <calcext:conditional-format calcext:target-range-address="Planilha1.L39:Planilha1.L39">
            <calcext:condition calcext:apply-style-name="preto" calcext:value="=1" calcext:base-cell-address="Planilha1.L39"/>
            <calcext:condition calcext:apply-style-name="Branco" calcext:value="=0" calcext:base-cell-address="Planilha1.L39"/>
          </calcext:conditional-format>
          <calcext:conditional-format calcext:target-range-address="Planilha1.M39:Planilha1.M39">
            <calcext:condition calcext:apply-style-name="preto" calcext:value="=1" calcext:base-cell-address="Planilha1.M39"/>
            <calcext:condition calcext:apply-style-name="Branco" calcext:value="=0" calcext:base-cell-address="Planilha1.M39"/>
          </calcext:conditional-format>
          <calcext:conditional-format calcext:target-range-address="Planilha1.N39:Planilha1.N39">
            <calcext:condition calcext:apply-style-name="preto" calcext:value="=1" calcext:base-cell-address="Planilha1.N39"/>
            <calcext:condition calcext:apply-style-name="Branco" calcext:value="=0" calcext:base-cell-address="Planilha1.N39"/>
          </calcext:conditional-format>
          <calcext:conditional-format calcext:target-range-address="Planilha1.O39:Planilha1.O39">
            <calcext:condition calcext:apply-style-name="preto" calcext:value="=1" calcext:base-cell-address="Planilha1.O39"/>
            <calcext:condition calcext:apply-style-name="Branco" calcext:value="=0" calcext:base-cell-address="Planilha1.O39"/>
          </calcext:conditional-format>
          <calcext:conditional-format calcext:target-range-address="Planilha1.P39:Planilha1.P39">
            <calcext:condition calcext:apply-style-name="preto" calcext:value="=1" calcext:base-cell-address="Planilha1.P39"/>
            <calcext:condition calcext:apply-style-name="Branco" calcext:value="=0" calcext:base-cell-address="Planilha1.P39"/>
          </calcext:conditional-format>
          <calcext:conditional-format calcext:target-range-address="Planilha1.A40:Planilha1.A40">
            <calcext:condition calcext:apply-style-name="preto" calcext:value="=1" calcext:base-cell-address="Planilha1.A40"/>
            <calcext:condition calcext:apply-style-name="Branco" calcext:value="=0" calcext:base-cell-address="Planilha1.A40"/>
          </calcext:conditional-format>
          <calcext:conditional-format calcext:target-range-address="Planilha1.B40:Planilha1.B40">
            <calcext:condition calcext:apply-style-name="preto" calcext:value="=1" calcext:base-cell-address="Planilha1.B40"/>
            <calcext:condition calcext:apply-style-name="Branco" calcext:value="=0" calcext:base-cell-address="Planilha1.B40"/>
          </calcext:conditional-format>
          <calcext:conditional-format calcext:target-range-address="Planilha1.C40:Planilha1.C40">
            <calcext:condition calcext:apply-style-name="preto" calcext:value="=1" calcext:base-cell-address="Planilha1.C40"/>
            <calcext:condition calcext:apply-style-name="Branco" calcext:value="=0" calcext:base-cell-address="Planilha1.C40"/>
          </calcext:conditional-format>
          <calcext:conditional-format calcext:target-range-address="Planilha1.D40:Planilha1.D40">
            <calcext:condition calcext:apply-style-name="preto" calcext:value="=1" calcext:base-cell-address="Planilha1.D40"/>
            <calcext:condition calcext:apply-style-name="Branco" calcext:value="=0" calcext:base-cell-address="Planilha1.D40"/>
          </calcext:conditional-format>
          <calcext:conditional-format calcext:target-range-address="Planilha1.E40:Planilha1.E40">
            <calcext:condition calcext:apply-style-name="preto" calcext:value="=1" calcext:base-cell-address="Planilha1.E40"/>
            <calcext:condition calcext:apply-style-name="Branco" calcext:value="=0" calcext:base-cell-address="Planilha1.E40"/>
          </calcext:conditional-format>
          <calcext:conditional-format calcext:target-range-address="Planilha1.F40:Planilha1.F40">
            <calcext:condition calcext:apply-style-name="preto" calcext:value="=1" calcext:base-cell-address="Planilha1.F40"/>
            <calcext:condition calcext:apply-style-name="Branco" calcext:value="=0" calcext:base-cell-address="Planilha1.F40"/>
          </calcext:conditional-format>
          <calcext:conditional-format calcext:target-range-address="Planilha1.G40:Planilha1.G40">
            <calcext:condition calcext:apply-style-name="preto" calcext:value="=1" calcext:base-cell-address="Planilha1.G40"/>
            <calcext:condition calcext:apply-style-name="Branco" calcext:value="=0" calcext:base-cell-address="Planilha1.G40"/>
          </calcext:conditional-format>
          <calcext:conditional-format calcext:target-range-address="Planilha1.H40:Planilha1.H40">
            <calcext:condition calcext:apply-style-name="preto" calcext:value="=1" calcext:base-cell-address="Planilha1.H40"/>
            <calcext:condition calcext:apply-style-name="Branco" calcext:value="=0" calcext:base-cell-address="Planilha1.H40"/>
          </calcext:conditional-format>
          <calcext:conditional-format calcext:target-range-address="Planilha1.I40:Planilha1.I40">
            <calcext:condition calcext:apply-style-name="preto" calcext:value="=1" calcext:base-cell-address="Planilha1.I40"/>
            <calcext:condition calcext:apply-style-name="Branco" calcext:value="=0" calcext:base-cell-address="Planilha1.I40"/>
          </calcext:conditional-format>
          <calcext:conditional-format calcext:target-range-address="Planilha1.J40:Planilha1.J40">
            <calcext:condition calcext:apply-style-name="preto" calcext:value="=1" calcext:base-cell-address="Planilha1.J40"/>
            <calcext:condition calcext:apply-style-name="Branco" calcext:value="=0" calcext:base-cell-address="Planilha1.J40"/>
          </calcext:conditional-format>
          <calcext:conditional-format calcext:target-range-address="Planilha1.K40:Planilha1.K40">
            <calcext:condition calcext:apply-style-name="preto" calcext:value="=1" calcext:base-cell-address="Planilha1.K40"/>
            <calcext:condition calcext:apply-style-name="Branco" calcext:value="=0" calcext:base-cell-address="Planilha1.K40"/>
          </calcext:conditional-format>
          <calcext:conditional-format calcext:target-range-address="Planilha1.L40:Planilha1.L40">
            <calcext:condition calcext:apply-style-name="preto" calcext:value="=1" calcext:base-cell-address="Planilha1.L40"/>
            <calcext:condition calcext:apply-style-name="Branco" calcext:value="=0" calcext:base-cell-address="Planilha1.L40"/>
          </calcext:conditional-format>
          <calcext:conditional-format calcext:target-range-address="Planilha1.M40:Planilha1.M40">
            <calcext:condition calcext:apply-style-name="preto" calcext:value="=1" calcext:base-cell-address="Planilha1.M40"/>
            <calcext:condition calcext:apply-style-name="Branco" calcext:value="=0" calcext:base-cell-address="Planilha1.M40"/>
          </calcext:conditional-format>
          <calcext:conditional-format calcext:target-range-address="Planilha1.N40:Planilha1.N40">
            <calcext:condition calcext:apply-style-name="preto" calcext:value="=1" calcext:base-cell-address="Planilha1.N40"/>
            <calcext:condition calcext:apply-style-name="Branco" calcext:value="=0" calcext:base-cell-address="Planilha1.N40"/>
          </calcext:conditional-format>
          <calcext:conditional-format calcext:target-range-address="Planilha1.O40:Planilha1.O40">
            <calcext:condition calcext:apply-style-name="preto" calcext:value="=1" calcext:base-cell-address="Planilha1.O40"/>
            <calcext:condition calcext:apply-style-name="Branco" calcext:value="=0" calcext:base-cell-address="Planilha1.O40"/>
          </calcext:conditional-format>
          <calcext:conditional-format calcext:target-range-address="Planilha1.P40:Planilha1.P40">
            <calcext:condition calcext:apply-style-name="preto" calcext:value="=1" calcext:base-cell-address="Planilha1.P40"/>
            <calcext:condition calcext:apply-style-name="Branco" calcext:value="=0" calcext:base-cell-address="Planilha1.P40"/>
          </calcext:conditional-format>
          <calcext:conditional-format calcext:target-range-address="Planilha1.A41:Planilha1.A41">
            <calcext:condition calcext:apply-style-name="preto" calcext:value="=1" calcext:base-cell-address="Planilha1.A41"/>
            <calcext:condition calcext:apply-style-name="Branco" calcext:value="=0" calcext:base-cell-address="Planilha1.A41"/>
          </calcext:conditional-format>
          <calcext:conditional-format calcext:target-range-address="Planilha1.B41:Planilha1.B41">
            <calcext:condition calcext:apply-style-name="preto" calcext:value="=1" calcext:base-cell-address="Planilha1.B41"/>
            <calcext:condition calcext:apply-style-name="Branco" calcext:value="=0" calcext:base-cell-address="Planilha1.B41"/>
          </calcext:conditional-format>
          <calcext:conditional-format calcext:target-range-address="Planilha1.C41:Planilha1.C41">
            <calcext:condition calcext:apply-style-name="preto" calcext:value="=1" calcext:base-cell-address="Planilha1.C41"/>
            <calcext:condition calcext:apply-style-name="Branco" calcext:value="=0" calcext:base-cell-address="Planilha1.C41"/>
          </calcext:conditional-format>
          <calcext:conditional-format calcext:target-range-address="Planilha1.D41:Planilha1.D41">
            <calcext:condition calcext:apply-style-name="preto" calcext:value="=1" calcext:base-cell-address="Planilha1.D41"/>
            <calcext:condition calcext:apply-style-name="Branco" calcext:value="=0" calcext:base-cell-address="Planilha1.D41"/>
          </calcext:conditional-format>
          <calcext:conditional-format calcext:target-range-address="Planilha1.E41:Planilha1.E41">
            <calcext:condition calcext:apply-style-name="preto" calcext:value="=1" calcext:base-cell-address="Planilha1.E41"/>
            <calcext:condition calcext:apply-style-name="Branco" calcext:value="=0" calcext:base-cell-address="Planilha1.E41"/>
          </calcext:conditional-format>
          <calcext:conditional-format calcext:target-range-address="Planilha1.F41:Planilha1.F41">
            <calcext:condition calcext:apply-style-name="preto" calcext:value="=1" calcext:base-cell-address="Planilha1.F41"/>
            <calcext:condition calcext:apply-style-name="Branco" calcext:value="=0" calcext:base-cell-address="Planilha1.F41"/>
          </calcext:conditional-format>
          <calcext:conditional-format calcext:target-range-address="Planilha1.G41:Planilha1.G41">
            <calcext:condition calcext:apply-style-name="preto" calcext:value="=1" calcext:base-cell-address="Planilha1.G41"/>
            <calcext:condition calcext:apply-style-name="Branco" calcext:value="=0" calcext:base-cell-address="Planilha1.G41"/>
          </calcext:conditional-format>
          <calcext:conditional-format calcext:target-range-address="Planilha1.H41:Planilha1.H41">
            <calcext:condition calcext:apply-style-name="preto" calcext:value="=1" calcext:base-cell-address="Planilha1.H41"/>
            <calcext:condition calcext:apply-style-name="Branco" calcext:value="=0" calcext:base-cell-address="Planilha1.H41"/>
          </calcext:conditional-format>
          <calcext:conditional-format calcext:target-range-address="Planilha1.I41:Planilha1.I41">
            <calcext:condition calcext:apply-style-name="preto" calcext:value="=1" calcext:base-cell-address="Planilha1.I41"/>
            <calcext:condition calcext:apply-style-name="Branco" calcext:value="=0" calcext:base-cell-address="Planilha1.I41"/>
          </calcext:conditional-format>
          <calcext:conditional-format calcext:target-range-address="Planilha1.J41:Planilha1.J41">
            <calcext:condition calcext:apply-style-name="preto" calcext:value="=1" calcext:base-cell-address="Planilha1.J41"/>
            <calcext:condition calcext:apply-style-name="Branco" calcext:value="=0" calcext:base-cell-address="Planilha1.J41"/>
          </calcext:conditional-format>
          <calcext:conditional-format calcext:target-range-address="Planilha1.K41:Planilha1.K41">
            <calcext:condition calcext:apply-style-name="preto" calcext:value="=1" calcext:base-cell-address="Planilha1.K41"/>
            <calcext:condition calcext:apply-style-name="Branco" calcext:value="=0" calcext:base-cell-address="Planilha1.K41"/>
          </calcext:conditional-format>
          <calcext:conditional-format calcext:target-range-address="Planilha1.L41:Planilha1.L41">
            <calcext:condition calcext:apply-style-name="preto" calcext:value="=1" calcext:base-cell-address="Planilha1.L41"/>
            <calcext:condition calcext:apply-style-name="Branco" calcext:value="=0" calcext:base-cell-address="Planilha1.L41"/>
          </calcext:conditional-format>
          <calcext:conditional-format calcext:target-range-address="Planilha1.M41:Planilha1.M41">
            <calcext:condition calcext:apply-style-name="preto" calcext:value="=1" calcext:base-cell-address="Planilha1.M41"/>
            <calcext:condition calcext:apply-style-name="Branco" calcext:value="=0" calcext:base-cell-address="Planilha1.M41"/>
          </calcext:conditional-format>
          <calcext:conditional-format calcext:target-range-address="Planilha1.N41:Planilha1.N41">
            <calcext:condition calcext:apply-style-name="preto" calcext:value="=1" calcext:base-cell-address="Planilha1.N41"/>
            <calcext:condition calcext:apply-style-name="Branco" calcext:value="=0" calcext:base-cell-address="Planilha1.N41"/>
          </calcext:conditional-format>
          <calcext:conditional-format calcext:target-range-address="Planilha1.O41:Planilha1.O41">
            <calcext:condition calcext:apply-style-name="preto" calcext:value="=1" calcext:base-cell-address="Planilha1.O41"/>
            <calcext:condition calcext:apply-style-name="Branco" calcext:value="=0" calcext:base-cell-address="Planilha1.O41"/>
          </calcext:conditional-format>
          <calcext:conditional-format calcext:target-range-address="Planilha1.P41:Planilha1.P41">
            <calcext:condition calcext:apply-style-name="preto" calcext:value="=1" calcext:base-cell-address="Planilha1.P41"/>
            <calcext:condition calcext:apply-style-name="Branco" calcext:value="=0" calcext:base-cell-address="Planilha1.P41"/>
          </calcext:conditional-format>
          <calcext:conditional-format calcext:target-range-address="Planilha1.A42:Planilha1.A42">
            <calcext:condition calcext:apply-style-name="preto" calcext:value="=1" calcext:base-cell-address="Planilha1.A42"/>
            <calcext:condition calcext:apply-style-name="Branco" calcext:value="=0" calcext:base-cell-address="Planilha1.A42"/>
          </calcext:conditional-format>
          <calcext:conditional-format calcext:target-range-address="Planilha1.B42:Planilha1.B42">
            <calcext:condition calcext:apply-style-name="preto" calcext:value="=1" calcext:base-cell-address="Planilha1.B42"/>
            <calcext:condition calcext:apply-style-name="Branco" calcext:value="=0" calcext:base-cell-address="Planilha1.B42"/>
          </calcext:conditional-format>
          <calcext:conditional-format calcext:target-range-address="Planilha1.C42:Planilha1.C42">
            <calcext:condition calcext:apply-style-name="preto" calcext:value="=1" calcext:base-cell-address="Planilha1.C42"/>
            <calcext:condition calcext:apply-style-name="Branco" calcext:value="=0" calcext:base-cell-address="Planilha1.C42"/>
          </calcext:conditional-format>
          <calcext:conditional-format calcext:target-range-address="Planilha1.D42:Planilha1.D42">
            <calcext:condition calcext:apply-style-name="preto" calcext:value="=1" calcext:base-cell-address="Planilha1.D42"/>
            <calcext:condition calcext:apply-style-name="Branco" calcext:value="=0" calcext:base-cell-address="Planilha1.D42"/>
          </calcext:conditional-format>
          <calcext:conditional-format calcext:target-range-address="Planilha1.E42:Planilha1.E42">
            <calcext:condition calcext:apply-style-name="preto" calcext:value="=1" calcext:base-cell-address="Planilha1.E42"/>
            <calcext:condition calcext:apply-style-name="Branco" calcext:value="=0" calcext:base-cell-address="Planilha1.E42"/>
          </calcext:conditional-format>
          <calcext:conditional-format calcext:target-range-address="Planilha1.F42:Planilha1.F42">
            <calcext:condition calcext:apply-style-name="preto" calcext:value="=1" calcext:base-cell-address="Planilha1.F42"/>
            <calcext:condition calcext:apply-style-name="Branco" calcext:value="=0" calcext:base-cell-address="Planilha1.F42"/>
          </calcext:conditional-format>
          <calcext:conditional-format calcext:target-range-address="Planilha1.G42:Planilha1.G42">
            <calcext:condition calcext:apply-style-name="preto" calcext:value="=1" calcext:base-cell-address="Planilha1.G42"/>
            <calcext:condition calcext:apply-style-name="Branco" calcext:value="=0" calcext:base-cell-address="Planilha1.G42"/>
          </calcext:conditional-format>
          <calcext:conditional-format calcext:target-range-address="Planilha1.H42:Planilha1.H42">
            <calcext:condition calcext:apply-style-name="preto" calcext:value="=1" calcext:base-cell-address="Planilha1.H42"/>
            <calcext:condition calcext:apply-style-name="Branco" calcext:value="=0" calcext:base-cell-address="Planilha1.H42"/>
          </calcext:conditional-format>
          <calcext:conditional-format calcext:target-range-address="Planilha1.I42:Planilha1.I42">
            <calcext:condition calcext:apply-style-name="preto" calcext:value="=1" calcext:base-cell-address="Planilha1.I42"/>
            <calcext:condition calcext:apply-style-name="Branco" calcext:value="=0" calcext:base-cell-address="Planilha1.I42"/>
          </calcext:conditional-format>
          <calcext:conditional-format calcext:target-range-address="Planilha1.J42:Planilha1.J42">
            <calcext:condition calcext:apply-style-name="preto" calcext:value="=1" calcext:base-cell-address="Planilha1.J42"/>
            <calcext:condition calcext:apply-style-name="Branco" calcext:value="=0" calcext:base-cell-address="Planilha1.J42"/>
          </calcext:conditional-format>
          <calcext:conditional-format calcext:target-range-address="Planilha1.K42:Planilha1.K42">
            <calcext:condition calcext:apply-style-name="preto" calcext:value="=1" calcext:base-cell-address="Planilha1.K42"/>
            <calcext:condition calcext:apply-style-name="Branco" calcext:value="=0" calcext:base-cell-address="Planilha1.K42"/>
          </calcext:conditional-format>
          <calcext:conditional-format calcext:target-range-address="Planilha1.L42:Planilha1.L42">
            <calcext:condition calcext:apply-style-name="preto" calcext:value="=1" calcext:base-cell-address="Planilha1.L42"/>
            <calcext:condition calcext:apply-style-name="Branco" calcext:value="=0" calcext:base-cell-address="Planilha1.L42"/>
          </calcext:conditional-format>
          <calcext:conditional-format calcext:target-range-address="Planilha1.M42:Planilha1.M42">
            <calcext:condition calcext:apply-style-name="preto" calcext:value="=1" calcext:base-cell-address="Planilha1.M42"/>
            <calcext:condition calcext:apply-style-name="Branco" calcext:value="=0" calcext:base-cell-address="Planilha1.M42"/>
          </calcext:conditional-format>
          <calcext:conditional-format calcext:target-range-address="Planilha1.N42:Planilha1.N42">
            <calcext:condition calcext:apply-style-name="preto" calcext:value="=1" calcext:base-cell-address="Planilha1.N42"/>
            <calcext:condition calcext:apply-style-name="Branco" calcext:value="=0" calcext:base-cell-address="Planilha1.N42"/>
          </calcext:conditional-format>
          <calcext:conditional-format calcext:target-range-address="Planilha1.O42:Planilha1.O42">
            <calcext:condition calcext:apply-style-name="preto" calcext:value="=1" calcext:base-cell-address="Planilha1.O42"/>
            <calcext:condition calcext:apply-style-name="Branco" calcext:value="=0" calcext:base-cell-address="Planilha1.O42"/>
          </calcext:conditional-format>
          <calcext:conditional-format calcext:target-range-address="Planilha1.P42:Planilha1.P42">
            <calcext:condition calcext:apply-style-name="preto" calcext:value="=1" calcext:base-cell-address="Planilha1.P42"/>
            <calcext:condition calcext:apply-style-name="Branco" calcext:value="=0" calcext:base-cell-address="Planilha1.P42"/>
          </calcext:conditional-format>
          <calcext:conditional-format calcext:target-range-address="Planilha1.A43:Planilha1.A43">
            <calcext:condition calcext:apply-style-name="preto" calcext:value="=1" calcext:base-cell-address="Planilha1.A43"/>
            <calcext:condition calcext:apply-style-name="Branco" calcext:value="=0" calcext:base-cell-address="Planilha1.A43"/>
          </calcext:conditional-format>
          <calcext:conditional-format calcext:target-range-address="Planilha1.B43:Planilha1.B43">
            <calcext:condition calcext:apply-style-name="preto" calcext:value="=1" calcext:base-cell-address="Planilha1.B43"/>
            <calcext:condition calcext:apply-style-name="Branco" calcext:value="=0" calcext:base-cell-address="Planilha1.B43"/>
          </calcext:conditional-format>
          <calcext:conditional-format calcext:target-range-address="Planilha1.C43:Planilha1.C43">
            <calcext:condition calcext:apply-style-name="preto" calcext:value="=1" calcext:base-cell-address="Planilha1.C43"/>
            <calcext:condition calcext:apply-style-name="Branco" calcext:value="=0" calcext:base-cell-address="Planilha1.C43"/>
          </calcext:conditional-format>
          <calcext:conditional-format calcext:target-range-address="Planilha1.D43:Planilha1.D43">
            <calcext:condition calcext:apply-style-name="preto" calcext:value="=1" calcext:base-cell-address="Planilha1.D43"/>
            <calcext:condition calcext:apply-style-name="Branco" calcext:value="=0" calcext:base-cell-address="Planilha1.D43"/>
          </calcext:conditional-format>
          <calcext:conditional-format calcext:target-range-address="Planilha1.E43:Planilha1.E43">
            <calcext:condition calcext:apply-style-name="preto" calcext:value="=1" calcext:base-cell-address="Planilha1.E43"/>
            <calcext:condition calcext:apply-style-name="Branco" calcext:value="=0" calcext:base-cell-address="Planilha1.E43"/>
          </calcext:conditional-format>
          <calcext:conditional-format calcext:target-range-address="Planilha1.F43:Planilha1.F43">
            <calcext:condition calcext:apply-style-name="preto" calcext:value="=1" calcext:base-cell-address="Planilha1.F43"/>
            <calcext:condition calcext:apply-style-name="Branco" calcext:value="=0" calcext:base-cell-address="Planilha1.F43"/>
          </calcext:conditional-format>
          <calcext:conditional-format calcext:target-range-address="Planilha1.G43:Planilha1.G43">
            <calcext:condition calcext:apply-style-name="preto" calcext:value="=1" calcext:base-cell-address="Planilha1.G43"/>
            <calcext:condition calcext:apply-style-name="Branco" calcext:value="=0" calcext:base-cell-address="Planilha1.G43"/>
          </calcext:conditional-format>
          <calcext:conditional-format calcext:target-range-address="Planilha1.H43:Planilha1.H43">
            <calcext:condition calcext:apply-style-name="preto" calcext:value="=1" calcext:base-cell-address="Planilha1.H43"/>
            <calcext:condition calcext:apply-style-name="Branco" calcext:value="=0" calcext:base-cell-address="Planilha1.H43"/>
          </calcext:conditional-format>
          <calcext:conditional-format calcext:target-range-address="Planilha1.I43:Planilha1.I43">
            <calcext:condition calcext:apply-style-name="preto" calcext:value="=1" calcext:base-cell-address="Planilha1.I43"/>
            <calcext:condition calcext:apply-style-name="Branco" calcext:value="=0" calcext:base-cell-address="Planilha1.I43"/>
          </calcext:conditional-format>
          <calcext:conditional-format calcext:target-range-address="Planilha1.J43:Planilha1.J43">
            <calcext:condition calcext:apply-style-name="preto" calcext:value="=1" calcext:base-cell-address="Planilha1.J43"/>
            <calcext:condition calcext:apply-style-name="Branco" calcext:value="=0" calcext:base-cell-address="Planilha1.J43"/>
          </calcext:conditional-format>
          <calcext:conditional-format calcext:target-range-address="Planilha1.K43:Planilha1.K43">
            <calcext:condition calcext:apply-style-name="preto" calcext:value="=1" calcext:base-cell-address="Planilha1.K43"/>
            <calcext:condition calcext:apply-style-name="Branco" calcext:value="=0" calcext:base-cell-address="Planilha1.K43"/>
          </calcext:conditional-format>
          <calcext:conditional-format calcext:target-range-address="Planilha1.L43:Planilha1.L43">
            <calcext:condition calcext:apply-style-name="preto" calcext:value="=1" calcext:base-cell-address="Planilha1.L43"/>
            <calcext:condition calcext:apply-style-name="Branco" calcext:value="=0" calcext:base-cell-address="Planilha1.L43"/>
          </calcext:conditional-format>
          <calcext:conditional-format calcext:target-range-address="Planilha1.M43:Planilha1.M43">
            <calcext:condition calcext:apply-style-name="preto" calcext:value="=1" calcext:base-cell-address="Planilha1.M43"/>
            <calcext:condition calcext:apply-style-name="Branco" calcext:value="=0" calcext:base-cell-address="Planilha1.M43"/>
          </calcext:conditional-format>
          <calcext:conditional-format calcext:target-range-address="Planilha1.N43:Planilha1.N43">
            <calcext:condition calcext:apply-style-name="preto" calcext:value="=1" calcext:base-cell-address="Planilha1.N43"/>
            <calcext:condition calcext:apply-style-name="Branco" calcext:value="=0" calcext:base-cell-address="Planilha1.N43"/>
          </calcext:conditional-format>
          <calcext:conditional-format calcext:target-range-address="Planilha1.O43:Planilha1.O43">
            <calcext:condition calcext:apply-style-name="preto" calcext:value="=1" calcext:base-cell-address="Planilha1.O43"/>
            <calcext:condition calcext:apply-style-name="Branco" calcext:value="=0" calcext:base-cell-address="Planilha1.O43"/>
          </calcext:conditional-format>
          <calcext:conditional-format calcext:target-range-address="Planilha1.P43:Planilha1.P43">
            <calcext:condition calcext:apply-style-name="preto" calcext:value="=1" calcext:base-cell-address="Planilha1.P43"/>
            <calcext:condition calcext:apply-style-name="Branco" calcext:value="=0" calcext:base-cell-address="Planilha1.P43"/>
          </calcext:conditional-format>
          <calcext:conditional-format calcext:target-range-address="Planilha1.A45:Planilha1.A45">
            <calcext:condition calcext:apply-style-name="preto" calcext:value="=1" calcext:base-cell-address="Planilha1.A45"/>
            <calcext:condition calcext:apply-style-name="Branco" calcext:value="=0" calcext:base-cell-address="Planilha1.A45"/>
          </calcext:conditional-format>
          <calcext:conditional-format calcext:target-range-address="Planilha1.B45:Planilha1.B45">
            <calcext:condition calcext:apply-style-name="preto" calcext:value="=1" calcext:base-cell-address="Planilha1.B45"/>
            <calcext:condition calcext:apply-style-name="Branco" calcext:value="=0" calcext:base-cell-address="Planilha1.B45"/>
          </calcext:conditional-format>
          <calcext:conditional-format calcext:target-range-address="Planilha1.C45:Planilha1.C45">
            <calcext:condition calcext:apply-style-name="preto" calcext:value="=1" calcext:base-cell-address="Planilha1.C45"/>
            <calcext:condition calcext:apply-style-name="Branco" calcext:value="=0" calcext:base-cell-address="Planilha1.C45"/>
          </calcext:conditional-format>
          <calcext:conditional-format calcext:target-range-address="Planilha1.D45:Planilha1.D45">
            <calcext:condition calcext:apply-style-name="preto" calcext:value="=1" calcext:base-cell-address="Planilha1.D45"/>
            <calcext:condition calcext:apply-style-name="Branco" calcext:value="=0" calcext:base-cell-address="Planilha1.D45"/>
          </calcext:conditional-format>
          <calcext:conditional-format calcext:target-range-address="Planilha1.E45:Planilha1.E45">
            <calcext:condition calcext:apply-style-name="preto" calcext:value="=1" calcext:base-cell-address="Planilha1.E45"/>
            <calcext:condition calcext:apply-style-name="Branco" calcext:value="=0" calcext:base-cell-address="Planilha1.E45"/>
          </calcext:conditional-format>
          <calcext:conditional-format calcext:target-range-address="Planilha1.F45:Planilha1.F45">
            <calcext:condition calcext:apply-style-name="preto" calcext:value="=1" calcext:base-cell-address="Planilha1.F45"/>
            <calcext:condition calcext:apply-style-name="Branco" calcext:value="=0" calcext:base-cell-address="Planilha1.F45"/>
          </calcext:conditional-format>
          <calcext:conditional-format calcext:target-range-address="Planilha1.G45:Planilha1.G45">
            <calcext:condition calcext:apply-style-name="preto" calcext:value="=1" calcext:base-cell-address="Planilha1.G45"/>
            <calcext:condition calcext:apply-style-name="Branco" calcext:value="=0" calcext:base-cell-address="Planilha1.G45"/>
          </calcext:conditional-format>
          <calcext:conditional-format calcext:target-range-address="Planilha1.H45:Planilha1.H45">
            <calcext:condition calcext:apply-style-name="preto" calcext:value="=1" calcext:base-cell-address="Planilha1.H45"/>
            <calcext:condition calcext:apply-style-name="Branco" calcext:value="=0" calcext:base-cell-address="Planilha1.H45"/>
          </calcext:conditional-format>
          <calcext:conditional-format calcext:target-range-address="Planilha1.I45:Planilha1.I45">
            <calcext:condition calcext:apply-style-name="preto" calcext:value="=1" calcext:base-cell-address="Planilha1.I45"/>
            <calcext:condition calcext:apply-style-name="Branco" calcext:value="=0" calcext:base-cell-address="Planilha1.I45"/>
          </calcext:conditional-format>
          <calcext:conditional-format calcext:target-range-address="Planilha1.J45:Planilha1.J45">
            <calcext:condition calcext:apply-style-name="preto" calcext:value="=1" calcext:base-cell-address="Planilha1.J45"/>
            <calcext:condition calcext:apply-style-name="Branco" calcext:value="=0" calcext:base-cell-address="Planilha1.J45"/>
          </calcext:conditional-format>
          <calcext:conditional-format calcext:target-range-address="Planilha1.K45:Planilha1.K45">
            <calcext:condition calcext:apply-style-name="preto" calcext:value="=1" calcext:base-cell-address="Planilha1.K45"/>
            <calcext:condition calcext:apply-style-name="Branco" calcext:value="=0" calcext:base-cell-address="Planilha1.K45"/>
          </calcext:conditional-format>
          <calcext:conditional-format calcext:target-range-address="Planilha1.L45:Planilha1.L45">
            <calcext:condition calcext:apply-style-name="preto" calcext:value="=1" calcext:base-cell-address="Planilha1.L45"/>
            <calcext:condition calcext:apply-style-name="Branco" calcext:value="=0" calcext:base-cell-address="Planilha1.L45"/>
          </calcext:conditional-format>
          <calcext:conditional-format calcext:target-range-address="Planilha1.M45:Planilha1.M45">
            <calcext:condition calcext:apply-style-name="preto" calcext:value="=1" calcext:base-cell-address="Planilha1.M45"/>
            <calcext:condition calcext:apply-style-name="Branco" calcext:value="=0" calcext:base-cell-address="Planilha1.M45"/>
          </calcext:conditional-format>
          <calcext:conditional-format calcext:target-range-address="Planilha1.N45:Planilha1.N45">
            <calcext:condition calcext:apply-style-name="preto" calcext:value="=1" calcext:base-cell-address="Planilha1.N45"/>
            <calcext:condition calcext:apply-style-name="Branco" calcext:value="=0" calcext:base-cell-address="Planilha1.N45"/>
          </calcext:conditional-format>
          <calcext:conditional-format calcext:target-range-address="Planilha1.O45:Planilha1.O45">
            <calcext:condition calcext:apply-style-name="preto" calcext:value="=1" calcext:base-cell-address="Planilha1.O45"/>
            <calcext:condition calcext:apply-style-name="Branco" calcext:value="=0" calcext:base-cell-address="Planilha1.O45"/>
          </calcext:conditional-format>
          <calcext:conditional-format calcext:target-range-address="Planilha1.P45:Planilha1.P45">
            <calcext:condition calcext:apply-style-name="preto" calcext:value="=1" calcext:base-cell-address="Planilha1.P45"/>
            <calcext:condition calcext:apply-style-name="Branco" calcext:value="=0" calcext:base-cell-address="Planilha1.P45"/>
          </calcext:conditional-format>
          <calcext:conditional-format calcext:target-range-address="Planilha1.A46:Planilha1.A46">
            <calcext:condition calcext:apply-style-name="preto" calcext:value="=1" calcext:base-cell-address="Planilha1.A46"/>
            <calcext:condition calcext:apply-style-name="Branco" calcext:value="=0" calcext:base-cell-address="Planilha1.A46"/>
          </calcext:conditional-format>
          <calcext:conditional-format calcext:target-range-address="Planilha1.B46:Planilha1.B46">
            <calcext:condition calcext:apply-style-name="preto" calcext:value="=1" calcext:base-cell-address="Planilha1.B46"/>
            <calcext:condition calcext:apply-style-name="Branco" calcext:value="=0" calcext:base-cell-address="Planilha1.B46"/>
          </calcext:conditional-format>
          <calcext:conditional-format calcext:target-range-address="Planilha1.C46:Planilha1.C46">
            <calcext:condition calcext:apply-style-name="preto" calcext:value="=1" calcext:base-cell-address="Planilha1.C46"/>
            <calcext:condition calcext:apply-style-name="Branco" calcext:value="=0" calcext:base-cell-address="Planilha1.C46"/>
          </calcext:conditional-format>
          <calcext:conditional-format calcext:target-range-address="Planilha1.D46:Planilha1.D46">
            <calcext:condition calcext:apply-style-name="preto" calcext:value="=1" calcext:base-cell-address="Planilha1.D46"/>
            <calcext:condition calcext:apply-style-name="Branco" calcext:value="=0" calcext:base-cell-address="Planilha1.D46"/>
          </calcext:conditional-format>
          <calcext:conditional-format calcext:target-range-address="Planilha1.E46:Planilha1.E46">
            <calcext:condition calcext:apply-style-name="preto" calcext:value="=1" calcext:base-cell-address="Planilha1.E46"/>
            <calcext:condition calcext:apply-style-name="Branco" calcext:value="=0" calcext:base-cell-address="Planilha1.E46"/>
          </calcext:conditional-format>
          <calcext:conditional-format calcext:target-range-address="Planilha1.F46:Planilha1.F46">
            <calcext:condition calcext:apply-style-name="preto" calcext:value="=1" calcext:base-cell-address="Planilha1.F46"/>
            <calcext:condition calcext:apply-style-name="Branco" calcext:value="=0" calcext:base-cell-address="Planilha1.F46"/>
          </calcext:conditional-format>
          <calcext:conditional-format calcext:target-range-address="Planilha1.G46:Planilha1.G46">
            <calcext:condition calcext:apply-style-name="preto" calcext:value="=1" calcext:base-cell-address="Planilha1.G46"/>
            <calcext:condition calcext:apply-style-name="Branco" calcext:value="=0" calcext:base-cell-address="Planilha1.G46"/>
          </calcext:conditional-format>
          <calcext:conditional-format calcext:target-range-address="Planilha1.H46:Planilha1.H46">
            <calcext:condition calcext:apply-style-name="preto" calcext:value="=1" calcext:base-cell-address="Planilha1.H46"/>
            <calcext:condition calcext:apply-style-name="Branco" calcext:value="=0" calcext:base-cell-address="Planilha1.H46"/>
          </calcext:conditional-format>
          <calcext:conditional-format calcext:target-range-address="Planilha1.I46:Planilha1.I46">
            <calcext:condition calcext:apply-style-name="preto" calcext:value="=1" calcext:base-cell-address="Planilha1.I46"/>
            <calcext:condition calcext:apply-style-name="Branco" calcext:value="=0" calcext:base-cell-address="Planilha1.I46"/>
          </calcext:conditional-format>
          <calcext:conditional-format calcext:target-range-address="Planilha1.J46:Planilha1.J46">
            <calcext:condition calcext:apply-style-name="preto" calcext:value="=1" calcext:base-cell-address="Planilha1.J46"/>
            <calcext:condition calcext:apply-style-name="Branco" calcext:value="=0" calcext:base-cell-address="Planilha1.J46"/>
          </calcext:conditional-format>
          <calcext:conditional-format calcext:target-range-address="Planilha1.K46:Planilha1.K46">
            <calcext:condition calcext:apply-style-name="preto" calcext:value="=1" calcext:base-cell-address="Planilha1.K46"/>
            <calcext:condition calcext:apply-style-name="Branco" calcext:value="=0" calcext:base-cell-address="Planilha1.K46"/>
          </calcext:conditional-format>
          <calcext:conditional-format calcext:target-range-address="Planilha1.L46:Planilha1.L46">
            <calcext:condition calcext:apply-style-name="preto" calcext:value="=1" calcext:base-cell-address="Planilha1.L46"/>
            <calcext:condition calcext:apply-style-name="Branco" calcext:value="=0" calcext:base-cell-address="Planilha1.L46"/>
          </calcext:conditional-format>
          <calcext:conditional-format calcext:target-range-address="Planilha1.M46:Planilha1.M46">
            <calcext:condition calcext:apply-style-name="preto" calcext:value="=1" calcext:base-cell-address="Planilha1.M46"/>
            <calcext:condition calcext:apply-style-name="Branco" calcext:value="=0" calcext:base-cell-address="Planilha1.M46"/>
          </calcext:conditional-format>
          <calcext:conditional-format calcext:target-range-address="Planilha1.N46:Planilha1.N46">
            <calcext:condition calcext:apply-style-name="preto" calcext:value="=1" calcext:base-cell-address="Planilha1.N46"/>
            <calcext:condition calcext:apply-style-name="Branco" calcext:value="=0" calcext:base-cell-address="Planilha1.N46"/>
          </calcext:conditional-format>
          <calcext:conditional-format calcext:target-range-address="Planilha1.O46:Planilha1.O46">
            <calcext:condition calcext:apply-style-name="preto" calcext:value="=1" calcext:base-cell-address="Planilha1.O46"/>
            <calcext:condition calcext:apply-style-name="Branco" calcext:value="=0" calcext:base-cell-address="Planilha1.O46"/>
          </calcext:conditional-format>
          <calcext:conditional-format calcext:target-range-address="Planilha1.P46:Planilha1.P46">
            <calcext:condition calcext:apply-style-name="preto" calcext:value="=1" calcext:base-cell-address="Planilha1.P46"/>
            <calcext:condition calcext:apply-style-name="Branco" calcext:value="=0" calcext:base-cell-address="Planilha1.P46"/>
          </calcext:conditional-format>
          <calcext:conditional-format calcext:target-range-address="Planilha1.A47:Planilha1.A47">
            <calcext:condition calcext:apply-style-name="preto" calcext:value="=1" calcext:base-cell-address="Planilha1.A47"/>
            <calcext:condition calcext:apply-style-name="Branco" calcext:value="=0" calcext:base-cell-address="Planilha1.A47"/>
          </calcext:conditional-format>
          <calcext:conditional-format calcext:target-range-address="Planilha1.B47:Planilha1.B47">
            <calcext:condition calcext:apply-style-name="preto" calcext:value="=1" calcext:base-cell-address="Planilha1.B47"/>
            <calcext:condition calcext:apply-style-name="Branco" calcext:value="=0" calcext:base-cell-address="Planilha1.B47"/>
          </calcext:conditional-format>
          <calcext:conditional-format calcext:target-range-address="Planilha1.C47:Planilha1.C47">
            <calcext:condition calcext:apply-style-name="preto" calcext:value="=1" calcext:base-cell-address="Planilha1.C47"/>
            <calcext:condition calcext:apply-style-name="Branco" calcext:value="=0" calcext:base-cell-address="Planilha1.C47"/>
          </calcext:conditional-format>
          <calcext:conditional-format calcext:target-range-address="Planilha1.D47:Planilha1.D47">
            <calcext:condition calcext:apply-style-name="preto" calcext:value="=1" calcext:base-cell-address="Planilha1.D47"/>
            <calcext:condition calcext:apply-style-name="Branco" calcext:value="=0" calcext:base-cell-address="Planilha1.D47"/>
          </calcext:conditional-format>
          <calcext:conditional-format calcext:target-range-address="Planilha1.E47:Planilha1.E47">
            <calcext:condition calcext:apply-style-name="preto" calcext:value="=1" calcext:base-cell-address="Planilha1.E47"/>
            <calcext:condition calcext:apply-style-name="Branco" calcext:value="=0" calcext:base-cell-address="Planilha1.E47"/>
          </calcext:conditional-format>
          <calcext:conditional-format calcext:target-range-address="Planilha1.F47:Planilha1.F47">
            <calcext:condition calcext:apply-style-name="preto" calcext:value="=1" calcext:base-cell-address="Planilha1.F47"/>
            <calcext:condition calcext:apply-style-name="Branco" calcext:value="=0" calcext:base-cell-address="Planilha1.F47"/>
          </calcext:conditional-format>
          <calcext:conditional-format calcext:target-range-address="Planilha1.G47:Planilha1.G47">
            <calcext:condition calcext:apply-style-name="preto" calcext:value="=1" calcext:base-cell-address="Planilha1.G47"/>
            <calcext:condition calcext:apply-style-name="Branco" calcext:value="=0" calcext:base-cell-address="Planilha1.G47"/>
          </calcext:conditional-format>
          <calcext:conditional-format calcext:target-range-address="Planilha1.H47:Planilha1.H47">
            <calcext:condition calcext:apply-style-name="preto" calcext:value="=1" calcext:base-cell-address="Planilha1.H47"/>
            <calcext:condition calcext:apply-style-name="Branco" calcext:value="=0" calcext:base-cell-address="Planilha1.H47"/>
          </calcext:conditional-format>
          <calcext:conditional-format calcext:target-range-address="Planilha1.I47:Planilha1.I47">
            <calcext:condition calcext:apply-style-name="preto" calcext:value="=1" calcext:base-cell-address="Planilha1.I47"/>
            <calcext:condition calcext:apply-style-name="Branco" calcext:value="=0" calcext:base-cell-address="Planilha1.I47"/>
          </calcext:conditional-format>
          <calcext:conditional-format calcext:target-range-address="Planilha1.J47:Planilha1.J47">
            <calcext:condition calcext:apply-style-name="preto" calcext:value="=1" calcext:base-cell-address="Planilha1.J47"/>
            <calcext:condition calcext:apply-style-name="Branco" calcext:value="=0" calcext:base-cell-address="Planilha1.J47"/>
          </calcext:conditional-format>
          <calcext:conditional-format calcext:target-range-address="Planilha1.K47:Planilha1.K47">
            <calcext:condition calcext:apply-style-name="preto" calcext:value="=1" calcext:base-cell-address="Planilha1.K47"/>
            <calcext:condition calcext:apply-style-name="Branco" calcext:value="=0" calcext:base-cell-address="Planilha1.K47"/>
          </calcext:conditional-format>
          <calcext:conditional-format calcext:target-range-address="Planilha1.L47:Planilha1.L47">
            <calcext:condition calcext:apply-style-name="preto" calcext:value="=1" calcext:base-cell-address="Planilha1.L47"/>
            <calcext:condition calcext:apply-style-name="Branco" calcext:value="=0" calcext:base-cell-address="Planilha1.L47"/>
          </calcext:conditional-format>
          <calcext:conditional-format calcext:target-range-address="Planilha1.M47:Planilha1.M47">
            <calcext:condition calcext:apply-style-name="preto" calcext:value="=1" calcext:base-cell-address="Planilha1.M47"/>
            <calcext:condition calcext:apply-style-name="Branco" calcext:value="=0" calcext:base-cell-address="Planilha1.M47"/>
          </calcext:conditional-format>
          <calcext:conditional-format calcext:target-range-address="Planilha1.N47:Planilha1.N47">
            <calcext:condition calcext:apply-style-name="preto" calcext:value="=1" calcext:base-cell-address="Planilha1.N47"/>
            <calcext:condition calcext:apply-style-name="Branco" calcext:value="=0" calcext:base-cell-address="Planilha1.N47"/>
          </calcext:conditional-format>
          <calcext:conditional-format calcext:target-range-address="Planilha1.O47:Planilha1.O47">
            <calcext:condition calcext:apply-style-name="preto" calcext:value="=1" calcext:base-cell-address="Planilha1.O47"/>
            <calcext:condition calcext:apply-style-name="Branco" calcext:value="=0" calcext:base-cell-address="Planilha1.O47"/>
          </calcext:conditional-format>
          <calcext:conditional-format calcext:target-range-address="Planilha1.P47:Planilha1.P47">
            <calcext:condition calcext:apply-style-name="preto" calcext:value="=1" calcext:base-cell-address="Planilha1.P47"/>
            <calcext:condition calcext:apply-style-name="Branco" calcext:value="=0" calcext:base-cell-address="Planilha1.P47"/>
          </calcext:conditional-format>
          <calcext:conditional-format calcext:target-range-address="Planilha1.A48:Planilha1.A48">
            <calcext:condition calcext:apply-style-name="preto" calcext:value="=1" calcext:base-cell-address="Planilha1.A48"/>
            <calcext:condition calcext:apply-style-name="Branco" calcext:value="=0" calcext:base-cell-address="Planilha1.A48"/>
          </calcext:conditional-format>
          <calcext:conditional-format calcext:target-range-address="Planilha1.B48:Planilha1.B48">
            <calcext:condition calcext:apply-style-name="preto" calcext:value="=1" calcext:base-cell-address="Planilha1.B48"/>
            <calcext:condition calcext:apply-style-name="Branco" calcext:value="=0" calcext:base-cell-address="Planilha1.B48"/>
          </calcext:conditional-format>
          <calcext:conditional-format calcext:target-range-address="Planilha1.C48:Planilha1.C48">
            <calcext:condition calcext:apply-style-name="preto" calcext:value="=1" calcext:base-cell-address="Planilha1.C48"/>
            <calcext:condition calcext:apply-style-name="Branco" calcext:value="=0" calcext:base-cell-address="Planilha1.C48"/>
          </calcext:conditional-format>
          <calcext:conditional-format calcext:target-range-address="Planilha1.D48:Planilha1.D48">
            <calcext:condition calcext:apply-style-name="preto" calcext:value="=1" calcext:base-cell-address="Planilha1.D48"/>
            <calcext:condition calcext:apply-style-name="Branco" calcext:value="=0" calcext:base-cell-address="Planilha1.D48"/>
          </calcext:conditional-format>
          <calcext:conditional-format calcext:target-range-address="Planilha1.E48:Planilha1.E48">
            <calcext:condition calcext:apply-style-name="preto" calcext:value="=1" calcext:base-cell-address="Planilha1.E48"/>
            <calcext:condition calcext:apply-style-name="Branco" calcext:value="=0" calcext:base-cell-address="Planilha1.E48"/>
          </calcext:conditional-format>
          <calcext:conditional-format calcext:target-range-address="Planilha1.F48:Planilha1.F48">
            <calcext:condition calcext:apply-style-name="preto" calcext:value="=1" calcext:base-cell-address="Planilha1.F48"/>
            <calcext:condition calcext:apply-style-name="Branco" calcext:value="=0" calcext:base-cell-address="Planilha1.F48"/>
          </calcext:conditional-format>
          <calcext:conditional-format calcext:target-range-address="Planilha1.G48:Planilha1.G48">
            <calcext:condition calcext:apply-style-name="preto" calcext:value="=1" calcext:base-cell-address="Planilha1.G48"/>
            <calcext:condition calcext:apply-style-name="Branco" calcext:value="=0" calcext:base-cell-address="Planilha1.G48"/>
          </calcext:conditional-format>
          <calcext:conditional-format calcext:target-range-address="Planilha1.H48:Planilha1.H48">
            <calcext:condition calcext:apply-style-name="preto" calcext:value="=1" calcext:base-cell-address="Planilha1.H48"/>
            <calcext:condition calcext:apply-style-name="Branco" calcext:value="=0" calcext:base-cell-address="Planilha1.H48"/>
          </calcext:conditional-format>
          <calcext:conditional-format calcext:target-range-address="Planilha1.I48:Planilha1.I48">
            <calcext:condition calcext:apply-style-name="preto" calcext:value="=1" calcext:base-cell-address="Planilha1.I48"/>
            <calcext:condition calcext:apply-style-name="Branco" calcext:value="=0" calcext:base-cell-address="Planilha1.I48"/>
          </calcext:conditional-format>
          <calcext:conditional-format calcext:target-range-address="Planilha1.J48:Planilha1.J48">
            <calcext:condition calcext:apply-style-name="preto" calcext:value="=1" calcext:base-cell-address="Planilha1.J48"/>
            <calcext:condition calcext:apply-style-name="Branco" calcext:value="=0" calcext:base-cell-address="Planilha1.J48"/>
          </calcext:conditional-format>
          <calcext:conditional-format calcext:target-range-address="Planilha1.K48:Planilha1.K48">
            <calcext:condition calcext:apply-style-name="preto" calcext:value="=1" calcext:base-cell-address="Planilha1.K48"/>
            <calcext:condition calcext:apply-style-name="Branco" calcext:value="=0" calcext:base-cell-address="Planilha1.K48"/>
          </calcext:conditional-format>
          <calcext:conditional-format calcext:target-range-address="Planilha1.L48:Planilha1.L48">
            <calcext:condition calcext:apply-style-name="preto" calcext:value="=1" calcext:base-cell-address="Planilha1.L48"/>
            <calcext:condition calcext:apply-style-name="Branco" calcext:value="=0" calcext:base-cell-address="Planilha1.L48"/>
          </calcext:conditional-format>
          <calcext:conditional-format calcext:target-range-address="Planilha1.M48:Planilha1.M48">
            <calcext:condition calcext:apply-style-name="preto" calcext:value="=1" calcext:base-cell-address="Planilha1.M48"/>
            <calcext:condition calcext:apply-style-name="Branco" calcext:value="=0" calcext:base-cell-address="Planilha1.M48"/>
          </calcext:conditional-format>
          <calcext:conditional-format calcext:target-range-address="Planilha1.N48:Planilha1.N48">
            <calcext:condition calcext:apply-style-name="preto" calcext:value="=1" calcext:base-cell-address="Planilha1.N48"/>
            <calcext:condition calcext:apply-style-name="Branco" calcext:value="=0" calcext:base-cell-address="Planilha1.N48"/>
          </calcext:conditional-format>
          <calcext:conditional-format calcext:target-range-address="Planilha1.O48:Planilha1.O48">
            <calcext:condition calcext:apply-style-name="preto" calcext:value="=1" calcext:base-cell-address="Planilha1.O48"/>
            <calcext:condition calcext:apply-style-name="Branco" calcext:value="=0" calcext:base-cell-address="Planilha1.O48"/>
          </calcext:conditional-format>
          <calcext:conditional-format calcext:target-range-address="Planilha1.P48:Planilha1.P48">
            <calcext:condition calcext:apply-style-name="preto" calcext:value="=1" calcext:base-cell-address="Planilha1.P48"/>
            <calcext:condition calcext:apply-style-name="Branco" calcext:value="=0" calcext:base-cell-address="Planilha1.P48"/>
          </calcext:conditional-format>
          <calcext:conditional-format calcext:target-range-address="Planilha1.A49:Planilha1.A49">
            <calcext:condition calcext:apply-style-name="preto" calcext:value="=1" calcext:base-cell-address="Planilha1.A49"/>
            <calcext:condition calcext:apply-style-name="Branco" calcext:value="=0" calcext:base-cell-address="Planilha1.A49"/>
          </calcext:conditional-format>
          <calcext:conditional-format calcext:target-range-address="Planilha1.B49:Planilha1.B49">
            <calcext:condition calcext:apply-style-name="preto" calcext:value="=1" calcext:base-cell-address="Planilha1.B49"/>
            <calcext:condition calcext:apply-style-name="Branco" calcext:value="=0" calcext:base-cell-address="Planilha1.B49"/>
          </calcext:conditional-format>
          <calcext:conditional-format calcext:target-range-address="Planilha1.C49:Planilha1.C49">
            <calcext:condition calcext:apply-style-name="preto" calcext:value="=1" calcext:base-cell-address="Planilha1.C49"/>
            <calcext:condition calcext:apply-style-name="Branco" calcext:value="=0" calcext:base-cell-address="Planilha1.C49"/>
          </calcext:conditional-format>
          <calcext:conditional-format calcext:target-range-address="Planilha1.D49:Planilha1.D49">
            <calcext:condition calcext:apply-style-name="preto" calcext:value="=1" calcext:base-cell-address="Planilha1.D49"/>
            <calcext:condition calcext:apply-style-name="Branco" calcext:value="=0" calcext:base-cell-address="Planilha1.D49"/>
          </calcext:conditional-format>
          <calcext:conditional-format calcext:target-range-address="Planilha1.E49:Planilha1.E49">
            <calcext:condition calcext:apply-style-name="preto" calcext:value="=1" calcext:base-cell-address="Planilha1.E49"/>
            <calcext:condition calcext:apply-style-name="Branco" calcext:value="=0" calcext:base-cell-address="Planilha1.E49"/>
          </calcext:conditional-format>
          <calcext:conditional-format calcext:target-range-address="Planilha1.F49:Planilha1.F49">
            <calcext:condition calcext:apply-style-name="preto" calcext:value="=1" calcext:base-cell-address="Planilha1.F49"/>
            <calcext:condition calcext:apply-style-name="Branco" calcext:value="=0" calcext:base-cell-address="Planilha1.F49"/>
          </calcext:conditional-format>
          <calcext:conditional-format calcext:target-range-address="Planilha1.G49:Planilha1.G49">
            <calcext:condition calcext:apply-style-name="preto" calcext:value="=1" calcext:base-cell-address="Planilha1.G49"/>
            <calcext:condition calcext:apply-style-name="Branco" calcext:value="=0" calcext:base-cell-address="Planilha1.G49"/>
          </calcext:conditional-format>
          <calcext:conditional-format calcext:target-range-address="Planilha1.H49:Planilha1.H49">
            <calcext:condition calcext:apply-style-name="preto" calcext:value="=1" calcext:base-cell-address="Planilha1.H49"/>
            <calcext:condition calcext:apply-style-name="Branco" calcext:value="=0" calcext:base-cell-address="Planilha1.H49"/>
          </calcext:conditional-format>
          <calcext:conditional-format calcext:target-range-address="Planilha1.I49:Planilha1.I49">
            <calcext:condition calcext:apply-style-name="preto" calcext:value="=1" calcext:base-cell-address="Planilha1.I49"/>
            <calcext:condition calcext:apply-style-name="Branco" calcext:value="=0" calcext:base-cell-address="Planilha1.I49"/>
          </calcext:conditional-format>
          <calcext:conditional-format calcext:target-range-address="Planilha1.J49:Planilha1.J49">
            <calcext:condition calcext:apply-style-name="preto" calcext:value="=1" calcext:base-cell-address="Planilha1.J49"/>
            <calcext:condition calcext:apply-style-name="Branco" calcext:value="=0" calcext:base-cell-address="Planilha1.J49"/>
          </calcext:conditional-format>
          <calcext:conditional-format calcext:target-range-address="Planilha1.K49:Planilha1.K49">
            <calcext:condition calcext:apply-style-name="preto" calcext:value="=1" calcext:base-cell-address="Planilha1.K49"/>
            <calcext:condition calcext:apply-style-name="Branco" calcext:value="=0" calcext:base-cell-address="Planilha1.K49"/>
          </calcext:conditional-format>
          <calcext:conditional-format calcext:target-range-address="Planilha1.L49:Planilha1.L49">
            <calcext:condition calcext:apply-style-name="preto" calcext:value="=1" calcext:base-cell-address="Planilha1.L49"/>
            <calcext:condition calcext:apply-style-name="Branco" calcext:value="=0" calcext:base-cell-address="Planilha1.L49"/>
          </calcext:conditional-format>
          <calcext:conditional-format calcext:target-range-address="Planilha1.M49:Planilha1.M49">
            <calcext:condition calcext:apply-style-name="preto" calcext:value="=1" calcext:base-cell-address="Planilha1.M49"/>
            <calcext:condition calcext:apply-style-name="Branco" calcext:value="=0" calcext:base-cell-address="Planilha1.M49"/>
          </calcext:conditional-format>
          <calcext:conditional-format calcext:target-range-address="Planilha1.N49:Planilha1.N49">
            <calcext:condition calcext:apply-style-name="preto" calcext:value="=1" calcext:base-cell-address="Planilha1.N49"/>
            <calcext:condition calcext:apply-style-name="Branco" calcext:value="=0" calcext:base-cell-address="Planilha1.N49"/>
          </calcext:conditional-format>
          <calcext:conditional-format calcext:target-range-address="Planilha1.O49:Planilha1.O49">
            <calcext:condition calcext:apply-style-name="preto" calcext:value="=1" calcext:base-cell-address="Planilha1.O49"/>
            <calcext:condition calcext:apply-style-name="Branco" calcext:value="=0" calcext:base-cell-address="Planilha1.O49"/>
          </calcext:conditional-format>
          <calcext:conditional-format calcext:target-range-address="Planilha1.P49:Planilha1.P49">
            <calcext:condition calcext:apply-style-name="preto" calcext:value="=1" calcext:base-cell-address="Planilha1.P49"/>
            <calcext:condition calcext:apply-style-name="Branco" calcext:value="=0" calcext:base-cell-address="Planilha1.P49"/>
          </calcext:conditional-format>
          <calcext:conditional-format calcext:target-range-address="Planilha1.A50:Planilha1.A50">
            <calcext:condition calcext:apply-style-name="preto" calcext:value="=1" calcext:base-cell-address="Planilha1.A50"/>
            <calcext:condition calcext:apply-style-name="Branco" calcext:value="=0" calcext:base-cell-address="Planilha1.A50"/>
          </calcext:conditional-format>
          <calcext:conditional-format calcext:target-range-address="Planilha1.B50:Planilha1.B50">
            <calcext:condition calcext:apply-style-name="preto" calcext:value="=1" calcext:base-cell-address="Planilha1.B50"/>
            <calcext:condition calcext:apply-style-name="Branco" calcext:value="=0" calcext:base-cell-address="Planilha1.B50"/>
          </calcext:conditional-format>
          <calcext:conditional-format calcext:target-range-address="Planilha1.C50:Planilha1.C50">
            <calcext:condition calcext:apply-style-name="preto" calcext:value="=1" calcext:base-cell-address="Planilha1.C50"/>
            <calcext:condition calcext:apply-style-name="Branco" calcext:value="=0" calcext:base-cell-address="Planilha1.C50"/>
          </calcext:conditional-format>
          <calcext:conditional-format calcext:target-range-address="Planilha1.D50:Planilha1.D50">
            <calcext:condition calcext:apply-style-name="preto" calcext:value="=1" calcext:base-cell-address="Planilha1.D50"/>
            <calcext:condition calcext:apply-style-name="Branco" calcext:value="=0" calcext:base-cell-address="Planilha1.D50"/>
          </calcext:conditional-format>
          <calcext:conditional-format calcext:target-range-address="Planilha1.E50:Planilha1.E50">
            <calcext:condition calcext:apply-style-name="preto" calcext:value="=1" calcext:base-cell-address="Planilha1.E50"/>
            <calcext:condition calcext:apply-style-name="Branco" calcext:value="=0" calcext:base-cell-address="Planilha1.E50"/>
          </calcext:conditional-format>
          <calcext:conditional-format calcext:target-range-address="Planilha1.F50:Planilha1.F50">
            <calcext:condition calcext:apply-style-name="preto" calcext:value="=1" calcext:base-cell-address="Planilha1.F50"/>
            <calcext:condition calcext:apply-style-name="Branco" calcext:value="=0" calcext:base-cell-address="Planilha1.F50"/>
          </calcext:conditional-format>
          <calcext:conditional-format calcext:target-range-address="Planilha1.G50:Planilha1.G50">
            <calcext:condition calcext:apply-style-name="preto" calcext:value="=1" calcext:base-cell-address="Planilha1.G50"/>
            <calcext:condition calcext:apply-style-name="Branco" calcext:value="=0" calcext:base-cell-address="Planilha1.G50"/>
          </calcext:conditional-format>
          <calcext:conditional-format calcext:target-range-address="Planilha1.H50:Planilha1.H50">
            <calcext:condition calcext:apply-style-name="preto" calcext:value="=1" calcext:base-cell-address="Planilha1.H50"/>
            <calcext:condition calcext:apply-style-name="Branco" calcext:value="=0" calcext:base-cell-address="Planilha1.H50"/>
          </calcext:conditional-format>
          <calcext:conditional-format calcext:target-range-address="Planilha1.I50:Planilha1.I50">
            <calcext:condition calcext:apply-style-name="preto" calcext:value="=1" calcext:base-cell-address="Planilha1.I50"/>
            <calcext:condition calcext:apply-style-name="Branco" calcext:value="=0" calcext:base-cell-address="Planilha1.I50"/>
          </calcext:conditional-format>
          <calcext:conditional-format calcext:target-range-address="Planilha1.J50:Planilha1.J50">
            <calcext:condition calcext:apply-style-name="preto" calcext:value="=1" calcext:base-cell-address="Planilha1.J50"/>
            <calcext:condition calcext:apply-style-name="Branco" calcext:value="=0" calcext:base-cell-address="Planilha1.J50"/>
          </calcext:conditional-format>
          <calcext:conditional-format calcext:target-range-address="Planilha1.K50:Planilha1.K50">
            <calcext:condition calcext:apply-style-name="preto" calcext:value="=1" calcext:base-cell-address="Planilha1.K50"/>
            <calcext:condition calcext:apply-style-name="Branco" calcext:value="=0" calcext:base-cell-address="Planilha1.K50"/>
          </calcext:conditional-format>
          <calcext:conditional-format calcext:target-range-address="Planilha1.L50:Planilha1.L50">
            <calcext:condition calcext:apply-style-name="preto" calcext:value="=1" calcext:base-cell-address="Planilha1.L50"/>
            <calcext:condition calcext:apply-style-name="Branco" calcext:value="=0" calcext:base-cell-address="Planilha1.L50"/>
          </calcext:conditional-format>
          <calcext:conditional-format calcext:target-range-address="Planilha1.M50:Planilha1.M50">
            <calcext:condition calcext:apply-style-name="preto" calcext:value="=1" calcext:base-cell-address="Planilha1.M50"/>
            <calcext:condition calcext:apply-style-name="Branco" calcext:value="=0" calcext:base-cell-address="Planilha1.M50"/>
          </calcext:conditional-format>
          <calcext:conditional-format calcext:target-range-address="Planilha1.N50:Planilha1.N50">
            <calcext:condition calcext:apply-style-name="preto" calcext:value="=1" calcext:base-cell-address="Planilha1.N50"/>
            <calcext:condition calcext:apply-style-name="Branco" calcext:value="=0" calcext:base-cell-address="Planilha1.N50"/>
          </calcext:conditional-format>
          <calcext:conditional-format calcext:target-range-address="Planilha1.O50:Planilha1.O50">
            <calcext:condition calcext:apply-style-name="preto" calcext:value="=1" calcext:base-cell-address="Planilha1.O50"/>
            <calcext:condition calcext:apply-style-name="Branco" calcext:value="=0" calcext:base-cell-address="Planilha1.O50"/>
          </calcext:conditional-format>
          <calcext:conditional-format calcext:target-range-address="Planilha1.P50:Planilha1.P50">
            <calcext:condition calcext:apply-style-name="preto" calcext:value="=1" calcext:base-cell-address="Planilha1.P50"/>
            <calcext:condition calcext:apply-style-name="Branco" calcext:value="=0" calcext:base-cell-address="Planilha1.P50"/>
          </calcext:conditional-format>
        </calcext:conditional-formats>
      </table:table>
      <table:table table:name="Planilh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eto" style:family="table-cell" style:parent-style-name="Default">
      <style:table-cell-properties fo:background-color="#000000"/>
    </style:style>
    <style:style style:name="Sem_20_título1" style:display-name="Sem título1" style:family="table-cell" style:parent-style-name="Default">
      <style:table-cell-properties fo:background-color="#000000"/>
    </style:style>
    <style:style style:name="Branco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/00/0000</text:date>, <text:time style:data-style-name="N2" text:time-value="15:00:20.68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José Viana</meta:initial-creator>
    <meta:creation-date>2015-01-11T00:19:12.20</meta:creation-date>
    <dc:date>2015-01-11T15:30:22.890000000</dc:date>
    <dc:creator>Daniel José Viana</dc:creator>
    <meta:editing-duration>PT1H25M26S</meta:editing-duration>
    <meta:editing-cycles>3</meta:editing-cycles>
    <meta:generator>LibreOffice/4.2.6.3$Windows_x86 LibreOffice_project/3fd416d4c6db7d3204c17ce57a1d70f6e531ee21</meta:generator>
    <meta:document-statistic meta:table-count="3" meta:cell-count="674" meta:object-count="0"/>
  </office:meta>
</office:document-meta>
</file>